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Pictures/100000010000000100000001D9E7FAF9D5F2FF47.png" manifest:media-type="image/png"/>
  <manifest:file-entry manifest:full-path="Pictures/100006DB0000001A0000001A5F65D0F1D68A43AC.svg" manifest:media-type="image/svg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3" style:family="table">
      <style:table-properties style:width="17.602cm" fo:margin-left="0cm" table:align="left"/>
    </style:style>
    <style:style style:name="Table3.A" style:family="table-column">
      <style:table-column-properties style:column-width="3.113cm"/>
    </style:style>
    <style:style style:name="Table3.B" style:family="table-column">
      <style:table-column-properties style:column-width="3.009cm"/>
    </style:style>
    <style:style style:name="Table3.C" style:family="table-column">
      <style:table-column-properties style:column-width="11.479cm"/>
    </style:style>
    <style:style style:name="Table3.A1" style:family="table-cell">
      <style:table-cell-properties fo:padding="0.097cm" fo:border-left="none" fo:border-right="none" fo:border-top="0.5pt solid #000000" fo:border-bottom="0.5pt solid #000000"/>
    </style:style>
    <style:style style:name="Table3.A2" style:family="table-cell">
      <style:table-cell-properties fo:padding="0.049cm" fo:border="none"/>
    </style:style>
    <style:style style:name="Table3.A3" style:family="table-cell">
      <style:table-cell-properties fo:padding="0.097cm" fo:border="none"/>
    </style:style>
    <style:style style:name="Table3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officeooo:rsid="004d6b9b" officeooo:paragraph-rsid="004d6b9b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text-properties style:font-name="Liberation Sans" fo:font-size="10pt" officeooo:rsid="00174d15" officeooo:paragraph-rsid="000dcd2c" style:font-size-asian="10pt" style:font-size-complex="10pt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174d15" officeooo:paragraph-rsid="000dcd2c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6990d5" officeooo:paragraph-rsid="000dcd2c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11b52e" officeooo:paragraph-rsid="0011b52e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Liberation Sans" fo:font-size="10pt" fo:font-style="normal" officeooo:rsid="006990d5" officeooo:paragraph-rsid="0010263b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iberation Sans" fo:font-size="11pt" fo:font-weight="normal" officeooo:rsid="004cebea" officeooo:paragraph-rsid="000dcd2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11pt" officeooo:paragraph-rsid="005afb23" style:font-size-asian="11pt" style:font-size-complex="11pt"/>
    </style:style>
    <style:style style:name="P10" style:family="paragraph" style:parent-style-name="Text_20_body">
      <style:text-properties style:font-name="Liberation Sans" fo:font-size="11pt" officeooo:paragraph-rsid="0042885b" style:font-size-asian="11pt" style:font-size-complex="11pt"/>
    </style:style>
    <style:style style:name="P11" style:family="paragraph" style:parent-style-name="Text_20_body">
      <style:text-properties style:font-name="Liberation Sans" fo:font-size="11pt" officeooo:paragraph-rsid="00474661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15%"/>
      <style:text-properties style:font-name="Liberation Sans" fo:font-size="11pt" officeooo:paragraph-rsid="00b6c89d" style:font-size-asian="11pt" style:font-size-complex="11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15%"/>
      <style:text-properties style:font-name="Liberation Sans" fo:font-size="11pt" officeooo:paragraph-rsid="00b6c89d" style:font-size-asian="11pt" style:font-size-complex="11pt"/>
    </style:style>
    <style:style style:name="P14" style:family="paragraph" style:parent-style-name="Standard">
      <style:paragraph-properties fo:line-height="115%"/>
      <style:text-properties style:font-name="Liberation Sans" fo:font-size="11pt" officeooo:paragraph-rsid="00ed43da" style:font-size-asian="11pt" style:font-size-complex="11pt"/>
    </style:style>
    <style:style style:name="P15" style:family="paragraph" style:parent-style-name="Standard">
      <style:paragraph-properties fo:line-height="115%"/>
      <style:text-properties style:font-name="Liberation Sans" fo:font-size="11pt" officeooo:rsid="006827a3" officeooo:paragraph-rsid="0108e619" style:font-size-asian="11pt" style:font-size-complex="11pt"/>
    </style:style>
    <style:style style:name="P16" style:family="paragraph" style:parent-style-name="Text_20_body">
      <style:text-properties style:font-name="Liberation Sans" fo:font-size="11pt" officeooo:paragraph-rsid="012f0be4" style:font-size-asian="11pt" style:font-size-complex="11pt"/>
    </style:style>
    <style:style style:name="P17" style:family="paragraph" style:parent-style-name="Text_20_body">
      <style:paragraph-properties fo:margin-left="0cm" fo:margin-right="0cm" fo:line-height="115%" fo:orphans="2" fo:widows="2" fo:text-indent="0cm" style:auto-text-indent="false"/>
      <style:text-properties style:font-name="Liberation Sans" fo:font-size="11pt" officeooo:rsid="0027db10" officeooo:paragraph-rsid="017fc93c" style:font-size-asian="11pt" style:font-size-complex="11pt"/>
    </style:style>
    <style:style style:name="P18" style:family="paragraph" style:parent-style-name="Text_20_body">
      <loext:graphic-properties draw:fill-hatch-name="hatch"/>
      <style:paragraph-properties fo:margin-left="0cm" fo:margin-right="0cm" fo:line-height="115%" fo:orphans="2" fo:widows="2" fo:text-indent="0cm" style:auto-text-indent="false"/>
      <style:text-properties style:font-name="Liberation Sans" fo:font-size="11pt" officeooo:rsid="0027db10" officeooo:paragraph-rsid="0178ff0e" style:font-size-asian="11pt" style:font-size-complex="11pt"/>
    </style:style>
    <style:style style:name="P19" style:family="paragraph" style:parent-style-name="Contents_20_Heading">
      <style:text-properties style:font-name="Liberation Sans" fo:font-size="11pt" style:font-size-asian="11pt" style:font-size-complex="11pt"/>
    </style:style>
    <style:style style:name="P20" style:family="paragraph" style:parent-style-name="Standard">
      <style:paragraph-properties fo:line-height="115%"/>
      <style:text-properties style:font-name="Liberation Sans" fo:font-size="11pt" fo:language="es" fo:country="ES" officeooo:rsid="006c29cf" officeooo:paragraph-rsid="0108e619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15%"/>
      <style:text-properties style:font-name="Liberation Sans" fo:font-size="11pt" officeooo:paragraph-rsid="01955d58"/>
    </style:style>
    <style:style style:name="P22" style:family="paragraph" style:parent-style-name="Table_20_Contents">
      <style:text-properties fo:color="#808080" loext:opacity="100%" style:font-name="Liberation Mono1" fo:font-size="9pt" officeooo:rsid="010c8a14" officeooo:paragraph-rsid="000dcd2c" style:font-size-asian="9pt" style:font-size-complex="9pt"/>
    </style:style>
    <style:style style:name="P23" style:family="paragraph" style:parent-style-name="Table_20_Contents">
      <style:text-properties officeooo:paragraph-rsid="000dcd2c"/>
    </style:style>
    <style:style style:name="P24" style:family="paragraph" style:parent-style-name="Table_20_Contents">
      <style:text-properties officeooo:paragraph-rsid="0011b52e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Mono1" fo:font-size="9pt" officeooo:rsid="00d53ba5" officeooo:paragraph-rsid="005afb23" style:font-size-asian="9pt" style:font-size-complex="9pt"/>
    </style:style>
    <style:style style:name="P27" style:family="paragraph" style:parent-style-name="Text_20_body">
      <style:text-properties style:font-name="Liberation Mono1" fo:font-size="9pt" fo:font-weight="normal" officeooo:paragraph-rsid="005afb23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afb23"/>
    </style:style>
    <style:style style:name="P29" style:family="paragraph" style:parent-style-name="Text_20_body">
      <style:text-properties officeooo:paragraph-rsid="000d802b"/>
    </style:style>
    <style:style style:name="P30" style:family="paragraph" style:parent-style-name="Text_20_body">
      <style:text-properties officeooo:paragraph-rsid="001293b1"/>
    </style:style>
    <style:style style:name="P31" style:family="paragraph" style:parent-style-name="Text_20_body">
      <style:text-properties officeooo:paragraph-rsid="00198c82"/>
    </style:style>
    <style:style style:name="P32" style:family="paragraph" style:parent-style-name="Text_20_body">
      <style:text-properties officeooo:paragraph-rsid="00733f63"/>
    </style:style>
    <style:style style:name="P33" style:family="paragraph" style:parent-style-name="Standard" style:master-page-name="">
      <loext:graphic-properties draw:fill="none"/>
      <style:paragraph-properties fo:margin-left="1cm" fo:margin-right="0cm" fo:line-height="115%" fo:orphans="2" fo:widows="2" fo:text-indent="-1cm" style:auto-text-indent="false" style:page-number="auto" fo:background-color="transparent"/>
      <style:text-properties fo:language="es" fo:country="MX" officeooo:paragraph-rsid="0042b7e0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style:use-window-font-color="true" loext:opacity="0%" style:font-name="Liberation Sans" fo:font-size="11pt" officeooo:paragraph-rsid="005afb23" style:font-size-asian="11pt" style:font-size-complex="11pt"/>
    </style:style>
    <style:style style:name="P37" style:family="paragraph" style:parent-style-name="Preformatted_20_Text">
      <style:text-properties officeooo:paragraph-rsid="00ac0e75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15%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b8490" officeooo:paragraph-rsid="00b6c89d" style:font-size-asian="11pt" style:font-size-complex="11pt"/>
    </style:style>
    <style:style style:name="P39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27db10" officeooo:paragraph-rsid="00eecac6" style:font-size-asian="11pt" style:font-size-complex="11pt"/>
    </style:style>
    <style:style style:name="P40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27db10" officeooo:paragraph-rsid="014a9353" style:font-size-asian="11pt" style:font-size-complex="11pt"/>
    </style:style>
    <style:style style:name="P41" style:family="paragraph" style:parent-style-name="Text_20_body">
      <style:text-properties officeooo:paragraph-rsid="00cb46cb"/>
    </style:style>
    <style:style style:name="P42" style:family="paragraph" style:parent-style-name="Standard">
      <style:paragraph-properties fo:line-height="115%"/>
      <style:text-properties style:text-position="0% 100%" style:font-name="Liberation Sans" fo:font-size="11pt" fo:font-weight="normal" officeooo:rsid="006dc902" officeooo:paragraph-rsid="00ed43da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15%"/>
      <style:text-properties officeooo:paragraph-rsid="01324e6e"/>
    </style:style>
    <style:style style:name="P44" style:family="paragraph" style:parent-style-name="Standard">
      <style:paragraph-properties fo:line-height="115%"/>
      <style:text-properties officeooo:paragraph-rsid="014425eb"/>
    </style:style>
    <style:style style:name="P45" style:family="paragraph" style:parent-style-name="Title">
      <style:paragraph-properties fo:text-align="start" style:justify-single-word="false"/>
      <style:text-properties fo:font-size="18pt" style:font-size-asian="18pt" style:font-size-complex="18pt"/>
    </style:style>
    <style:style style:name="P46" style:family="paragraph" style:parent-style-name="Heading_20_2">
      <style:text-properties fo:font-size="13pt" style:font-size-asian="13pt" style:font-size-complex="13pt"/>
    </style:style>
    <style:style style:name="P47" style:family="paragraph" style:parent-style-name="Preformatted_20_Text">
      <style:paragraph-properties fo:margin-top="0cm" fo:margin-bottom="0.499cm" style:contextual-spacing="false"/>
    </style:style>
    <style:style style:name="P48" style:family="paragraph" style:parent-style-name="Preformatted_20_Text">
      <style:paragraph-properties fo:margin-top="0cm" fo:margin-bottom="0.499cm" style:contextual-spacing="false"/>
      <style:text-properties officeooo:rsid="01ae04e4" officeooo:paragraph-rsid="01ae04e4"/>
    </style:style>
    <style:style style:name="P49" style:family="paragraph" style:parent-style-name="Preformatted_20_Text">
      <loext:graphic-properties draw:fill-hatch-name="hatch"/>
      <style:paragraph-properties fo:margin-top="0cm" fo:margin-bottom="0cm" style:contextual-spacing="true" fo:line-height="100%"/>
      <style:text-properties officeooo:rsid="01ae04e4" officeooo:paragraph-rsid="01ae04e4"/>
    </style:style>
    <style:style style:name="P50" style:family="paragraph" style:parent-style-name="Preformatted_20_Text">
      <loext:graphic-properties draw:fill-hatch-name="hatch"/>
      <style:paragraph-properties fo:margin-top="0cm" fo:margin-bottom="0cm" style:contextual-spacing="true" fo:line-height="100%"/>
      <style:text-properties style:font-name="Liberation Mono" fo:font-size="10pt" officeooo:rsid="01ae04e4" officeooo:paragraph-rsid="01ae04e4" style:font-name-asian="Liberation Mono" style:font-size-asian="10pt" style:font-name-complex="Liberation Mono" style:font-size-complex="10pt"/>
    </style:style>
    <style:style style:name="P51" style:family="paragraph" style:parent-style-name="Heading_20_1">
      <style:text-properties fo:color="#808080" loext:opacity="100%" fo:font-size="14pt" fo:font-weight="normal" style:font-size-asian="14pt" style:font-weight-asian="normal" style:font-size-complex="14pt" style:font-weight-complex="normal"/>
    </style:style>
    <style:style style:name="P52" style:family="paragraph" style:parent-style-name="Heading_20_1">
      <style:text-properties fo:color="#808080" loext:opacity="100%" style:font-name="Liberation Sans" fo:font-size="14pt" fo:font-weight="normal" officeooo:rsid="0018f814" style:font-name-asian="PingFang SC" style:font-size-asian="14pt" style:font-weight-asian="normal" style:font-name-complex="Arial Unicode MS1" style:font-size-complex="14pt" style:font-weight-complex="normal"/>
    </style:style>
    <style:style style:name="P53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1pt" style:font-size-asian="11pt" style:font-size-complex="11pt"/>
    </style:style>
    <style:style style:name="T4" style:family="text">
      <style:text-properties style:font-name="Liberation Mono1" fo:font-size="11pt" officeooo:rsid="0016ed69" style:font-size-asian="11pt" style:font-size-complex="11pt"/>
    </style:style>
    <style:style style:name="T5" style:family="text">
      <style:text-properties style:font-name="Liberation Mono1" fo:font-size="11pt" officeooo:rsid="000d802b" style:font-size-asian="11pt" style:font-size-complex="11pt"/>
    </style:style>
    <style:style style:name="T6" style:family="text">
      <style:text-properties style:font-name="Liberation Mono1" fo:font-size="11pt" officeooo:rsid="0014cf0a" style:font-size-asian="11pt" style:font-size-complex="11pt"/>
    </style:style>
    <style:style style:name="T7" style:family="text">
      <style:text-properties style:font-name="Liberation Mono1" fo:font-size="11pt" fo:font-style="normal" officeooo:rsid="00236e14" style:font-size-asian="11pt" style:font-style-asian="normal" style:font-size-complex="11pt" style:font-style-complex="normal"/>
    </style:style>
    <style:style style:name="T8" style:family="text">
      <style:text-properties style:font-name="Liberation Mono1" fo:font-size="11pt" fo:font-style="normal" officeooo:rsid="002aa532" style:font-size-asian="11pt" style:font-style-asian="normal" style:font-size-complex="11pt" style:font-style-complex="normal"/>
    </style:style>
    <style:style style:name="T9" style:family="text">
      <style:text-properties style:font-name="Liberation Mono1" fo:font-size="11pt" fo:font-style="normal" officeooo:rsid="000d802b" style:font-name-asian="Liberation Mono" style:font-size-asian="11pt" style:font-style-asian="normal" style:font-name-complex="Liberation Mono" style:font-size-complex="11pt" style:font-style-complex="normal"/>
    </style:style>
    <style:style style:name="T10" style:family="text">
      <style:text-properties style:font-name="Liberation Mono1" fo:font-size="11pt" fo:language="es" fo:country="ES" officeooo:rsid="00802291" style:font-size-asian="11pt" style:font-size-complex="11pt"/>
    </style:style>
    <style:style style:name="T11" style:family="text">
      <style:text-properties style:font-name="Liberation Mono1" fo:font-size="11pt" fo:language="es" fo:country="ES" officeooo:rsid="00ac5da6" style:font-size-asian="11pt" style:font-size-complex="11pt"/>
    </style:style>
    <style:style style:name="T12" style:family="text">
      <style:text-properties style:font-name="Liberation Mono1" fo:font-size="11pt" fo:language="es" fo:country="ES" officeooo:rsid="00c7fff0" style:font-size-asian="11pt" style:font-size-complex="11pt"/>
    </style:style>
    <style:style style:name="T13" style:family="text">
      <style:text-properties style:font-name="Liberation Mono1" fo:font-size="11pt" fo:language="es" fo:country="ES" officeooo:rsid="001293b1" style:font-size-asian="11pt" style:font-size-complex="11pt"/>
    </style:style>
    <style:style style:name="T14" style:family="text">
      <style:text-properties style:font-name="Liberation Mono1" fo:font-size="11pt" fo:language="es" fo:country="ES" officeooo:rsid="0056eeac" style:font-size-asian="11pt" style:font-size-complex="11pt"/>
    </style:style>
    <style:style style:name="T15" style:family="text">
      <style:text-properties style:font-name="Liberation Mono1" fo:font-size="11pt" fo:language="es" fo:country="ES" officeooo:rsid="012a6f35" style:font-size-asian="11pt" style:font-size-complex="11pt"/>
    </style:style>
    <style:style style:name="T16" style:family="text">
      <style:text-properties style:font-name="Liberation Mono1" fo:font-size="11pt" fo:language="es" fo:country="ES" officeooo:rsid="0191224c" style:font-size-asian="11pt" style:font-size-complex="11pt"/>
    </style:style>
    <style:style style:name="T17" style:family="text">
      <style:text-properties style:font-name="Liberation Mono1" fo:font-size="10pt" style:font-size-asian="10pt" style:font-size-complex="10pt"/>
    </style:style>
    <style:style style:name="T18" style:family="text">
      <style:text-properties style:font-name="Liberation Mono1" fo:language="es" fo:country="ES"/>
    </style:style>
    <style:style style:name="T19" style:family="text">
      <style:text-properties style:font-name="Liberation Mono1" fo:language="es" fo:country="ES" officeooo:rsid="00102428"/>
    </style:style>
    <style:style style:name="T20" style:family="text">
      <style:text-properties style:font-name="Liberation Mono1" fo:language="es" fo:country="ES" officeooo:rsid="0025e6e3"/>
    </style:style>
    <style:style style:name="T21" style:family="text">
      <style:text-properties style:font-name="Liberation Mono1" fo:language="es" fo:country="ES" officeooo:rsid="00acfa86"/>
    </style:style>
    <style:style style:name="T22" style:family="text">
      <style:text-properties style:font-name="Liberation Mono1" fo:language="es" fo:country="ES" officeooo:rsid="0013c741"/>
    </style:style>
    <style:style style:name="T23" style:family="text">
      <style:text-properties style:font-name="Liberation Mono1" fo:language="es" fo:country="ES" officeooo:rsid="00363b9f"/>
    </style:style>
    <style:style style:name="T24" style:family="text">
      <style:text-properties style:font-name="Liberation Mono1" fo:language="es" fo:country="ES" officeooo:rsid="00402cb2"/>
    </style:style>
    <style:style style:name="T25" style:family="text">
      <style:text-properties style:font-name="Liberation Mono1" fo:language="es" fo:country="ES" officeooo:rsid="00406c9f"/>
    </style:style>
    <style:style style:name="T26" style:family="text">
      <style:text-properties style:font-name="Liberation Mono1" fo:language="es" fo:country="ES" officeooo:rsid="00419436"/>
    </style:style>
    <style:style style:name="T27" style:family="text">
      <style:text-properties style:font-name="Liberation Mono1" fo:language="es" fo:country="ES" officeooo:rsid="0042885b"/>
    </style:style>
    <style:style style:name="T28" style:family="text">
      <style:text-properties style:font-name="Liberation Mono1" fo:language="es" fo:country="ES" officeooo:rsid="00474661"/>
    </style:style>
    <style:style style:name="T29" style:family="text">
      <style:text-properties style:font-name="Liberation Mono1" fo:language="es" fo:country="ES" officeooo:rsid="00150155"/>
    </style:style>
    <style:style style:name="T30" style:family="text">
      <style:text-properties style:font-name="Liberation Mono1" fo:language="es" fo:country="ES" officeooo:rsid="000eb537"/>
    </style:style>
    <style:style style:name="T31" style:family="text">
      <style:text-properties style:font-name="Liberation Mono1" fo:language="es" fo:country="ES" officeooo:rsid="006502a0" style:font-name-asian="Liberation Mono" style:font-name-complex="Liberation Mono"/>
    </style:style>
    <style:style style:name="T32" style:family="text">
      <style:text-properties style:font-name="Liberation Mono1" fo:language="es" fo:country="ES" officeooo:rsid="00309b40" style:font-size-asian="11pt" style:font-size-complex="11pt"/>
    </style:style>
    <style:style style:name="T33" style:family="text">
      <style:text-properties style:font-name="Liberation Mono1" fo:language="es" fo:country="ES" officeooo:rsid="0021612b" style:font-size-asian="11pt" style:font-size-complex="11pt"/>
    </style:style>
    <style:style style:name="T34" style:family="text">
      <style:text-properties style:font-name="Liberation Mono1" fo:language="es" fo:country="ES" officeooo:rsid="00442f7e" style:font-size-asian="11pt" style:font-size-complex="11pt"/>
    </style:style>
    <style:style style:name="T35" style:family="text">
      <style:text-properties style:font-name="Liberation Mono1" fo:font-weight="normal" style:font-weight-asian="normal" style:font-weight-complex="normal"/>
    </style:style>
    <style:style style:name="T36" style:family="text">
      <style:text-properties style:font-name="Liberation Mono1" fo:font-weight="normal" officeooo:rsid="005ce61c" style:font-weight-asian="normal" style:font-weight-complex="normal"/>
    </style:style>
    <style:style style:name="T37" style:family="text">
      <style:text-properties style:font-name="Liberation Mono1" fo:font-weight="normal" officeooo:rsid="00d53ba5" style:font-weight-asian="normal" style:font-weight-complex="normal"/>
    </style:style>
    <style:style style:name="T38" style:family="text">
      <style:text-properties style:font-name="Liberation Mono1" fo:font-weight="normal" officeooo:rsid="00e363af" style:font-weight-asian="normal" style:font-weight-complex="normal"/>
    </style:style>
    <style:style style:name="T39" style:family="text">
      <style:text-properties style:font-name="Liberation Mono1" fo:font-weight="normal" officeooo:rsid="005ce61c" style:font-name-asian="Songti SC" style:font-weight-asian="normal" style:font-name-complex="Arial Unicode MS1" style:font-weight-complex="normal"/>
    </style:style>
    <style:style style:name="T40" style:family="text">
      <style:text-properties fo:color="#808080" loext:opacity="100%" style:font-name="Liberation Mono1"/>
    </style:style>
    <style:style style:name="T41" style:family="text">
      <style:text-properties fo:color="#808080" loext:opacity="100%" style:font-name="Liberation Mono1" officeooo:rsid="00ad982e"/>
    </style:style>
    <style:style style:name="T42" style:family="text">
      <style:text-properties fo:color="#808080" loext:opacity="100%" style:font-name="Liberation Mono1" fo:font-weight="bold" style:font-weight-asian="bold" style:font-weight-complex="bold"/>
    </style:style>
    <style:style style:name="T43" style:family="text">
      <style:text-properties fo:color="#808080" loext:opacity="100%" style:font-name="Liberation Mono1" fo:language="es" fo:country="ES" fo:font-weight="bold" officeooo:rsid="002b39e4" style:font-weight-asian="bold" style:font-weight-complex="bold"/>
    </style:style>
    <style:style style:name="T44" style:family="text">
      <style:text-properties fo:color="#808080" loext:opacity="100%" style:font-name="Liberation Mono1" fo:language="es" fo:country="ES" fo:font-weight="bold" officeooo:rsid="00802291" style:font-weight-asian="bold" style:font-weight-complex="bold"/>
    </style:style>
    <style:style style:name="T45" style:family="text">
      <style:text-properties fo:color="#808080" loext:opacity="100%" style:font-name="Liberation Mono1" fo:language="es" fo:country="ES" fo:font-weight="bold" officeooo:rsid="00150155" style:font-size-asian="11pt" style:font-weight-asian="bold" style:font-size-complex="11pt" style:font-weight-complex="bold"/>
    </style:style>
    <style:style style:name="T46" style:family="text">
      <style:text-properties fo:color="#808080" loext:opacity="100%" style:font-name="Liberation Mono1" fo:language="es" fo:country="ES" fo:font-weight="normal" style:font-weight-asian="normal" style:font-weight-complex="normal"/>
    </style:style>
    <style:style style:name="T47" style:family="text">
      <style:text-properties fo:color="#808080" loext:opacity="100%" style:font-name="Liberation Mono1" fo:language="es" fo:country="ES" fo:font-weight="normal" officeooo:rsid="00150155" style:font-size-asian="11pt" style:font-weight-asian="normal" style:font-size-complex="11pt" style:font-weight-complex="normal"/>
    </style:style>
    <style:style style:name="T48" style:family="text">
      <style:text-properties fo:color="#808080" loext:opacity="100%" style:font-name="Liberation Mono1" fo:font-size="11pt" fo:language="es" fo:country="ES" fo:font-weight="bold" officeooo:rsid="00efc20a" style:font-name-asian="Liberation Mono" style:font-size-asian="11pt" style:font-weight-asian="bold" style:font-name-complex="Liberation Mono" style:font-size-complex="11pt" style:font-weight-complex="bold"/>
    </style:style>
    <style:style style:name="T49" style:family="text">
      <style:text-properties fo:color="#808080" loext:opacity="100%" style:font-name="Liberation Mono1" fo:font-size="11pt" fo:language="es" fo:country="ES" fo:font-style="normal" fo:font-weight="bold" officeooo:rsid="00f8133b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color="#808080" loext:opacity="100%" fo:font-size="9pt" officeooo:rsid="006990d5" style:font-size-asian="9pt" style:font-size-complex="9pt"/>
    </style:style>
    <style:style style:name="T51" style:family="text">
      <style:text-properties fo:color="#808080" loext:opacity="100%" fo:font-size="9pt" officeooo:rsid="0011b52e" style:font-size-asian="9pt" style:font-size-complex="9pt"/>
    </style:style>
    <style:style style:name="T52" style:family="text">
      <style:text-properties fo:color="#808080" loext:opacity="100%" style:font-name="Liberation Sans" fo:font-size="14pt" fo:font-weight="normal" officeooo:rsid="010dae48" style:font-name-asian="Songti SC" style:font-size-asian="14pt" style:font-weight-asian="normal" style:font-name-complex="Arial Unicode MS1" style:font-size-complex="14pt" style:font-weight-complex="normal"/>
    </style:style>
    <style:style style:name="T53" style:family="text">
      <style:text-properties fo:color="#808080" loext:opacity="100%" style:font-name="Liberation Sans" fo:font-size="14pt" fo:font-weight="normal" officeooo:rsid="0085b22e" style:font-name-asian="Songti SC" style:font-size-asian="14pt" style:font-weight-asian="normal" style:font-name-complex="Arial Unicode MS1" style:font-size-complex="14pt" style:font-weight-complex="normal"/>
    </style:style>
    <style:style style:name="T54" style:family="text">
      <style:text-properties fo:color="#808080" loext:opacity="100%" style:font-name="Liberation Sans" fo:font-size="14pt" fo:font-weight="normal" officeooo:rsid="0018f814" style:font-name-asian="Songti SC" style:font-size-asian="14pt" style:font-weight-asian="normal" style:font-name-complex="Arial Unicode MS1" style:font-size-complex="14pt" style:font-weight-complex="normal"/>
    </style:style>
    <style:style style:name="T55" style:family="text">
      <style:text-properties fo:color="#808080" loext:opacity="100%" style:font-name="Liberation Sans" fo:font-size="14pt" fo:font-weight="normal" officeooo:rsid="00128030" style:font-name-asian="Songti SC" style:font-size-asian="14pt" style:font-weight-asian="normal" style:font-name-complex="Arial Unicode MS1" style:font-size-complex="14pt" style:font-weight-complex="normal"/>
    </style:style>
    <style:style style:name="T56" style:family="text">
      <style:text-properties fo:color="#808080" loext:opacity="100%" style:font-name="Liberation Sans" fo:font-size="14pt" fo:font-weight="normal" officeooo:rsid="00150155" style:font-name-asian="Songti SC" style:font-size-asian="14pt" style:font-weight-asian="normal" style:font-name-complex="Arial Unicode MS1" style:font-size-complex="14pt" style:font-weight-complex="normal"/>
    </style:style>
    <style:style style:name="T57" style:family="text">
      <style:text-properties fo:color="#808080" loext:opacity="100%" style:font-name="Liberation Sans" fo:font-size="14pt" fo:font-weight="normal" officeooo:rsid="005816b5" style:font-name-asian="Songti SC" style:font-size-asian="14pt" style:font-weight-asian="normal" style:font-name-complex="Arial Unicode MS1" style:font-size-complex="14pt" style:font-weight-complex="normal"/>
    </style:style>
    <style:style style:name="T58" style:family="text">
      <style:text-properties fo:color="#808080" loext:opacity="100%" style:font-name="Liberation Sans" fo:font-size="14pt" fo:font-weight="normal" officeooo:rsid="00d53ba5" style:font-name-asian="Songti SC" style:font-size-asian="14pt" style:font-weight-asian="normal" style:font-name-complex="Arial Unicode MS1" style:font-size-complex="14pt" style:font-weight-complex="normal"/>
    </style:style>
    <style:style style:name="T59" style:family="text">
      <style:text-properties fo:color="#808080" loext:opacity="100%" style:font-name="Liberation Sans" fo:font-size="14pt" fo:font-weight="normal" officeooo:rsid="005ce61c" style:font-name-asian="Songti SC" style:font-size-asian="14pt" style:font-weight-asian="normal" style:font-name-complex="Arial Unicode MS1" style:font-size-complex="14pt" style:font-weight-complex="normal"/>
    </style:style>
    <style:style style:name="T60" style:family="text">
      <style:text-properties fo:color="#808080" loext:opacity="100%" fo:language="es" fo:country="ES" fo:font-weight="bold" officeooo:rsid="00150155" style:font-size-asian="11pt" style:font-weight-asian="bold" style:font-size-complex="11pt" style:font-weight-complex="bold"/>
    </style:style>
    <style:style style:name="T61" style:family="text">
      <style:text-properties fo:color="#0000ff" loext:opacity="100%" fo:font-weight="bold" style:font-weight-asian="bold" style:font-weight-complex="bold"/>
    </style:style>
    <style:style style:name="T62" style:family="text">
      <style:text-properties fo:color="#0000ff" loext:opacity="100%" fo:font-weight="bold" officeooo:rsid="00ae861c" style:font-weight-asian="bold" style:font-weight-complex="bold"/>
    </style:style>
    <style:style style:name="T63" style:family="text">
      <style:text-properties fo:color="#0000ff" loext:opacity="100%" fo:font-weight="bold" officeooo:rsid="00b0fe6d" style:font-weight-asian="bold" style:font-weight-complex="bold"/>
    </style:style>
    <style:style style:name="T64" style:family="text">
      <style:text-properties fo:color="#0000ff" loext:opacity="100%" style:font-name="Liberation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65" style:family="text">
      <style:text-properties fo:color="#0000ff" loext:opacity="100%" style:font-name="Liberation Sans" fo:font-size="11pt" fo:font-weight="bold" officeooo:rsid="00b08aad" fo:background-color="transparent" loext:char-shading-value="0" style:font-size-asian="11pt" style:font-weight-asian="bold" style:font-size-complex="11pt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16fe59"/>
    </style:style>
    <style:style style:name="T68" style:family="text">
      <style:text-properties fo:font-style="normal" officeooo:rsid="000eb537" style:font-style-asian="normal" style:font-style-complex="normal"/>
    </style:style>
    <style:style style:name="T69" style:family="text">
      <style:text-properties fo:font-style="normal" officeooo:rsid="0018fa85" style:font-style-asian="normal" style:font-style-complex="normal"/>
    </style:style>
    <style:style style:name="T70" style:family="text">
      <style:text-properties fo:font-style="normal" officeooo:rsid="00236e14" style:font-style-asian="normal" style:font-style-complex="normal"/>
    </style:style>
    <style:style style:name="T71" style:family="text">
      <style:text-properties fo:font-style="normal" officeooo:rsid="0027e5c8" style:font-style-asian="normal" style:font-style-complex="normal"/>
    </style:style>
    <style:style style:name="T72" style:family="text">
      <style:text-properties fo:font-style="normal" officeooo:rsid="00aa6a80" style:font-style-asian="normal" style:font-style-complex="normal"/>
    </style:style>
    <style:style style:name="T73" style:family="text">
      <style:text-properties style:font-name="Liberation Sans" fo:font-size="11pt" style:font-size-asian="11pt" style:font-size-complex="11pt"/>
    </style:style>
    <style:style style:name="T74" style:family="text">
      <style:text-properties style:font-name="Liberation Sans" fo:font-size="11pt" officeooo:rsid="000b0e86" style:font-size-asian="11pt" style:font-size-complex="11pt"/>
    </style:style>
    <style:style style:name="T75" style:family="text">
      <style:text-properties style:font-name="Liberation Sans" fo:font-size="11pt" officeooo:rsid="0023ae37" style:font-size-asian="11pt" style:font-size-complex="11pt"/>
    </style:style>
    <style:style style:name="T76" style:family="text">
      <style:text-properties style:font-name="Liberation Sans" fo:font-size="11pt" officeooo:rsid="0016fe59" style:font-size-asian="11pt" style:font-size-complex="11pt"/>
    </style:style>
    <style:style style:name="T77" style:family="text">
      <style:text-properties style:font-name="Liberation Sans" fo:font-size="11pt" officeooo:rsid="0027e5c8" style:font-size-asian="11pt" style:font-size-complex="11pt"/>
    </style:style>
    <style:style style:name="T78" style:family="text">
      <style:text-properties style:font-name="Liberation Sans" fo:font-size="11pt" officeooo:rsid="004d6b9b" style:font-size-asian="11pt" style:font-size-complex="11pt"/>
    </style:style>
    <style:style style:name="T79" style:family="text">
      <style:text-properties style:font-name="Liberation Sans" fo:font-size="11pt" officeooo:rsid="0014cf0a" style:font-size-asian="11pt" style:font-size-complex="11pt"/>
    </style:style>
    <style:style style:name="T80" style:family="text">
      <style:text-properties style:font-name="Liberation Sans" fo:font-size="11pt" officeooo:rsid="005800b6" style:font-size-asian="11pt" style:font-size-complex="11pt"/>
    </style:style>
    <style:style style:name="T81" style:family="text">
      <style:text-properties style:font-name="Liberation Sans" fo:font-size="11pt" officeooo:rsid="0085b22e" style:font-size-asian="11pt" style:font-size-complex="11pt"/>
    </style:style>
    <style:style style:name="T82" style:family="text">
      <style:text-properties style:font-name="Liberation Sans" fo:font-size="11pt" officeooo:rsid="006164ef" style:font-size-asian="11pt" style:font-size-complex="11pt"/>
    </style:style>
    <style:style style:name="T83" style:family="text">
      <style:text-properties style:font-name="Liberation Sans" fo:font-size="11pt" officeooo:rsid="00733f63" style:font-size-asian="11pt" style:font-size-complex="11pt"/>
    </style:style>
    <style:style style:name="T84" style:family="text">
      <style:text-properties style:font-name="Liberation Sans" fo:font-size="11pt" officeooo:rsid="00a3c7aa" style:font-size-asian="11pt" style:font-size-complex="11pt"/>
    </style:style>
    <style:style style:name="T85" style:family="text">
      <style:text-properties style:font-name="Liberation Sans" fo:font-size="11pt" officeooo:rsid="00b3745a" style:font-size-asian="11pt" style:font-size-complex="11pt"/>
    </style:style>
    <style:style style:name="T86" style:family="text">
      <style:text-properties style:font-name="Liberation Sans" fo:font-size="11pt" officeooo:rsid="0108e619" style:font-size-asian="11pt" style:font-size-complex="11pt"/>
    </style:style>
    <style:style style:name="T87" style:family="text">
      <style:text-properties style:font-name="Liberation Sans" fo:font-size="11pt" officeooo:rsid="006827a3" style:font-size-asian="11pt" style:font-size-complex="11pt"/>
    </style:style>
    <style:style style:name="T88" style:family="text">
      <style:text-properties style:font-name="Liberation Sans" fo:font-size="11pt" officeooo:rsid="00c16d41" style:font-size-asian="11pt" style:font-size-complex="11pt"/>
    </style:style>
    <style:style style:name="T89" style:family="text">
      <style:text-properties style:font-name="Liberation Sans" fo:font-size="11pt" officeooo:rsid="0068694f" style:font-size-asian="11pt" style:font-size-complex="11pt"/>
    </style:style>
    <style:style style:name="T90" style:family="text">
      <style:text-properties style:font-name="Liberation Sans" fo:font-size="11pt" officeooo:rsid="009da0dd" style:font-size-asian="11pt" style:font-size-complex="11pt"/>
    </style:style>
    <style:style style:name="T91" style:family="text">
      <style:text-properties style:font-name="Liberation Sans" fo:font-size="11pt" officeooo:rsid="0106f0f0" style:font-size-asian="11pt" style:font-size-complex="11pt"/>
    </style:style>
    <style:style style:name="T92" style:family="text">
      <style:text-properties style:font-name="Liberation Sans" fo:font-size="11pt" officeooo:rsid="0069bd9a" style:font-size-asian="11pt" style:font-size-complex="11pt"/>
    </style:style>
    <style:style style:name="T93" style:family="text">
      <style:text-properties style:font-name="Liberation Sans" fo:font-size="11pt" officeooo:rsid="00716694" style:font-size-asian="11pt" style:font-size-complex="11pt"/>
    </style:style>
    <style:style style:name="T94" style:family="text">
      <style:text-properties style:font-name="Liberation Sans" fo:font-size="11pt" officeooo:rsid="006dc902" style:font-size-asian="11pt" style:font-size-complex="11pt"/>
    </style:style>
    <style:style style:name="T95" style:family="text">
      <style:text-properties style:font-name="Liberation Sans" fo:font-size="11pt" officeooo:rsid="006c29cf" style:font-size-asian="11pt" style:font-size-complex="11pt"/>
    </style:style>
    <style:style style:name="T96" style:family="text">
      <style:text-properties style:font-name="Liberation Sans" fo:font-size="11pt" officeooo:rsid="00ced3ee" style:font-size-asian="11pt" style:font-size-complex="11pt"/>
    </style:style>
    <style:style style:name="T97" style:family="text">
      <style:text-properties style:font-name="Liberation Sans" fo:font-size="11pt" officeooo:rsid="010aa02b" style:font-size-asian="11pt" style:font-size-complex="11pt"/>
    </style:style>
    <style:style style:name="T98" style:family="text">
      <style:text-properties style:font-name="Liberation Sans" fo:font-size="11pt" officeooo:rsid="011124b8" style:font-size-asian="11pt" style:font-size-complex="11pt"/>
    </style:style>
    <style:style style:name="T99" style:family="text">
      <style:text-properties style:font-name="Liberation Sans" fo:font-size="11pt" officeooo:rsid="010c2c10" style:font-size-asian="11pt" style:font-size-complex="11pt"/>
    </style:style>
    <style:style style:name="T100" style:family="text">
      <style:text-properties style:font-name="Liberation Sans" fo:font-size="11pt" officeooo:rsid="0110596e" style:font-size-asian="11pt" style:font-size-complex="11pt"/>
    </style:style>
    <style:style style:name="T101" style:family="text">
      <style:text-properties style:font-name="Liberation Sans" fo:font-size="11pt" officeooo:rsid="0116b285" style:font-size-asian="11pt" style:font-size-complex="11pt"/>
    </style:style>
    <style:style style:name="T102" style:family="text">
      <style:text-properties style:font-name="Liberation Sans" fo:font-size="11pt" officeooo:rsid="0117f9e3" style:font-size-asian="11pt" style:font-size-complex="11pt"/>
    </style:style>
    <style:style style:name="T103" style:family="text">
      <style:text-properties style:font-name="Liberation Sans" fo:font-size="11pt" officeooo:rsid="011a130d" style:font-size-asian="11pt" style:font-size-complex="11pt"/>
    </style:style>
    <style:style style:name="T104" style:family="text">
      <style:text-properties style:font-name="Liberation Sans" fo:font-size="11pt" officeooo:rsid="011bf4e3" style:font-size-asian="11pt" style:font-size-complex="11pt"/>
    </style:style>
    <style:style style:name="T105" style:family="text">
      <style:text-properties style:font-name="Liberation Sans" fo:font-size="11pt" officeooo:rsid="0121332b" style:font-size-asian="11pt" style:font-size-complex="11pt"/>
    </style:style>
    <style:style style:name="T106" style:family="text">
      <style:text-properties style:font-name="Liberation Sans" fo:font-size="11pt" officeooo:rsid="012273bc" style:font-size-asian="11pt" style:font-size-complex="11pt"/>
    </style:style>
    <style:style style:name="T107" style:family="text">
      <style:text-properties style:font-name="Liberation Sans" fo:font-size="11pt" officeooo:rsid="013303f9" style:font-size-asian="11pt" style:font-size-complex="11pt"/>
    </style:style>
    <style:style style:name="T108" style:family="text">
      <style:text-properties style:font-name="Liberation Sans" fo:font-size="11pt" officeooo:rsid="013e1b09" style:font-size-asian="11pt" style:font-size-complex="11pt"/>
    </style:style>
    <style:style style:name="T109" style:family="text">
      <style:text-properties style:font-name="Liberation Sans" fo:font-size="11pt" officeooo:rsid="013ee616" style:font-size-asian="11pt" style:font-size-complex="11pt"/>
    </style:style>
    <style:style style:name="T110" style:family="text">
      <style:text-properties style:font-name="Liberation Sans" fo:font-size="11pt" officeooo:rsid="014023a8" style:font-size-asian="11pt" style:font-size-complex="11pt"/>
    </style:style>
    <style:style style:name="T111" style:family="text">
      <style:text-properties style:font-name="Liberation Sans" fo:font-size="11pt" officeooo:rsid="014344bc" style:font-size-asian="11pt" style:font-size-complex="11pt"/>
    </style:style>
    <style:style style:name="T112" style:family="text">
      <style:text-properties style:font-name="Liberation Sans" fo:font-size="11pt" officeooo:rsid="014425eb" style:font-size-asian="11pt" style:font-size-complex="11pt"/>
    </style:style>
    <style:style style:name="T113" style:family="text">
      <style:text-properties style:font-name="Liberation Sans" fo:font-size="11pt" officeooo:rsid="019d76c7" style:font-size-asian="11pt" style:font-size-complex="11pt"/>
    </style:style>
    <style:style style:name="T114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115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116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117" style:family="text">
      <style:text-properties style:font-name="Liberation Sans" fo:font-size="11pt" fo:font-style="normal" officeooo:rsid="000d802b" style:font-size-asian="11pt" style:font-style-asian="normal" style:font-size-complex="11pt" style:font-style-complex="normal"/>
    </style:style>
    <style:style style:name="T118" style:family="text">
      <style:text-properties style:font-name="Liberation Sans" fo:font-size="11pt" fo:font-style="normal" officeooo:rsid="00236e14" style:font-size-asian="11pt" style:font-style-asian="normal" style:font-size-complex="11pt" style:font-style-complex="normal"/>
    </style:style>
    <style:style style:name="T119" style:family="text">
      <style:text-properties style:font-name="Liberation Sans" fo:font-size="11pt" fo:font-style="normal" officeooo:rsid="00e7ea3b" style:font-size-asian="11pt" style:font-style-asian="normal" style:font-size-complex="11pt" style:font-style-complex="normal"/>
    </style:style>
    <style:style style:name="T120" style:family="text">
      <style:text-properties style:font-name="Liberation Sans" fo:font-size="11pt" fo:font-style="normal" officeooo:rsid="00337747" style:font-size-asian="11pt" style:font-style-asian="normal" style:font-size-complex="11pt" style:font-style-complex="normal"/>
    </style:style>
    <style:style style:name="T121" style:family="text">
      <style:text-properties style:font-name="Liberation Sans" fo:font-size="11pt" fo:font-style="normal" officeooo:rsid="002aa532" style:font-size-asian="11pt" style:font-style-asian="normal" style:font-size-complex="11pt" style:font-style-complex="normal"/>
    </style:style>
    <style:style style:name="T122" style:family="text">
      <style:text-properties style:font-name="Liberation Sans" fo:font-size="11pt" fo:font-style="normal" officeooo:rsid="0043db75" style:font-size-asian="11pt" style:font-style-asian="normal" style:font-size-complex="11pt" style:font-style-complex="normal"/>
    </style:style>
    <style:style style:name="T123" style:family="text">
      <style:text-properties style:font-name="Liberation Sans" fo:font-size="11pt" fo:font-style="normal" officeooo:rsid="0188c094" style:font-size-asian="11pt" style:font-style-asian="normal" style:font-size-complex="11pt" style:font-style-complex="normal"/>
    </style:style>
    <style:style style:name="T124" style:family="text">
      <style:text-properties style:font-name="Liberation Sans" fo:font-size="11pt" fo:font-style="normal" officeooo:rsid="019d76c7" style:font-size-asian="11pt" style:font-style-asian="normal" style:font-size-complex="11pt" style:font-style-complex="normal"/>
    </style:style>
    <style:style style:name="T125" style:family="text">
      <style:text-properties style:font-name="Liberation Sans" fo:font-size="11pt" fo:font-style="normal" officeooo:rsid="000d802b" style:font-name-asian="Liberation Mono" style:font-size-asian="11pt" style:font-style-asian="normal" style:font-name-complex="Liberation Mono" style:font-size-complex="11pt" style:font-style-complex="normal"/>
    </style:style>
    <style:style style:name="T126" style:family="text">
      <style:text-properties style:font-name="Liberation Sans" fo:font-size="11pt" fo:font-style="normal" officeooo:rsid="00e7ea3b" style:font-name-asian="Liberation Mono" style:font-size-asian="11pt" style:font-style-asian="normal" style:font-name-complex="Liberation Mono" style:font-size-complex="11pt" style:font-style-complex="normal"/>
    </style:style>
    <style:style style:name="T127" style:family="text">
      <style:text-properties style:font-name="Liberation Sans" fo:font-size="11pt" fo:font-style="normal" officeooo:rsid="00337747" style:font-name-asian="Liberation Mono" style:font-size-asian="11pt" style:font-style-asian="normal" style:font-name-complex="Liberation Mono" style:font-size-complex="11pt" style:font-style-complex="normal"/>
    </style:style>
    <style:style style:name="T128" style:family="text">
      <style:text-properties style:font-name="Liberation Sans" fo:font-size="11pt" fo:font-style="normal" officeooo:rsid="00198c82" style:font-name-asian="Liberation Mono" style:font-size-asian="11pt" style:font-style-asian="normal" style:font-name-complex="Liberation Mono" style:font-size-complex="11pt" style:font-style-complex="normal"/>
    </style:style>
    <style:style style:name="T129" style:family="text">
      <style:text-properties style:font-name="Liberation Sans" fo:font-size="11pt" fo:font-style="normal" officeooo:rsid="0043db75" style:font-name-asian="Liberation Mono" style:font-size-asian="11pt" style:font-style-asian="normal" style:font-name-complex="Liberation Mono" style:font-size-complex="11pt" style:font-style-complex="normal"/>
    </style:style>
    <style:style style:name="T130" style:family="text">
      <style:text-properties style:font-name="Liberation Sans" fo:font-size="11pt" fo:font-style="normal" officeooo:rsid="0188aa88" style:font-name-asian="Liberation Mono" style:font-size-asian="11pt" style:font-style-asian="normal" style:font-name-complex="Liberation Mono" style:font-size-complex="11pt" style:font-style-complex="normal"/>
    </style:style>
    <style:style style:name="T131" style:family="text">
      <style:text-properties style:font-name="Liberation Sans" fo:font-size="11pt" fo:font-style="normal" officeooo:rsid="0188c094" style:font-name-asian="Liberation Mono" style:font-size-asian="11pt" style:font-style-asian="normal" style:font-name-complex="Liberation Mono" style:font-size-complex="11pt" style:font-style-complex="normal"/>
    </style:style>
    <style:style style:name="T132" style:family="text">
      <style:text-properties style:font-name="Liberation Sans" fo:font-size="11pt" fo:font-style="normal" officeooo:rsid="019d76c7" style:font-name-asian="Liberation Mono" style:font-size-asian="11pt" style:font-style-asian="normal" style:font-name-complex="Liberation Mono" style:font-size-complex="11pt" style:font-style-complex="normal"/>
    </style:style>
    <style:style style:name="T133" style:family="text">
      <style:text-properties style:font-name="Liberation Sans" fo:font-size="11pt" fo:font-style="italic" officeooo:rsid="00174d15" style:font-size-asian="11pt" style:font-style-asian="italic" style:font-size-complex="11pt" style:font-style-complex="italic"/>
    </style:style>
    <style:style style:name="T134" style:family="text">
      <style:text-properties style:font-name="Liberation Sans" fo:font-size="11pt" fo:font-style="italic" officeooo:rsid="006c29cf" style:font-size-asian="11pt" style:font-style-asian="italic" style:font-size-complex="11pt" style:font-style-complex="italic"/>
    </style:style>
    <style:style style:name="T135" style:family="text">
      <style:text-properties style:font-name="Liberation Sans" fo:font-size="11pt" fo:font-style="italic" officeooo:rsid="018cb729" style:font-size-asian="11pt" style:font-style-asian="italic" style:font-size-complex="11pt" style:font-style-complex="italic"/>
    </style:style>
    <style:style style:name="T136" style:family="text">
      <style:text-properties style:font-name="Liberation Sans" fo:font-size="11pt" officeooo:rsid="000d802b" style:font-name-asian="Liberation Mono" style:font-size-asian="11pt" style:font-name-complex="Liberation Mono" style:font-size-complex="11pt"/>
    </style:style>
    <style:style style:name="T137" style:family="text">
      <style:text-properties style:font-name="Liberation Sans" fo:font-size="11pt" fo:language="es" fo:country="ES" style:font-size-asian="11pt" style:font-size-complex="11pt"/>
    </style:style>
    <style:style style:name="T138" style:family="text">
      <style:text-properties style:font-name="Liberation Sans" fo:font-size="11pt" fo:language="es" fo:country="ES" officeooo:rsid="00802291" style:font-size-asian="11pt" style:font-size-complex="11pt"/>
    </style:style>
    <style:style style:name="T139" style:family="text">
      <style:text-properties style:font-name="Liberation Sans" fo:font-size="11pt" fo:language="es" fo:country="ES" officeooo:rsid="00102428" style:font-size-asian="11pt" style:font-size-complex="11pt"/>
    </style:style>
    <style:style style:name="T140" style:family="text">
      <style:text-properties style:font-name="Liberation Sans" fo:font-size="11pt" fo:language="es" fo:country="ES" officeooo:rsid="00ac5da6" style:font-size-asian="11pt" style:font-size-complex="11pt"/>
    </style:style>
    <style:style style:name="T141" style:family="text">
      <style:text-properties style:font-name="Liberation Sans" fo:font-size="11pt" fo:language="es" fo:country="ES" officeooo:rsid="009f3ff5" style:font-size-asian="11pt" style:font-size-complex="11pt"/>
    </style:style>
    <style:style style:name="T142" style:family="text">
      <style:text-properties style:font-name="Liberation Sans" fo:font-size="11pt" fo:language="es" fo:country="ES" officeooo:rsid="00c7fff0" style:font-size-asian="11pt" style:font-size-complex="11pt"/>
    </style:style>
    <style:style style:name="T143" style:family="text">
      <style:text-properties style:font-name="Liberation Sans" fo:font-size="11pt" fo:language="es" fo:country="ES" officeooo:rsid="00a10bb2" style:font-size-asian="11pt" style:font-size-complex="11pt"/>
    </style:style>
    <style:style style:name="T144" style:family="text">
      <style:text-properties style:font-name="Liberation Sans" fo:font-size="11pt" fo:language="es" fo:country="ES" officeooo:rsid="001293b1" style:font-size-asian="11pt" style:font-size-complex="11pt"/>
    </style:style>
    <style:style style:name="T145" style:family="text">
      <style:text-properties style:font-name="Liberation Sans" fo:font-size="11pt" fo:language="es" fo:country="ES" officeooo:rsid="00a7f29f" style:font-size-asian="11pt" style:font-size-complex="11pt"/>
    </style:style>
    <style:style style:name="T146" style:family="text">
      <style:text-properties style:font-name="Liberation Sans" fo:font-size="11pt" fo:language="es" fo:country="ES" officeooo:rsid="0022aed8" style:font-size-asian="11pt" style:font-size-complex="11pt"/>
    </style:style>
    <style:style style:name="T147" style:family="text">
      <style:text-properties style:font-name="Liberation Sans" fo:font-size="11pt" fo:language="es" fo:country="ES" officeooo:rsid="001a2fbb" style:font-size-asian="11pt" style:font-size-complex="11pt"/>
    </style:style>
    <style:style style:name="T148" style:family="text">
      <style:text-properties style:font-name="Liberation Sans" fo:font-size="11pt" fo:language="es" fo:country="ES" officeooo:rsid="00309b40" style:font-size-asian="11pt" style:font-size-complex="11pt"/>
    </style:style>
    <style:style style:name="T149" style:family="text">
      <style:text-properties style:font-name="Liberation Sans" fo:font-size="11pt" fo:language="es" fo:country="ES" officeooo:rsid="0056eeac" style:font-size-asian="11pt" style:font-size-complex="11pt"/>
    </style:style>
    <style:style style:name="T150" style:family="text">
      <style:text-properties style:font-name="Liberation Sans" fo:font-size="11pt" fo:language="es" fo:country="ES" officeooo:rsid="006c29cf" style:font-size-asian="11pt" style:font-size-complex="11pt"/>
    </style:style>
    <style:style style:name="T151" style:family="text">
      <style:text-properties style:font-name="Liberation Sans" fo:font-size="11pt" fo:language="es" fo:country="ES" officeooo:rsid="0069bd9a" style:font-size-asian="11pt" style:font-size-complex="11pt"/>
    </style:style>
    <style:style style:name="T152" style:family="text">
      <style:text-properties style:font-name="Liberation Sans" fo:font-size="11pt" fo:language="es" fo:country="ES" officeooo:rsid="007de076" style:font-size-asian="11pt" style:font-size-complex="11pt"/>
    </style:style>
    <style:style style:name="T153" style:family="text">
      <style:text-properties style:font-name="Liberation Sans" fo:font-size="11pt" fo:language="es" fo:country="ES" officeooo:rsid="006dc902" style:font-size-asian="11pt" style:font-size-complex="11pt"/>
    </style:style>
    <style:style style:name="T154" style:family="text">
      <style:text-properties style:font-name="Liberation Sans" fo:font-size="11pt" fo:language="es" fo:country="ES" officeooo:rsid="00765bbb" style:font-size-asian="11pt" style:font-size-complex="11pt"/>
    </style:style>
    <style:style style:name="T155" style:family="text">
      <style:text-properties style:font-name="Liberation Sans" fo:font-size="11pt" fo:language="es" fo:country="ES" officeooo:rsid="01119e67" style:font-size-asian="11pt" style:font-size-complex="11pt"/>
    </style:style>
    <style:style style:name="T156" style:family="text">
      <style:text-properties style:font-name="Liberation Sans" fo:font-size="11pt" fo:language="es" fo:country="ES" officeooo:rsid="011d51e9" style:font-size-asian="11pt" style:font-size-complex="11pt"/>
    </style:style>
    <style:style style:name="T157" style:family="text">
      <style:text-properties style:font-name="Liberation Sans" fo:font-size="11pt" fo:language="es" fo:country="ES" officeooo:rsid="012a6f35" style:font-size-asian="11pt" style:font-size-complex="11pt"/>
    </style:style>
    <style:style style:name="T158" style:family="text">
      <style:text-properties style:font-name="Liberation Sans" fo:font-size="11pt" fo:language="es" fo:country="ES" officeooo:rsid="0134faa8" style:font-size-asian="11pt" style:font-size-complex="11pt"/>
    </style:style>
    <style:style style:name="T159" style:family="text">
      <style:text-properties style:font-name="Liberation Sans" fo:font-size="11pt" fo:language="es" fo:country="ES" officeooo:rsid="014425eb" style:font-size-asian="11pt" style:font-size-complex="11pt"/>
    </style:style>
    <style:style style:name="T160" style:family="text">
      <style:text-properties style:font-name="Liberation Sans" fo:font-size="11pt" fo:language="es" fo:country="ES" officeooo:rsid="0024f9f2" style:font-name-asian="Liberation Mono" style:font-size-asian="11pt" style:font-name-complex="Liberation Mono" style:font-size-complex="11pt"/>
    </style:style>
    <style:style style:name="T161" style:family="text">
      <style:text-properties style:font-name="Liberation Sans" fo:font-size="11pt" fo:language="es" fo:country="ES" officeooo:rsid="00f2d782" style:font-name-asian="Liberation Mono" style:font-size-asian="11pt" style:font-name-complex="Liberation Mono" style:font-size-complex="11pt"/>
    </style:style>
    <style:style style:name="T162" style:family="text">
      <style:text-properties style:font-name="Liberation Sans" fo:font-size="11pt" fo:language="es" fo:country="ES" officeooo:rsid="00f8133b" style:font-name-asian="Liberation Mono" style:font-size-asian="11pt" style:font-name-complex="Liberation Mono" style:font-size-complex="11pt"/>
    </style:style>
    <style:style style:name="T163" style:family="text">
      <style:text-properties style:font-name="Liberation Sans" fo:font-size="11pt" fo:language="es" fo:country="ES" officeooo:rsid="00efc20a" style:font-name-asian="Liberation Mono" style:font-size-asian="11pt" style:font-name-complex="Liberation Mono" style:font-size-complex="11pt"/>
    </style:style>
    <style:style style:name="T164" style:family="text">
      <style:text-properties style:font-name="Liberation Sans" fo:font-size="11pt" fo:language="es" fo:country="ES" officeooo:rsid="00f07082" style:font-name-asian="Liberation Mono" style:font-size-asian="11pt" style:font-name-complex="Liberation Mono" style:font-size-complex="11pt"/>
    </style:style>
    <style:style style:name="T165" style:family="text">
      <style:text-properties style:font-name="Liberation Sans" fo:font-size="11pt" fo:language="es" fo:country="ES" officeooo:rsid="00150155" style:font-name-asian="Liberation Mono" style:font-size-asian="11pt" style:font-name-complex="Liberation Mono" style:font-size-complex="11pt"/>
    </style:style>
    <style:style style:name="T166" style:family="text">
      <style:text-properties style:font-name="Liberation Sans" fo:font-size="11pt" fo:language="es" fo:country="ES" officeooo:rsid="00198c82" style:font-name-asian="Liberation Mono" style:font-size-asian="11pt" style:font-name-complex="Liberation Mono" style:font-size-complex="11pt"/>
    </style:style>
    <style:style style:name="T167" style:family="text">
      <style:text-properties style:font-name="Liberation Sans" fo:font-size="11pt" fo:language="es" fo:country="ES" officeooo:rsid="004fc186" style:font-name-asian="Liberation Mono" style:font-size-asian="11pt" style:font-name-complex="Liberation Mono" style:font-size-complex="11pt"/>
    </style:style>
    <style:style style:name="T168" style:family="text">
      <style:text-properties style:font-name="Liberation Sans" fo:font-size="11pt" fo:language="es" fo:country="ES" officeooo:rsid="008233ac" style:font-name-asian="Liberation Mono" style:font-size-asian="11pt" style:font-name-complex="Liberation Mono" style:font-size-complex="11pt"/>
    </style:style>
    <style:style style:name="T169" style:family="text">
      <style:text-properties style:font-name="Liberation Sans" fo:font-size="11pt" fo:language="es" fo:country="ES" officeooo:rsid="00cb46cb" style:font-name-asian="Liberation Mono" style:font-size-asian="11pt" style:font-name-complex="Liberation Mono" style:font-size-complex="11pt"/>
    </style:style>
    <style:style style:name="T170" style:family="text">
      <style:text-properties style:font-name="Liberation Sans" fo:font-size="11pt" fo:language="es" fo:country="ES" fo:font-style="normal" officeooo:rsid="00150155" style:font-name-asian="Liberation Mono" style:font-size-asian="11pt" style:font-style-asian="normal" style:font-name-complex="Liberation Mono" style:font-size-complex="11pt" style:font-style-complex="normal"/>
    </style:style>
    <style:style style:name="T171" style:family="text">
      <style:text-properties style:font-name="Liberation Sans" fo:font-size="11pt" fo:language="es" fo:country="ES" fo:font-style="normal" officeooo:rsid="0017d3f3" style:font-name-asian="Liberation Mono" style:font-size-asian="11pt" style:font-style-asian="normal" style:font-name-complex="Liberation Mono" style:font-size-complex="11pt" style:font-style-complex="normal"/>
    </style:style>
    <style:style style:name="T172" style:family="text">
      <style:text-properties style:font-name="Liberation Sans" fo:font-size="11pt" fo:language="es" fo:country="ES" fo:font-style="normal" officeooo:rsid="0014cf0a" style:font-name-asian="Liberation Mono" style:font-size-asian="11pt" style:font-style-asian="normal" style:font-name-complex="Liberation Mono" style:font-size-complex="11pt" style:font-style-complex="normal"/>
    </style:style>
    <style:style style:name="T173" style:family="text">
      <style:text-properties style:font-name="Liberation Sans" fo:font-size="11pt" fo:language="es" fo:country="ES" fo:font-style="normal" officeooo:rsid="00198c82" style:font-name-asian="Liberation Mono" style:font-size-asian="11pt" style:font-style-asian="normal" style:font-name-complex="Liberation Mono" style:font-size-complex="11pt" style:font-style-complex="normal"/>
    </style:style>
    <style:style style:name="T174" style:family="text">
      <style:text-properties style:font-name="Liberation Sans" fo:font-size="11pt" fo:language="es" fo:country="ES" fo:font-style="normal" officeooo:rsid="00f51255" style:font-name-asian="Liberation Mono" style:font-size-asian="11pt" style:font-style-asian="normal" style:font-name-complex="Liberation Mono" style:font-size-complex="11pt" style:font-style-complex="normal"/>
    </style:style>
    <style:style style:name="T175" style:family="text">
      <style:text-properties style:font-name="Liberation Sans" fo:font-size="11pt" fo:language="es" fo:country="ES" fo:font-style="normal" officeooo:rsid="00f07082" style:font-name-asian="Liberation Mono" style:font-size-asian="11pt" style:font-style-asian="normal" style:font-name-complex="Liberation Mono" style:font-size-complex="11pt" style:font-style-complex="normal"/>
    </style:style>
    <style:style style:name="T176" style:family="text">
      <style:text-properties style:font-name="Liberation Sans" fo:font-size="11pt" fo:language="es" fo:country="ES" fo:font-style="normal" officeooo:rsid="00d18cd1" style:font-name-asian="Liberation Mono" style:font-size-asian="11pt" style:font-style-asian="normal" style:font-name-complex="Liberation Mono" style:font-size-complex="11pt" style:font-style-complex="normal"/>
    </style:style>
    <style:style style:name="T177" style:family="text">
      <style:text-properties style:font-name="Liberation Sans" fo:font-size="11pt" fo:language="es" fo:country="ES" fo:font-style="normal" officeooo:rsid="00f8f57e" style:font-name-asian="Liberation Mono" style:font-size-asian="11pt" style:font-style-asian="normal" style:font-name-complex="Liberation Mono" style:font-size-complex="11pt" style:font-style-complex="normal"/>
    </style:style>
    <style:style style:name="T178" style:family="text">
      <style:text-properties style:font-name="Liberation Sans" fo:font-size="11pt" fo:language="es" fo:country="ES" fo:font-style="normal" officeooo:rsid="004fc186" style:font-name-asian="Liberation Mono" style:font-size-asian="11pt" style:font-style-asian="normal" style:font-name-complex="Liberation Mono" style:font-size-complex="11pt" style:font-style-complex="normal"/>
    </style:style>
    <style:style style:name="T179" style:family="text">
      <style:text-properties style:font-name="Liberation Sans" fo:font-size="11pt" fo:language="es" fo:country="ES" fo:font-style="normal" officeooo:rsid="0050b3d2" style:font-name-asian="Liberation Mono" style:font-size-asian="11pt" style:font-style-asian="normal" style:font-name-complex="Liberation Mono" style:font-size-complex="11pt" style:font-style-complex="normal"/>
    </style:style>
    <style:style style:name="T180" style:family="text">
      <style:text-properties style:font-name="Liberation Sans" fo:font-size="11pt" fo:language="es" fo:country="ES" fo:font-style="normal" officeooo:rsid="007b9fe0" style:font-name-asian="Liberation Mono" style:font-size-asian="11pt" style:font-style-asian="normal" style:font-name-complex="Liberation Mono" style:font-size-complex="11pt" style:font-style-complex="normal"/>
    </style:style>
    <style:style style:name="T181" style:family="text">
      <style:text-properties style:font-name="Liberation Sans" fo:font-size="11pt" fo:language="es" fo:country="ES" fo:font-style="normal" officeooo:rsid="00cb46cb" style:font-name-asian="Liberation Mono" style:font-size-asian="11pt" style:font-style-asian="normal" style:font-name-complex="Liberation Mono" style:font-size-complex="11pt" style:font-style-complex="normal"/>
    </style:style>
    <style:style style:name="T182" style:family="text">
      <style:text-properties style:font-name="Liberation Sans" fo:font-size="11pt" fo:language="es" fo:country="ES" fo:font-style="normal" officeooo:rsid="00d57fc8" style:font-name-asian="Liberation Mono" style:font-size-asian="11pt" style:font-style-asian="normal" style:font-name-complex="Liberation Mono" style:font-size-complex="11pt" style:font-style-complex="normal"/>
    </style:style>
    <style:style style:name="T183" style:family="text">
      <style:text-properties style:font-name="Liberation Sans" fo:font-size="11pt" fo:language="es" fo:country="ES" fo:font-style="normal" officeooo:rsid="0124fd40" style:font-name-asian="Liberation Mono" style:font-size-asian="11pt" style:font-style-asian="normal" style:font-name-complex="Liberation Mono" style:font-size-complex="11pt" style:font-style-complex="normal"/>
    </style:style>
    <style:style style:name="T184" style:family="text">
      <style:text-properties style:font-name="Liberation Sans" fo:font-size="11pt" fo:language="es" fo:country="ES" fo:font-style="normal" officeooo:rsid="003f92bd" style:font-size-asian="11pt" style:font-style-asian="normal" style:font-size-complex="11pt" style:font-style-complex="normal"/>
    </style:style>
    <style:style style:name="T185" style:family="text">
      <style:text-properties style:font-name="Liberation Sans" fo:font-size="11pt" fo:language="es" fo:country="ES" fo:font-style="normal" officeooo:rsid="00d18cd1" style:font-size-asian="11pt" style:font-style-asian="normal" style:font-size-complex="11pt" style:font-style-complex="normal"/>
    </style:style>
    <style:style style:name="T186" style:family="text">
      <style:text-properties style:font-name="Liberation Sans" fo:font-size="11pt" fo:language="es" fo:country="ES" fo:font-style="normal" officeooo:rsid="00150155" style:font-size-asian="11pt" style:font-style-asian="normal" style:font-size-complex="11pt" style:font-style-complex="normal"/>
    </style:style>
    <style:style style:name="T187" style:family="text">
      <style:text-properties style:font-name="Liberation Sans" fo:font-size="11pt" fo:language="es" fo:country="ES" fo:font-style="normal" officeooo:rsid="00745fc1" style:font-size-asian="11pt" style:font-style-asian="normal" style:font-size-complex="11pt" style:font-style-complex="normal"/>
    </style:style>
    <style:style style:name="T188" style:family="text">
      <style:text-properties style:font-name="Liberation Sans" fo:font-size="11pt" fo:language="es" fo:country="ES" fo:font-style="normal" officeooo:rsid="00866cc8" style:font-size-asian="11pt" style:font-style-asian="normal" style:font-size-complex="11pt" style:font-style-complex="normal"/>
    </style:style>
    <style:style style:name="T189" style:family="text">
      <style:text-properties style:font-name="Liberation Sans" fo:font-size="11pt" fo:language="es" fo:country="ES" fo:font-style="normal" officeooo:rsid="00f51255" style:font-size-asian="11pt" style:font-style-asian="normal" style:font-size-complex="11pt" style:font-style-complex="normal"/>
    </style:style>
    <style:style style:name="T190" style:family="text">
      <style:text-properties style:font-name="Liberation Sans" fo:font-size="11pt" fo:language="es" fo:country="ES" fo:font-style="normal" officeooo:rsid="00f8cea1" style:font-size-asian="11pt" style:font-style-asian="normal" style:font-size-complex="11pt" style:font-style-complex="normal"/>
    </style:style>
    <style:style style:name="T191" style:family="text">
      <style:text-properties style:font-name="Liberation Sans" fo:font-size="11pt" fo:language="es" fo:country="ES" fo:font-style="normal" officeooo:rsid="00f8133b" style:font-size-asian="11pt" style:font-style-asian="normal" style:font-size-complex="11pt" style:font-style-complex="normal"/>
    </style:style>
    <style:style style:name="T192" style:family="text">
      <style:text-properties style:font-name="Liberation Sans" fo:font-size="11pt" fo:language="es" fo:country="ES" fo:font-style="normal" officeooo:rsid="004fc186" style:font-size-asian="11pt" style:font-style-asian="normal" style:font-size-complex="11pt" style:font-style-complex="normal"/>
    </style:style>
    <style:style style:name="T193" style:family="text">
      <style:text-properties style:font-name="Liberation Sans" fo:font-size="11pt" fo:language="es" fo:country="ES" fo:font-style="normal" officeooo:rsid="0124fd40" style:font-size-asian="11pt" style:font-style-asian="normal" style:font-size-complex="11pt" style:font-style-complex="normal"/>
    </style:style>
    <style:style style:name="T194" style:family="text">
      <style:text-properties style:font-name="Liberation Sans" fo:font-size="11pt" fo:language="es" fo:country="ES" fo:font-style="italic" officeooo:rsid="00150155" style:font-name-asian="Liberation Mono" style:font-size-asian="11pt" style:font-style-asian="italic" style:font-name-complex="Liberation Mono" style:font-size-complex="11pt" style:font-style-complex="italic"/>
    </style:style>
    <style:style style:name="T195" style:family="text">
      <style:text-properties style:font-name="Liberation Sans" fo:font-size="11pt" fo:language="es" fo:country="ES" fo:font-style="italic" officeooo:rsid="0069bd9a" style:font-size-asian="11pt" style:font-style-asian="italic" style:font-size-complex="11pt" style:font-style-complex="italic"/>
    </style:style>
    <style:style style:name="T196" style:family="text">
      <style:text-properties style:font-name="Liberation Sans" fo:language="es" fo:country="ES" officeooo:rsid="000eb537"/>
    </style:style>
    <style:style style:name="T197" style:family="text">
      <style:text-properties style:font-name="Liberation Sans" fo:language="es" fo:country="ES" officeooo:rsid="00150155"/>
    </style:style>
    <style:style style:name="T198" style:family="text">
      <style:text-properties style:font-name="Liberation Sans" fo:language="es" fo:country="ES" officeooo:rsid="00c83861"/>
    </style:style>
    <style:style style:name="T199" style:family="text">
      <style:text-properties style:font-name="Liberation Sans" fo:font-weight="normal" style:font-weight-asian="normal" style:font-weight-complex="normal"/>
    </style:style>
    <style:style style:name="T200" style:family="text">
      <style:text-properties style:font-name="Liberation Sans" fo:font-weight="normal" officeooo:rsid="00e363af" style:font-weight-asian="normal" style:font-weight-complex="normal"/>
    </style:style>
    <style:style style:name="T201" style:family="text">
      <style:text-properties style:font-name="Liberation Sans" fo:font-style="normal" officeooo:rsid="00978b49" style:font-name-asian="PingFang SC" style:font-style-asian="normal" style:font-name-complex="Arial Unicode MS1" style:font-style-complex="normal"/>
    </style:style>
    <style:style style:name="T202" style:family="text">
      <style:text-properties style:font-name="Liberation Sans" fo:font-style="normal" officeooo:rsid="000d802b" style:font-name-asian="PingFang SC" style:font-style-asian="normal" style:font-name-complex="Arial Unicode MS1" style:font-style-complex="normal"/>
    </style:style>
    <style:style style:name="T203" style:family="text">
      <style:text-properties fo:color="#000080" loext:opacity="100%" style:font-name="Liberation Sans" fo:font-size="11pt" style:text-underline-style="solid" style:text-underline-width="auto" style:text-underline-color="font-color" style:font-size-asian="11pt" style:font-size-complex="11pt"/>
    </style:style>
    <style:style style:name="T204" style:family="text">
      <style:text-properties fo:color="#000080" loext:opacity="100%" style:font-name="Liberation Sans" fo:font-size="11pt" style:text-underline-style="solid" style:text-underline-width="auto" style:text-underline-color="font-color" officeooo:rsid="00b743dc" style:font-size-asian="11pt" style:font-size-complex="11pt"/>
    </style:style>
    <style:style style:name="T205" style:family="text">
      <style:text-properties fo:color="#000080" loext:opacity="100%" style:font-name="Liberation Sans" fo:font-size="11pt" style:text-underline-style="solid" style:text-underline-width="auto" style:text-underline-color="font-color" officeooo:rsid="00a3c7aa" style:font-size-asian="11pt" style:font-size-complex="11pt"/>
    </style:style>
    <style:style style:name="T206" style:family="text">
      <style:text-properties fo:color="#000080" loext:opacity="100%" style:font-name="Liberation Sans" fo:font-size="11pt" style:text-underline-style="none" officeooo:rsid="000b0e86" style:font-size-asian="11pt" style:font-size-complex="11pt"/>
    </style:style>
    <style:style style:name="T207" style:family="text">
      <style:text-properties fo:color="#000080" loext:opacity="100%" style:font-name="Liberation Sans" fo:font-size="11pt" fo:language="es" fo:country="ES" style:text-underline-style="solid" style:text-underline-width="auto" style:text-underline-color="font-color" officeooo:rsid="00bf936f" style:font-name-asian="Liberation Mono" style:font-size-asian="11pt" style:font-name-complex="Liberation Mono" style:font-size-complex="11pt"/>
    </style:style>
    <style:style style:name="T208" style:family="text">
      <style:text-properties fo:color="#000080" loext:opacity="100%" style:font-name="Liberation Sans" fo:font-size="11pt" fo:language="es" fo:country="ES" fo:font-style="normal" style:text-underline-style="solid" style:text-underline-width="auto" style:text-underline-color="font-color" officeooo:rsid="00f8cea1" style:font-size-asian="11pt" style:font-style-asian="normal" style:font-size-complex="11pt" style:font-style-complex="normal"/>
    </style:style>
    <style:style style:name="T209" style:family="text">
      <style:text-properties fo:color="#000080" loext:opacity="100%" style:font-name="Liberation Sans" fo:font-size="11pt" fo:language="es" fo:country="ES" fo:font-style="normal" style:text-underline-style="solid" style:text-underline-width="auto" style:text-underline-color="font-color" fo:font-weight="normal" officeooo:rsid="00f7a045" style:font-size-asian="11pt" style:font-style-asian="normal" style:font-weight-asian="normal" style:font-size-complex="11pt" style:font-style-complex="normal" style:font-weight-complex="normal"/>
    </style:style>
    <style:style style:name="T210" style:family="text">
      <style:text-properties fo:color="#000080" loext:opacity="100%" style:font-name="Liberation Sans" fo:font-size="11pt" fo:language="es" fo:country="ES" fo:font-style="normal" style:text-underline-style="solid" style:text-underline-width="auto" style:text-underline-color="font-color" fo:font-weight="normal" officeooo:rsid="009523d8" style:font-name-asian="Liberation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T211" style:family="text">
      <style:text-properties fo:color="#000080" loext:opacity="100%" style:text-underline-style="solid" style:text-underline-width="auto" style:text-underline-color="font-color" officeooo:rsid="000ea4fb"/>
    </style:style>
    <style:style style:name="T212" style:family="text">
      <style:text-properties fo:color="#000080" loext:opacity="100%" fo:language="es" fo:country="ES" style:text-underline-style="solid" style:text-underline-width="auto" style:text-underline-color="font-color" officeooo:rsid="000eb537"/>
    </style:style>
    <style:style style:name="T213" style:family="text">
      <style:text-properties fo:color="#000080" loext:opacity="100%" fo:language="es" fo:country="ES" style:text-underline-style="solid" style:text-underline-width="auto" style:text-underline-color="font-color" officeooo:rsid="00150155" style:font-size-asian="11pt" style:font-size-complex="11pt"/>
    </style:style>
    <style:style style:name="T214" style:family="text">
      <style:text-properties fo:color="#000080" loext:opacity="100%" fo:font-size="11pt" style:text-underline-style="solid" style:text-underline-width="auto" style:text-underline-color="font-color" style:font-size-asian="11pt" style:font-size-complex="11pt"/>
    </style:style>
    <style:style style:name="T215" style:family="text">
      <style:text-properties fo:color="#000080" loext:opacity="100%" fo:font-size="11pt" style:text-underline-style="solid" style:text-underline-width="auto" style:text-underline-color="font-color" officeooo:rsid="004d6b9b" style:font-size-asian="11pt" style:font-size-complex="11pt"/>
    </style:style>
    <style:style style:name="T216" style:family="text">
      <style:text-properties fo:color="#000080" loext:opacity="100%" style:text-position="0% 100%" style:text-underline-style="solid" style:text-underline-width="auto" style:text-underline-color="font-color" fo:font-weight="normal" officeooo:rsid="007a4302" style:font-weight-asian="normal" style:font-weight-complex="normal"/>
    </style:style>
    <style:style style:name="T217" style:family="text">
      <style:text-properties fo:color="#000080" loext:opacity="100%" style:text-position="0% 100%" style:text-underline-style="solid" style:text-underline-width="auto" style:text-underline-color="font-color" fo:font-weight="normal" officeooo:rsid="009ec72d" style:font-weight-asian="normal" style:font-weight-complex="normal"/>
    </style:style>
    <style:style style:name="T218" style:family="text">
      <style:text-properties fo:color="#000080" loext:opacity="100%" style:text-position="0% 100%" style:text-underline-style="solid" style:text-underline-width="auto" style:text-underline-color="font-color" fo:font-weight="normal" officeooo:rsid="00a06cbc" style:font-weight-asian="normal" style:font-weight-complex="normal"/>
    </style:style>
    <style:style style:name="T219" style:family="text">
      <style:text-properties officeooo:rsid="0018f814"/>
    </style:style>
    <style:style style:name="T220" style:family="text">
      <style:text-properties fo:font-size="10pt" style:font-size-asian="10pt" style:font-size-complex="10pt"/>
    </style:style>
    <style:style style:name="T221" style:family="text">
      <style:text-properties fo:font-size="10pt" officeooo:rsid="006990d5" style:font-size-asian="10pt" style:font-size-complex="10pt"/>
    </style:style>
    <style:style style:name="T222" style:family="text">
      <style:text-properties officeooo:rsid="00ceaf15"/>
    </style:style>
    <style:style style:name="T223" style:family="text">
      <style:text-properties officeooo:rsid="000dcd2c"/>
    </style:style>
    <style:style style:name="T224" style:family="text">
      <style:text-properties officeooo:rsid="000ea4fb"/>
    </style:style>
    <style:style style:name="T225" style:family="text">
      <style:text-properties officeooo:rsid="000fa07f"/>
    </style:style>
    <style:style style:name="T226" style:family="text">
      <style:text-properties officeooo:rsid="0010263b"/>
    </style:style>
    <style:style style:name="T227" style:family="text">
      <style:text-properties officeooo:rsid="0011b52e"/>
    </style:style>
    <style:style style:name="T228" style:family="text">
      <style:text-properties fo:language="es" fo:country="ES"/>
    </style:style>
    <style:style style:name="T229" style:family="text">
      <style:text-properties fo:language="es" fo:country="ES" officeooo:rsid="001312b3"/>
    </style:style>
    <style:style style:name="T230" style:family="text">
      <style:text-properties fo:language="es" fo:country="ES" officeooo:rsid="0013c741"/>
    </style:style>
    <style:style style:name="T231" style:family="text">
      <style:text-properties fo:language="es" fo:country="ES" officeooo:rsid="00150155"/>
    </style:style>
    <style:style style:name="T232" style:family="text">
      <style:text-properties fo:language="es" fo:country="ES" fo:font-weight="normal" officeooo:rsid="01112a93" style:font-weight-asian="normal" style:font-weight-complex="normal"/>
    </style:style>
    <style:style style:name="T233" style:family="text">
      <style:text-properties fo:language="es" fo:country="ES" officeooo:rsid="00102428"/>
    </style:style>
    <style:style style:name="T234" style:family="text">
      <style:text-properties fo:language="es" fo:country="ES" officeooo:rsid="0025e6e3"/>
    </style:style>
    <style:style style:name="T235" style:family="text">
      <style:text-properties fo:language="es" fo:country="ES" officeooo:rsid="00acfa86"/>
    </style:style>
    <style:style style:name="T236" style:family="text">
      <style:text-properties fo:language="es" fo:country="ES" officeooo:rsid="0013a837"/>
    </style:style>
    <style:style style:name="T237" style:family="text">
      <style:text-properties fo:language="es" fo:country="ES" officeooo:rsid="011c25b8"/>
    </style:style>
    <style:style style:name="T238" style:family="text">
      <style:text-properties fo:language="es" fo:country="ES" officeooo:rsid="01081dd2"/>
    </style:style>
    <style:style style:name="T239" style:family="text">
      <style:text-properties fo:language="es" fo:country="ES" officeooo:rsid="010828bf"/>
    </style:style>
    <style:style style:name="T240" style:family="text">
      <style:text-properties fo:language="es" fo:country="ES" officeooo:rsid="00ae4172"/>
    </style:style>
    <style:style style:name="T241" style:family="text">
      <style:text-properties fo:language="es" fo:country="ES" officeooo:rsid="0027afc4"/>
    </style:style>
    <style:style style:name="T242" style:family="text">
      <style:text-properties fo:language="es" fo:country="ES" officeooo:rsid="0029427a"/>
    </style:style>
    <style:style style:name="T243" style:family="text">
      <style:text-properties fo:language="es" fo:country="ES" officeooo:rsid="002b39e4"/>
    </style:style>
    <style:style style:name="T244" style:family="text">
      <style:text-properties fo:language="es" fo:country="ES" officeooo:rsid="002c7f30"/>
    </style:style>
    <style:style style:name="T245" style:family="text">
      <style:text-properties fo:language="es" fo:country="ES" officeooo:rsid="00326a26"/>
    </style:style>
    <style:style style:name="T246" style:family="text">
      <style:text-properties fo:language="es" fo:country="ES" officeooo:rsid="00363b9f"/>
    </style:style>
    <style:style style:name="T247" style:family="text">
      <style:text-properties fo:language="es" fo:country="ES" officeooo:rsid="0037c4d2"/>
    </style:style>
    <style:style style:name="T248" style:family="text">
      <style:text-properties fo:language="es" fo:country="ES" officeooo:rsid="00386a78"/>
    </style:style>
    <style:style style:name="T249" style:family="text">
      <style:text-properties fo:language="es" fo:country="ES" officeooo:rsid="003bcf41"/>
    </style:style>
    <style:style style:name="T250" style:family="text">
      <style:text-properties fo:language="es" fo:country="ES" officeooo:rsid="003d537d"/>
    </style:style>
    <style:style style:name="T251" style:family="text">
      <style:text-properties fo:language="es" fo:country="ES" fo:font-style="italic" officeooo:rsid="00419436" style:font-style-asian="italic" style:font-style-complex="italic"/>
    </style:style>
    <style:style style:name="T252" style:family="text">
      <style:text-properties fo:language="es" fo:country="ES" fo:font-style="italic" officeooo:rsid="0042885b" style:font-style-asian="italic" style:font-style-complex="italic"/>
    </style:style>
    <style:style style:name="T253" style:family="text">
      <style:text-properties fo:language="es" fo:country="ES" fo:font-style="italic" officeooo:rsid="005cd55d" style:font-style-asian="normal" style:font-style-complex="normal"/>
    </style:style>
    <style:style style:name="T254" style:family="text">
      <style:text-properties fo:language="es" fo:country="ES" fo:font-style="italic" officeooo:rsid="003ee85c" style:font-size-asian="11pt" style:font-style-asian="italic" style:font-size-complex="11pt" style:font-style-complex="italic"/>
    </style:style>
    <style:style style:name="T255" style:family="text">
      <style:text-properties fo:language="es" fo:country="ES" officeooo:rsid="00402cb2"/>
    </style:style>
    <style:style style:name="T256" style:family="text">
      <style:text-properties fo:language="es" fo:country="ES" officeooo:rsid="00406c9f"/>
    </style:style>
    <style:style style:name="T257" style:family="text">
      <style:text-properties fo:language="es" fo:country="ES" officeooo:rsid="00419436"/>
    </style:style>
    <style:style style:name="T258" style:family="text">
      <style:text-properties fo:language="es" fo:country="ES" officeooo:rsid="0042885b"/>
    </style:style>
    <style:style style:name="T259" style:family="text">
      <style:text-properties fo:language="es" fo:country="ES" officeooo:rsid="00474661"/>
    </style:style>
    <style:style style:name="T260" style:family="text">
      <style:text-properties fo:language="es" fo:country="ES" officeooo:rsid="0049019c"/>
    </style:style>
    <style:style style:name="T261" style:family="text">
      <style:text-properties fo:language="es" fo:country="ES" fo:font-style="normal" officeooo:rsid="00419436" style:font-style-asian="normal" style:font-style-complex="normal"/>
    </style:style>
    <style:style style:name="T262" style:family="text">
      <style:text-properties fo:language="es" fo:country="ES" fo:font-style="normal" officeooo:rsid="0049019c" style:font-style-asian="normal" style:font-style-complex="normal"/>
    </style:style>
    <style:style style:name="T263" style:family="text">
      <style:text-properties fo:language="es" fo:country="ES" fo:font-style="normal" officeooo:rsid="006dc902" style:font-style-asian="normal" style:font-style-complex="normal"/>
    </style:style>
    <style:style style:name="T264" style:family="text">
      <style:text-properties fo:language="es" fo:country="ES" fo:font-style="normal" officeooo:rsid="003ee85c" style:font-size-asian="11pt" style:font-style-asian="normal" style:font-size-complex="11pt" style:font-style-complex="normal"/>
    </style:style>
    <style:style style:name="T265" style:family="text">
      <style:text-properties fo:language="es" fo:country="ES" officeooo:rsid="000eb537"/>
    </style:style>
    <style:style style:name="T266" style:family="text">
      <style:text-properties fo:language="es" fo:country="ES" officeooo:rsid="007db8dc"/>
    </style:style>
    <style:style style:name="T267" style:family="text">
      <style:text-properties fo:language="es" fo:country="ES" officeooo:rsid="00802291"/>
    </style:style>
    <style:style style:name="T268" style:family="text">
      <style:text-properties fo:language="es" fo:country="ES" officeooo:rsid="008a1a8a"/>
    </style:style>
    <style:style style:name="T269" style:family="text">
      <style:text-properties fo:language="es" fo:country="ES" officeooo:rsid="006dc902"/>
    </style:style>
    <style:style style:name="T270" style:family="text">
      <style:text-properties fo:language="es" fo:country="ES" officeooo:rsid="00765bbb"/>
    </style:style>
    <style:style style:name="T271" style:family="text">
      <style:text-properties fo:language="es" fo:country="ES" officeooo:rsid="007bec77"/>
    </style:style>
    <style:style style:name="T272" style:family="text">
      <style:text-properties fo:language="es" fo:country="ES" officeooo:rsid="0084fbe7"/>
    </style:style>
    <style:style style:name="T273" style:family="text">
      <style:text-properties fo:language="es" fo:country="ES" officeooo:rsid="00866f09"/>
    </style:style>
    <style:style style:name="T274" style:family="text">
      <style:text-properties fo:language="es" fo:country="ES" officeooo:rsid="008d9140"/>
    </style:style>
    <style:style style:name="T275" style:family="text">
      <style:text-properties fo:language="es" fo:country="ES" officeooo:rsid="009b0d5b"/>
    </style:style>
    <style:style style:name="T276" style:family="text">
      <style:text-properties fo:language="es" fo:country="ES" officeooo:rsid="00b615c0"/>
    </style:style>
    <style:style style:name="T277" style:family="text">
      <style:text-properties fo:language="es" fo:country="ES" officeooo:rsid="00da77a6"/>
    </style:style>
    <style:style style:name="T278" style:family="text">
      <style:text-properties fo:language="es" fo:country="ES" officeooo:rsid="00366d74"/>
    </style:style>
    <style:style style:name="T279" style:family="text">
      <style:text-properties fo:language="es" fo:country="ES" officeooo:rsid="0034c0b6"/>
    </style:style>
    <style:style style:name="T280" style:family="text">
      <style:text-properties fo:language="es" fo:country="ES" officeooo:rsid="00570c3d"/>
    </style:style>
    <style:style style:name="T281" style:family="text">
      <style:text-properties fo:language="es" fo:country="ES" officeooo:rsid="005a7295"/>
    </style:style>
    <style:style style:name="T282" style:family="text">
      <style:text-properties fo:language="es" fo:country="ES" officeooo:rsid="002f6ad7"/>
    </style:style>
    <style:style style:name="T283" style:family="text">
      <style:text-properties fo:language="es" fo:country="ES" officeooo:rsid="005b2c1e"/>
    </style:style>
    <style:style style:name="T284" style:family="text">
      <style:text-properties fo:language="es" fo:country="ES" officeooo:rsid="0040b0e3"/>
    </style:style>
    <style:style style:name="T285" style:family="text">
      <style:text-properties fo:language="es" fo:country="ES" officeooo:rsid="00602c3e"/>
    </style:style>
    <style:style style:name="T286" style:family="text">
      <style:text-properties fo:language="es" fo:country="ES" officeooo:rsid="00584b1a"/>
    </style:style>
    <style:style style:name="T287" style:family="text">
      <style:text-properties fo:language="es" fo:country="ES" officeooo:rsid="003e6624"/>
    </style:style>
    <style:style style:name="T288" style:family="text">
      <style:text-properties fo:language="es" fo:country="ES" officeooo:rsid="005cd55d"/>
    </style:style>
    <style:style style:name="T289" style:family="text">
      <style:text-properties fo:language="es" fo:country="ES" officeooo:rsid="0016d4c1"/>
    </style:style>
    <style:style style:name="T290" style:family="text">
      <style:text-properties fo:language="es" fo:country="ES" officeooo:rsid="0066ab71"/>
    </style:style>
    <style:style style:name="T291" style:family="text">
      <style:text-properties fo:language="es" fo:country="ES" officeooo:rsid="005d3b2e"/>
    </style:style>
    <style:style style:name="T292" style:family="text">
      <style:text-properties fo:language="es" fo:country="ES" officeooo:rsid="006187e0"/>
    </style:style>
    <style:style style:name="T293" style:family="text">
      <style:text-properties fo:language="es" fo:country="ES" officeooo:rsid="006dee29"/>
    </style:style>
    <style:style style:name="T294" style:family="text">
      <style:text-properties fo:language="es" fo:country="ES" officeooo:rsid="006dfb62"/>
    </style:style>
    <style:style style:name="T295" style:family="text">
      <style:text-properties fo:language="es" fo:country="ES" officeooo:rsid="006c3197"/>
    </style:style>
    <style:style style:name="T296" style:family="text">
      <style:text-properties fo:language="es" fo:country="ES" officeooo:rsid="0063d19c"/>
    </style:style>
    <style:style style:name="T297" style:family="text">
      <style:text-properties fo:language="es" fo:country="ES" officeooo:rsid="0068647b"/>
    </style:style>
    <style:style style:name="T298" style:family="text">
      <style:text-properties fo:language="es" fo:country="ES" officeooo:rsid="00642811"/>
    </style:style>
    <style:style style:name="T299" style:family="text">
      <style:text-properties fo:language="es" fo:country="ES" officeooo:rsid="00289d3d"/>
    </style:style>
    <style:style style:name="T300" style:family="text">
      <style:text-properties fo:language="es" fo:country="ES" officeooo:rsid="005e0569"/>
    </style:style>
    <style:style style:name="T301" style:family="text">
      <style:text-properties fo:language="es" fo:country="ES" officeooo:rsid="00de9109"/>
    </style:style>
    <style:style style:name="T302" style:family="text">
      <style:text-properties fo:language="es" fo:country="ES" officeooo:rsid="00e1766e"/>
    </style:style>
    <style:style style:name="T303" style:family="text">
      <style:text-properties fo:language="es" fo:country="ES" officeooo:rsid="00e57290"/>
    </style:style>
    <style:style style:name="T304" style:family="text">
      <style:text-properties fo:language="es" fo:country="ES" officeooo:rsid="00e8c59f"/>
    </style:style>
    <style:style style:name="T305" style:family="text">
      <style:text-properties fo:language="es" fo:country="ES" officeooo:rsid="00ead6ab"/>
    </style:style>
    <style:style style:name="T306" style:family="text">
      <style:text-properties fo:language="es" fo:country="ES" officeooo:rsid="00ed43da"/>
    </style:style>
    <style:style style:name="T307" style:family="text">
      <style:text-properties fo:language="es" fo:country="ES" officeooo:rsid="00eecac6"/>
    </style:style>
    <style:style style:name="T308" style:family="text">
      <style:text-properties fo:language="es" fo:country="ES" officeooo:rsid="00f1de26"/>
    </style:style>
    <style:style style:name="T309" style:family="text">
      <style:text-properties fo:language="es" fo:country="ES" officeooo:rsid="00f41ce2"/>
    </style:style>
    <style:style style:name="T310" style:family="text">
      <style:text-properties fo:language="es" fo:country="ES" officeooo:rsid="00fa89fa"/>
    </style:style>
    <style:style style:name="T311" style:family="text">
      <style:text-properties fo:language="es" fo:country="ES" officeooo:rsid="00ff5b50"/>
    </style:style>
    <style:style style:name="T312" style:family="text">
      <style:text-properties fo:language="es" fo:country="ES" officeooo:rsid="010eb539"/>
    </style:style>
    <style:style style:name="T313" style:family="text">
      <style:text-properties fo:language="es" fo:country="ES" officeooo:rsid="012d1b39"/>
    </style:style>
    <style:style style:name="T314" style:family="text">
      <style:text-properties fo:language="es" fo:country="ES" officeooo:rsid="0130f88c"/>
    </style:style>
    <style:style style:name="T315" style:family="text">
      <style:text-properties fo:language="es" fo:country="ES" officeooo:rsid="01359dce"/>
    </style:style>
    <style:style style:name="T316" style:family="text">
      <style:text-properties fo:language="es" fo:country="ES" officeooo:rsid="01451bd6"/>
    </style:style>
    <style:style style:name="T317" style:family="text">
      <style:text-properties fo:language="es" fo:country="ES" style:font-size-asian="11pt" style:font-size-complex="11pt"/>
    </style:style>
    <style:style style:name="T318" style:family="text">
      <style:text-properties fo:language="es" fo:country="ES" officeooo:rsid="00150155" style:font-size-asian="11pt" style:font-size-complex="11pt"/>
    </style:style>
    <style:style style:name="T319" style:family="text">
      <style:text-properties fo:language="es" fo:country="ES" officeooo:rsid="00198c82" style:font-size-asian="11pt" style:font-size-complex="11pt"/>
    </style:style>
    <style:style style:name="T320" style:family="text">
      <style:text-properties fo:language="es" fo:country="ES" officeooo:rsid="004e1bed" style:font-size-asian="11pt" style:font-size-complex="11pt"/>
    </style:style>
    <style:style style:name="T321" style:family="text">
      <style:text-properties fo:language="es" fo:country="ES" officeooo:rsid="00164b89" style:font-size-asian="11pt" style:font-size-complex="11pt"/>
    </style:style>
    <style:style style:name="T322" style:family="text">
      <style:text-properties fo:language="es" fo:country="ES" officeooo:rsid="0043eab1" style:font-size-asian="11pt" style:font-size-complex="11pt"/>
    </style:style>
    <style:style style:name="T323" style:family="text">
      <style:text-properties fo:language="es" fo:country="ES" officeooo:rsid="018e90ed" style:font-size-asian="11pt" style:font-size-complex="11pt"/>
    </style:style>
    <style:style style:name="T324" style:family="text">
      <style:text-properties fo:language="es" fo:country="ES" officeooo:rsid="00209348" style:font-size-asian="11pt" style:font-size-complex="11pt"/>
    </style:style>
    <style:style style:name="T325" style:family="text">
      <style:text-properties fo:language="es" fo:country="ES" officeooo:rsid="0021612b" style:font-size-asian="11pt" style:font-size-complex="11pt"/>
    </style:style>
    <style:style style:name="T326" style:family="text">
      <style:text-properties fo:language="es" fo:country="ES" officeooo:rsid="00530ef4" style:font-size-asian="11pt" style:font-size-complex="11pt"/>
    </style:style>
    <style:style style:name="T327" style:family="text">
      <style:text-properties fo:language="es" fo:country="ES" officeooo:rsid="0054ecdf" style:font-size-asian="11pt" style:font-size-complex="11pt"/>
    </style:style>
    <style:style style:name="T328" style:family="text">
      <style:text-properties fo:language="es" fo:country="ES" officeooo:rsid="007582d8" style:font-size-asian="11pt" style:font-size-complex="11pt"/>
    </style:style>
    <style:style style:name="T329" style:family="text">
      <style:text-properties fo:language="es" fo:country="ES" officeooo:rsid="001b3ab7" style:font-size-asian="11pt" style:font-size-complex="11pt"/>
    </style:style>
    <style:style style:name="T330" style:family="text">
      <style:text-properties fo:language="es" fo:country="ES" officeooo:rsid="01266807" style:font-size-asian="11pt" style:font-size-complex="11pt"/>
    </style:style>
    <style:style style:name="T331" style:family="text">
      <style:text-properties fo:language="es" fo:country="ES" officeooo:rsid="00cccc12" style:font-size-asian="11pt" style:font-size-complex="11pt"/>
    </style:style>
    <style:style style:name="T332" style:family="text">
      <style:text-properties fo:language="es" fo:country="ES" officeooo:rsid="00d73c67" style:font-size-asian="11pt" style:font-size-complex="11pt"/>
    </style:style>
    <style:style style:name="T333" style:family="text">
      <style:text-properties fo:language="es" fo:country="ES" officeooo:rsid="00309b40" style:font-size-asian="11pt" style:font-size-complex="11pt"/>
    </style:style>
    <style:style style:name="T334" style:family="text">
      <style:text-properties fo:language="es" fo:country="ES" officeooo:rsid="00305c29" style:font-size-asian="11pt" style:font-size-complex="11pt"/>
    </style:style>
    <style:style style:name="T335" style:family="text">
      <style:text-properties fo:language="es" fo:country="ES" officeooo:rsid="003ee85c" style:font-size-asian="11pt" style:font-size-complex="11pt"/>
    </style:style>
    <style:style style:name="T336" style:family="text">
      <style:text-properties fo:language="es" fo:country="ES" officeooo:rsid="003d537d" style:font-size-asian="11pt" style:font-size-complex="11pt"/>
    </style:style>
    <style:style style:name="T337" style:family="text">
      <style:text-properties fo:language="es" fo:country="ES" officeooo:rsid="00d29f45" style:font-size-asian="11pt" style:font-size-complex="11pt"/>
    </style:style>
    <style:style style:name="T338" style:family="text">
      <style:text-properties fo:language="es" fo:country="ES" officeooo:rsid="0031061e" style:font-size-asian="11pt" style:font-size-complex="11pt"/>
    </style:style>
    <style:style style:name="T339" style:family="text">
      <style:text-properties fo:language="es" fo:country="ES" officeooo:rsid="0050b3d2" style:font-size-asian="11pt" style:font-size-complex="11pt"/>
    </style:style>
    <style:style style:name="T340" style:family="text">
      <style:text-properties fo:language="es" fo:country="ES" officeooo:rsid="00d01595" style:font-size-asian="11pt" style:font-size-complex="11pt"/>
    </style:style>
    <style:style style:name="T341" style:family="text">
      <style:text-properties fo:language="es" fo:country="ES" officeooo:rsid="00d9155d" style:font-size-asian="11pt" style:font-size-complex="11pt"/>
    </style:style>
    <style:style style:name="T342" style:family="text">
      <style:text-properties fo:language="es" fo:country="ES" officeooo:rsid="00d200f7" style:font-size-asian="11pt" style:font-size-complex="11pt"/>
    </style:style>
    <style:style style:name="T343" style:family="text">
      <style:text-properties fo:language="es" fo:country="ES" officeooo:rsid="008886a3" style:font-size-asian="11pt" style:font-size-complex="11pt"/>
    </style:style>
    <style:style style:name="T344" style:family="text">
      <style:text-properties fo:language="es" fo:country="ES" officeooo:rsid="018eb7d1" style:font-size-asian="11pt" style:font-size-complex="11pt"/>
    </style:style>
    <style:style style:name="T345" style:family="text">
      <style:text-properties fo:language="es" fo:country="ES" officeooo:rsid="00a33798" style:font-size-asian="11pt" style:font-size-complex="11pt"/>
    </style:style>
    <style:style style:name="T346" style:family="text">
      <style:text-properties fo:language="es" fo:country="ES" officeooo:rsid="008980af" style:font-size-asian="11pt" style:font-size-complex="11pt"/>
    </style:style>
    <style:style style:name="T347" style:family="text">
      <style:text-properties fo:language="es" fo:country="ES" officeooo:rsid="0128419d" style:font-size-asian="11pt" style:font-size-complex="11pt"/>
    </style:style>
    <style:style style:name="T348" style:family="text">
      <style:text-properties officeooo:rsid="0014cf0a"/>
    </style:style>
    <style:style style:name="T34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50" style:family="text">
      <style:text-properties style:font-name="Liberation Mono" fo:font-size="10pt" officeooo:rsid="0014cf0a" style:font-name-asian="Liberation Mono" style:font-size-asian="10pt" style:font-name-complex="Liberation Mono" style:font-size-complex="10pt"/>
    </style:style>
    <style:style style:name="T351" style:family="text">
      <style:text-properties style:font-name="Liberation Mono" fo:font-size="10pt" officeooo:rsid="004d6b9b" style:font-name-asian="Liberation Mono" style:font-size-asian="10pt" style:font-name-complex="Liberation Mono" style:font-size-complex="10pt"/>
    </style:style>
    <style:style style:name="T352" style:family="text">
      <style:text-properties style:font-name="Liberation Mono" fo:font-size="10pt" officeooo:rsid="005800b6" style:font-name-asian="Liberation Mono" style:font-size-asian="10pt" style:font-name-complex="Liberation Mono" style:font-size-complex="10pt"/>
    </style:style>
    <style:style style:name="T353" style:family="text">
      <style:text-properties style:font-name="Liberation Mono" fo:font-size="10pt" officeooo:rsid="01ae8402" style:font-name-asian="Liberation Mono" style:font-size-asian="10pt" style:font-name-complex="Liberation Mono" style:font-size-complex="10pt"/>
    </style:style>
    <style:style style:name="T354" style:family="text">
      <style:text-properties style:font-name="Liberation Mono" fo:font-size="11pt" fo:language="es" fo:country="ES" officeooo:rsid="0014cf0a" style:font-name-asian="Liberation Mono" style:font-size-asian="11pt" style:font-name-complex="Liberation Mono" style:font-size-complex="11pt"/>
    </style:style>
    <style:style style:name="T355" style:family="text">
      <style:text-properties style:font-name="Liberation Mono" fo:language="es" fo:country="ES"/>
    </style:style>
    <style:style style:name="T356" style:family="text">
      <style:text-properties style:font-name="Liberation Mono" fo:language="es" fo:country="ES" officeooo:rsid="0034c0b6"/>
    </style:style>
    <style:style style:name="T357" style:family="text">
      <style:text-properties style:font-name="Liberation Mono" fo:language="es" fo:country="ES" officeooo:rsid="0063d19c"/>
    </style:style>
    <style:style style:name="T358" style:family="text">
      <style:text-properties style:font-name="Liberation Mono" fo:language="es" fo:country="ES" officeooo:rsid="006187e0"/>
    </style:style>
    <style:style style:name="T359" style:family="text">
      <style:text-properties style:font-name="Liberation Mono" fo:language="es" fo:country="ES" officeooo:rsid="00acfa86"/>
    </style:style>
    <style:style style:name="T360" style:family="text">
      <style:text-properties style:font-name="Liberation Mono" fo:language="es" fo:country="ES" officeooo:rsid="012c1fd0"/>
    </style:style>
    <style:style style:name="T361" style:family="text">
      <style:text-properties style:font-name="Liberation Mono" fo:language="es" fo:country="ES" officeooo:rsid="0013c741"/>
    </style:style>
    <style:style style:name="T362" style:family="text">
      <style:text-properties style:font-name="Liberation Mono" officeooo:rsid="00d29f45" style:font-size-asian="11pt" style:font-size-complex="11pt"/>
    </style:style>
    <style:style style:name="T363" style:family="text">
      <style:text-properties style:use-window-font-color="true" loext:opacity="0%" style:font-name="Liberation Sans" fo:font-size="11pt" fo:language="zxx" fo:country="none" style:text-underline-style="none" officeooo:rsid="0017d3f3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364" style:family="text">
      <style:text-properties style:use-window-font-color="true" loext:opacity="0%" style:font-name="Liberation Sans" fo:font-size="11pt" fo:language="zxx" fo:country="none" fo:font-style="normal" style:text-underline-style="none" officeooo:rsid="00cb46cb" style:font-name-asian="Liberation Mono" style:font-size-asian="11pt" style:language-asian="zxx" style:country-asian="none" style:font-style-asian="normal" style:font-name-complex="Liberation Mono" style:font-size-complex="11pt" style:language-complex="zxx" style:country-complex="none" style:font-style-complex="normal"/>
    </style:style>
    <style:style style:name="T365" style:family="text">
      <style:text-properties style:use-window-font-color="true" loext:opacity="0%" style:font-name="Liberation Sans" fo:font-size="11pt" fo:language="es" fo:country="ES" fo:font-style="normal" fo:font-weight="normal" officeooo:rsid="00f7a045" style:font-size-asian="11pt" style:font-style-asian="normal" style:font-weight-asian="normal" style:font-size-complex="11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1pt" fo:language="es" fo:country="ES" fo:font-style="normal" fo:font-weight="normal" officeooo:rsid="00164b89" style:font-size-asian="11pt" style:font-style-asian="normal" style:font-weight-asian="normal" style:font-size-complex="11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1pt" fo:language="es" fo:country="ES" fo:font-style="normal" fo:font-weight="normal" officeooo:rsid="00cccc12" style:font-size-asian="11pt" style:font-style-asian="normal" style:font-weight-asian="normal" style:font-size-complex="11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1pt" fo:language="es" fo:country="ES" fo:font-style="normal" style:text-underline-style="none" fo:font-weight="normal" officeooo:rsid="00f8cea1" style:font-size-asian="11pt" style:font-style-asian="normal" style:font-weight-asian="normal" style:font-size-complex="11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1pt" fo:language="es" fo:country="ES" fo:font-style="normal" style:text-underline-style="none" fo:font-weight="bold" officeooo:rsid="00f51255" style:font-size-asian="11pt" style:font-style-asian="normal" style:font-weight-asian="bold" style:font-size-complex="11pt" style:font-style-complex="normal" style:font-weight-complex="bold"/>
    </style:style>
    <style:style style:name="T370" style:family="text">
      <style:text-properties style:use-window-font-color="true" loext:opacity="0%" style:font-name="Liberation Sans" fo:font-size="11pt" style:text-underline-style="none" officeooo:rsid="004d6b9b" style:font-size-asian="11pt" style:font-size-complex="11pt"/>
    </style:style>
    <style:style style:name="T371" style:family="text">
      <style:text-properties officeooo:rsid="001f8c35"/>
    </style:style>
    <style:style style:name="T372" style:family="text">
      <style:text-properties fo:font-variant="normal" fo:text-transform="none" fo:color="#000000" loext:opacity="100%" style:font-name="SF Pro Text" fo:font-size="11pt" fo:letter-spacing="normal" fo:font-style="normal" fo:font-weight="normal" style:font-size-asian="11pt" style:font-size-complex="11pt"/>
    </style:style>
    <style:style style:name="T373" style:family="text">
      <style:text-properties fo:font-variant="normal" fo:text-transform="none" fo:color="#000000" loext:opacity="100%" style:font-name="SF Pro Text" fo:font-size="11pt" fo:letter-spacing="normal" fo:font-style="italic" fo:font-weight="normal" style:font-size-asian="11pt" style:font-size-complex="11pt"/>
    </style:style>
    <style:style style:name="T374" style:family="text">
      <style:text-properties fo:font-variant="normal" fo:text-transform="none" fo:color="#000000" loext:opacity="100%" style:font-name="SF Pro Text" fo:font-size="11pt" fo:letter-spacing="normal" fo:font-style="italic" fo:font-weight="normal" officeooo:rsid="00b256c3" style:font-size-asian="11pt" style:font-size-complex="11pt"/>
    </style:style>
    <style:style style:name="T375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b8490"/>
    </style:style>
    <style:style style:name="T376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ca86e"/>
    </style:style>
    <style:style style:name="T377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a424de"/>
    </style:style>
    <style:style style:name="T378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a7d388"/>
    </style:style>
    <style:style style:name="T379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b1c787"/>
    </style:style>
    <style:style style:name="T380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3b8490"/>
    </style:style>
    <style:style style:name="T381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a7d388"/>
    </style:style>
    <style:style style:name="T382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ac0e75"/>
    </style:style>
    <style:style style:name="T383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c3bb58" style:font-name-asian="Liberation Mono" style:font-size-asian="11pt" style:font-name-complex="Liberation Mono" style:font-size-complex="11pt"/>
    </style:style>
    <style:style style:name="T38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73489f" style:font-size-asian="11pt" style:font-size-complex="11pt"/>
    </style:style>
    <style:style style:name="T385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265c9d"/>
    </style:style>
    <style:style style:name="T386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3ca86e"/>
    </style:style>
    <style:style style:name="T387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a424de"/>
    </style:style>
    <style:style style:name="T388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a424de" style:font-name-asian="Liberation Mono" style:font-name-complex="Liberation Mono"/>
    </style:style>
    <style:style style:name="T389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a7d388"/>
    </style:style>
    <style:style style:name="T390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1290320"/>
    </style:style>
    <style:style style:name="T39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3489f" style:font-size-asian="11pt" style:font-size-complex="11pt"/>
    </style:style>
    <style:style style:name="T39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418f1" style:font-size-asian="11pt" style:font-size-complex="11pt"/>
    </style:style>
    <style:style style:name="T39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69d0a" style:font-size-asian="11pt" style:font-size-complex="11pt"/>
    </style:style>
    <style:style style:name="T39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09b40" style:font-size-asian="11pt" style:font-size-complex="11pt"/>
    </style:style>
    <style:style style:name="T39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a50f4e" style:font-size-asian="11pt" style:font-size-complex="11pt"/>
    </style:style>
    <style:style style:name="T39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f8895" style:font-name-asian="Liberation Mono" style:font-size-asian="11pt" style:font-name-complex="Liberation Mono" style:font-size-complex="11pt"/>
    </style:style>
    <style:style style:name="T397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bf936f" style:font-name-asian="Liberation Mono" style:font-size-asian="11pt" style:font-style-asian="italic" style:font-name-complex="Liberation Mono" style:font-size-complex="11pt" style:font-style-complex="italic"/>
    </style:style>
    <style:style style:name="T398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309b40" style:font-size-asian="11pt" style:font-size-complex="11pt"/>
    </style:style>
    <style:style style:name="T39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1a50f4e" style:font-name-asian="Liberation Mono" style:font-size-asian="11pt" style:font-name-complex="Liberation Mono" style:font-size-complex="11pt"/>
    </style:style>
    <style:style style:name="T40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bf936f" style:font-name-asian="Liberation Mono" style:font-size-asian="11pt" style:font-name-complex="Liberation Mono" style:font-size-complex="11pt"/>
    </style:style>
    <style:style style:name="T40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c3bb58" style:font-name-asian="Liberation Mono" style:font-size-asian="11pt" style:font-name-complex="Liberation Mono" style:font-size-complex="11pt"/>
    </style:style>
    <style:style style:name="T402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042797f" style:font-weight-asian="normal" style:font-weight-complex="normal"/>
    </style:style>
    <style:style style:name="T403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024b90" style:font-weight-asian="normal" style:font-weight-complex="normal"/>
    </style:style>
    <style:style style:name="T404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bef64" style:font-weight-asian="normal" style:font-weight-complex="normal"/>
    </style:style>
    <style:style style:name="T405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22b1b" style:font-weight-asian="normal" style:font-weight-complex="normal"/>
    </style:style>
    <style:style style:name="T406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151f4" style:font-weight-asian="normal" style:font-weight-complex="normal"/>
    </style:style>
    <style:style style:name="T407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60b62" style:font-weight-asian="normal" style:font-weight-complex="normal"/>
    </style:style>
    <style:style style:name="T408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04cfed5" style:font-weight-asian="normal" style:font-weight-complex="normal"/>
    </style:style>
    <style:style style:name="T409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259c0" style:font-weight-asian="normal" style:font-weight-complex="normal"/>
    </style:style>
    <style:style style:name="T410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05005a8" style:font-weight-asian="normal" style:font-weight-complex="normal"/>
    </style:style>
    <style:style style:name="T411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9094c" style:font-weight-asian="normal" style:font-weight-complex="normal"/>
    </style:style>
    <style:style style:name="T412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dbed0" style:font-weight-asian="normal" style:font-weight-complex="normal"/>
    </style:style>
    <style:style style:name="T413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630d6" style:font-weight-asian="normal" style:font-weight-complex="normal"/>
    </style:style>
    <style:style style:name="T414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6fad47" style:font-weight-asian="normal" style:font-weight-complex="normal"/>
    </style:style>
    <style:style style:name="T415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8998f" style:font-weight-asian="normal" style:font-weight-complex="normal"/>
    </style:style>
    <style:style style:name="T416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b37c6" style:font-weight-asian="normal" style:font-weight-complex="normal"/>
    </style:style>
    <style:style style:name="T417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c99d0" style:font-weight-asian="normal" style:font-weight-complex="normal"/>
    </style:style>
    <style:style style:name="T418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7fc93c" style:font-weight-asian="normal" style:font-weight-complex="normal"/>
    </style:style>
    <style:style style:name="T419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809f62" style:font-weight-asian="normal" style:font-weight-complex="normal"/>
    </style:style>
    <style:style style:name="T420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88254a" style:font-weight-asian="normal" style:font-weight-complex="normal"/>
    </style:style>
    <style:style style:name="T421" style:family="text">
      <style:text-properties fo:font-variant="normal" fo:text-transform="none" fo:color="#000000" loext:opacity="100%" style:text-position="0% 100%" fo:letter-spacing="normal" fo:language="es" fo:country="ES" fo:font-style="normal" fo:font-weight="normal" officeooo:rsid="01a79b9f" style:font-weight-asian="normal" style:font-weight-complex="normal"/>
    </style:style>
    <style:style style:name="T422" style:family="text">
      <style:text-properties fo:font-variant="normal" fo:text-transform="none" fo:letter-spacing="normal" fo:font-style="normal" fo:font-weight="normal" officeooo:rsid="004fd333" style:font-name-asian="Songti SC" style:font-style-asian="normal" style:font-weight-asian="normal" style:font-name-complex="Arial Unicode MS1" style:font-style-complex="normal" style:font-weight-complex="normal"/>
    </style:style>
    <style:style style:name="T423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595959" loext:opacity="100%" style:font-name="Liberation Sans" fo:letter-spacing="normal" fo:font-style="normal" fo:font-weight="normal" officeooo:rsid="005ce61c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1" style:font-style-complex="normal" style:font-weight-complex="normal"/>
    </style:style>
    <style:style style:name="T427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769d0a" style:font-size-asian="11pt" style:font-size-complex="11pt"/>
    </style:style>
    <style:style style:name="T428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1a50f4e" style:font-size-asian="11pt" style:font-size-complex="11pt"/>
    </style:style>
    <style:style style:name="T429" style:family="text">
      <style:text-properties fo:font-variant="normal" fo:text-transform="none" fo:color="#000080" loext:opacity="100%" style:font-name="Liberation Mono1" fo:letter-spacing="normal" fo:language="es" fo:country="ES" fo:font-style="normal" fo:font-weight="normal" officeooo:rsid="00a7d388"/>
    </style:style>
    <style:style style:name="T430" style:family="text">
      <style:text-properties fo:font-size="11pt" style:font-size-asian="11pt" style:font-size-complex="11pt"/>
    </style:style>
    <style:style style:name="T431" style:family="text">
      <style:text-properties fo:font-size="11pt" officeooo:rsid="0014cf0a" style:font-size-asian="11pt" style:font-size-complex="11pt"/>
    </style:style>
    <style:style style:name="T432" style:family="text">
      <style:text-properties fo:font-size="11pt" officeooo:rsid="004d6b9b" style:font-size-asian="11pt" style:font-size-complex="11pt"/>
    </style:style>
    <style:style style:name="T433" style:family="text">
      <style:text-properties fo:font-size="11pt" fo:language="es" fo:country="ES" officeooo:rsid="00309b40" style:font-size-asian="11pt" style:font-size-complex="11pt"/>
    </style:style>
    <style:style style:name="T434" style:family="text">
      <style:text-properties officeooo:rsid="004d6b9b"/>
    </style:style>
    <style:style style:name="T435" style:family="text">
      <style:text-properties officeooo:rsid="005eba68"/>
    </style:style>
    <style:style style:name="T436" style:family="text">
      <style:text-properties officeooo:rsid="006c29cf"/>
    </style:style>
    <style:style style:name="T437" style:family="text">
      <style:text-properties style:text-position="super 58%" fo:language="es" fo:country="ES" officeooo:rsid="006dc902"/>
    </style:style>
    <style:style style:name="T438" style:family="text">
      <style:text-properties style:text-position="0% 100%" fo:font-weight="normal" officeooo:rsid="006dc902" style:font-weight-asian="normal" style:font-weight-complex="normal"/>
    </style:style>
    <style:style style:name="T439" style:family="text">
      <style:text-properties style:text-position="0% 100%" fo:font-weight="normal" officeooo:rsid="00716694" style:font-weight-asian="normal" style:font-weight-complex="normal"/>
    </style:style>
    <style:style style:name="T440" style:family="text">
      <style:text-properties style:text-position="0% 100%" fo:font-weight="normal" officeooo:rsid="00765bbb" style:font-weight-asian="normal" style:font-weight-complex="normal"/>
    </style:style>
    <style:style style:name="T441" style:family="text">
      <style:text-properties style:text-position="0% 100%" fo:font-weight="normal" officeooo:rsid="007a4302" style:font-weight-asian="normal" style:font-weight-complex="normal"/>
    </style:style>
    <style:style style:name="T442" style:family="text">
      <style:text-properties style:text-position="0% 100%" fo:font-weight="normal" officeooo:rsid="009a8176" style:font-weight-asian="normal" style:font-weight-complex="normal"/>
    </style:style>
    <style:style style:name="T443" style:family="text">
      <style:text-properties style:text-position="0% 100%" fo:font-weight="normal" officeooo:rsid="009bb2a7" style:font-weight-asian="normal" style:font-weight-complex="normal"/>
    </style:style>
    <style:style style:name="T444" style:family="text">
      <style:text-properties style:text-position="0% 100%" fo:font-weight="normal" officeooo:rsid="009c4d8d" style:font-weight-asian="normal" style:font-weight-complex="normal"/>
    </style:style>
    <style:style style:name="T445" style:family="text">
      <style:text-properties style:text-position="0% 100%" fo:font-weight="normal" officeooo:rsid="009c7f4e" style:font-weight-asian="normal" style:font-weight-complex="normal"/>
    </style:style>
    <style:style style:name="T446" style:family="text">
      <style:text-properties style:text-position="0% 100%" fo:font-weight="normal" officeooo:rsid="009cbefa" style:font-weight-asian="normal" style:font-weight-complex="normal"/>
    </style:style>
    <style:style style:name="T447" style:family="text">
      <style:text-properties style:text-position="0% 100%" fo:font-weight="normal" officeooo:rsid="009ec72d" style:font-weight-asian="normal" style:font-weight-complex="normal"/>
    </style:style>
    <style:style style:name="T448" style:family="text">
      <style:text-properties style:text-position="0% 100%" fo:font-weight="normal" officeooo:rsid="00a06cbc" style:font-weight-asian="normal" style:font-weight-complex="normal"/>
    </style:style>
    <style:style style:name="T449" style:family="text">
      <style:text-properties style:text-position="0% 100%" fo:font-weight="normal" officeooo:rsid="00b54609" style:font-weight-asian="normal" style:font-weight-complex="normal"/>
    </style:style>
    <style:style style:name="T450" style:family="text">
      <style:text-properties style:text-position="0% 100%" fo:font-weight="normal" officeooo:rsid="00ced3ee" style:font-weight-asian="normal" style:font-weight-complex="normal"/>
    </style:style>
    <style:style style:name="T451" style:family="text">
      <style:text-properties style:text-position="0% 100%" fo:font-weight="normal" officeooo:rsid="00db69e2" style:font-weight-asian="normal" style:font-weight-complex="normal"/>
    </style:style>
    <style:style style:name="T452" style:family="text">
      <style:text-properties style:text-position="0% 100%" fo:font-weight="normal" officeooo:rsid="00eecac6" style:font-weight-asian="normal" style:font-weight-complex="normal"/>
    </style:style>
    <style:style style:name="T453" style:family="text">
      <style:text-properties style:text-position="0% 100%" fo:font-weight="normal" officeooo:rsid="00f07e3d" style:font-weight-asian="normal" style:font-weight-complex="normal"/>
    </style:style>
    <style:style style:name="T454" style:family="text">
      <style:text-properties style:text-position="0% 100%" fo:font-weight="normal" officeooo:rsid="00f1de26" style:font-weight-asian="normal" style:font-weight-complex="normal"/>
    </style:style>
    <style:style style:name="T455" style:family="text">
      <style:text-properties style:text-position="0% 100%" fo:font-weight="normal" officeooo:rsid="00f5dc2d" style:font-weight-asian="normal" style:font-weight-complex="normal"/>
    </style:style>
    <style:style style:name="T456" style:family="text">
      <style:text-properties style:text-position="0% 100%" fo:font-weight="normal" officeooo:rsid="01017107" style:font-weight-asian="normal" style:font-weight-complex="normal"/>
    </style:style>
    <style:style style:name="T457" style:family="text">
      <style:text-properties style:text-position="0% 100%" fo:font-weight="normal" officeooo:rsid="018289e7" style:font-weight-asian="normal" style:font-weight-complex="normal"/>
    </style:style>
    <style:style style:name="T458" style:family="text">
      <style:text-properties style:text-position="0% 100%" fo:font-weight="normal" officeooo:rsid="0188254a" style:font-weight-asian="normal" style:font-weight-complex="normal"/>
    </style:style>
    <style:style style:name="T459" style:family="text">
      <style:text-properties style:text-position="0% 100%" fo:language="es" fo:country="ES" officeooo:rsid="006dc902"/>
    </style:style>
    <style:style style:name="T460" style:family="text">
      <style:text-properties style:text-position="0% 100%" fo:language="es" fo:country="ES" officeooo:rsid="00716694"/>
    </style:style>
    <style:style style:name="T461" style:family="text">
      <style:text-properties style:text-position="0% 100%" fo:language="es" fo:country="ES" officeooo:rsid="009c4d8d"/>
    </style:style>
    <style:style style:name="T462" style:family="text">
      <style:text-properties style:text-position="0% 100%" fo:language="es" fo:country="ES" fo:font-weight="normal" officeooo:rsid="009c4d8d" style:font-weight-asian="normal" style:font-weight-complex="normal"/>
    </style:style>
    <style:style style:name="T463" style:family="text">
      <style:text-properties style:text-position="0% 100%" fo:language="es" fo:country="ES" fo:font-weight="normal" officeooo:rsid="009cbefa" style:font-weight-asian="normal" style:font-weight-complex="normal"/>
    </style:style>
    <style:style style:name="T464" style:family="text">
      <style:text-properties style:text-position="0% 100%" fo:language="es" fo:country="ES" fo:font-weight="normal" officeooo:rsid="00ed43da" style:font-weight-asian="normal" style:font-weight-complex="normal"/>
    </style:style>
    <style:style style:name="T465" style:family="text">
      <style:text-properties style:text-position="0% 100%" fo:language="es" fo:country="ES" fo:font-weight="normal" officeooo:rsid="00eecac6" style:font-weight-asian="normal" style:font-weight-complex="normal"/>
    </style:style>
    <style:style style:name="T466" style:family="text">
      <style:text-properties style:text-position="0% 100%" fo:language="es" fo:country="ES" officeooo:rsid="002f6ad7" style:font-weight-asian="normal" style:font-weight-complex="normal"/>
    </style:style>
    <style:style style:name="T467" style:family="text">
      <style:text-properties style:text-position="0% 100%" fo:language="es" fo:country="ES" officeooo:rsid="00339dd8" style:font-weight-asian="normal" style:font-weight-complex="normal"/>
    </style:style>
    <style:style style:name="T468" style:family="text">
      <style:text-properties style:text-position="0% 100%" fo:language="es" fo:country="ES" officeooo:rsid="00325502" style:font-weight-asian="normal" style:font-weight-complex="normal"/>
    </style:style>
    <style:style style:name="T469" style:family="text">
      <style:text-properties style:text-position="0% 100%" fo:language="es" fo:country="ES" officeooo:rsid="0034c0b6" style:font-weight-asian="normal" style:font-weight-complex="normal"/>
    </style:style>
    <style:style style:name="T470" style:family="text">
      <style:text-properties style:text-position="0% 100%" fo:language="es" fo:country="ES" officeooo:rsid="0032b138" style:font-weight-asian="normal" style:font-weight-complex="normal"/>
    </style:style>
    <style:style style:name="T471" style:family="text">
      <style:text-properties style:text-position="0% 100%" fo:language="es" fo:country="ES" officeooo:rsid="00f7d586" style:font-weight-asian="normal" style:font-weight-complex="normal"/>
    </style:style>
    <style:style style:name="T472" style:family="text">
      <style:text-properties style:text-position="0% 100%" fo:language="es" fo:country="ES" officeooo:rsid="00feda9d" style:font-weight-asian="normal" style:font-weight-complex="normal"/>
    </style:style>
    <style:style style:name="T473" style:family="text">
      <style:text-properties style:text-position="0% 100%" fo:language="es" fo:country="ES" officeooo:rsid="01024b90" style:font-weight-asian="normal" style:font-weight-complex="normal"/>
    </style:style>
    <style:style style:name="T474" style:family="text">
      <style:text-properties style:text-position="0% 100%" fo:language="es" fo:country="ES" officeooo:rsid="011f35d3" style:font-weight-asian="normal" style:font-weight-complex="normal"/>
    </style:style>
    <style:style style:name="T475" style:family="text">
      <style:text-properties style:text-position="0% 100%" fo:language="es" fo:country="ES" officeooo:rsid="01373c83" style:font-weight-asian="normal" style:font-weight-complex="normal"/>
    </style:style>
    <style:style style:name="T476" style:family="text">
      <style:text-properties style:text-position="0% 100%" fo:language="es" fo:country="ES" officeooo:rsid="013a9bfd" style:font-weight-asian="normal" style:font-weight-complex="normal"/>
    </style:style>
    <style:style style:name="T477" style:family="text">
      <style:text-properties style:text-position="0% 100%" fo:language="es" fo:country="ES" officeooo:rsid="013b54f6" style:font-weight-asian="normal" style:font-weight-complex="normal"/>
    </style:style>
    <style:style style:name="T478" style:family="text">
      <style:text-properties style:text-position="0% 100%" fo:language="es" fo:country="ES" officeooo:rsid="0145e6ca" style:font-weight-asian="normal" style:font-weight-complex="normal"/>
    </style:style>
    <style:style style:name="T479" style:family="text">
      <style:text-properties style:text-position="0% 100%" fo:language="es" fo:country="ES" officeooo:rsid="0146c5c1" style:font-weight-asian="normal" style:font-weight-complex="normal"/>
    </style:style>
    <style:style style:name="T480" style:family="text">
      <style:text-properties style:text-position="0% 100%" fo:language="es" fo:country="ES" officeooo:rsid="014a9353" style:font-weight-asian="normal" style:font-weight-complex="normal"/>
    </style:style>
    <style:style style:name="T481" style:family="text">
      <style:text-properties style:text-position="0% 100%" fo:language="es" fo:country="ES" officeooo:rsid="0155e258" style:font-weight-asian="normal" style:font-weight-complex="normal"/>
    </style:style>
    <style:style style:name="T482" style:family="text">
      <style:text-properties style:text-position="0% 100%" fo:language="es" fo:country="ES" officeooo:rsid="01572e07" style:font-weight-asian="normal" style:font-weight-complex="normal"/>
    </style:style>
    <style:style style:name="T483" style:family="text">
      <style:text-properties style:text-position="0% 100%" fo:language="es" fo:country="ES" officeooo:rsid="015a0a4e" style:font-weight-asian="normal" style:font-weight-complex="normal"/>
    </style:style>
    <style:style style:name="T484" style:family="text">
      <style:text-properties style:text-position="0% 100%" fo:language="es" fo:country="ES" officeooo:rsid="015cffd2" style:font-weight-asian="normal" style:font-weight-complex="normal"/>
    </style:style>
    <style:style style:name="T485" style:family="text">
      <style:text-properties style:text-position="0% 100%" fo:language="es" fo:country="ES" officeooo:rsid="015e3312" style:font-weight-asian="normal" style:font-weight-complex="normal"/>
    </style:style>
    <style:style style:name="T486" style:family="text">
      <style:text-properties style:text-position="0% 100%" fo:language="es" fo:country="ES" officeooo:rsid="01605237" style:font-weight-asian="normal" style:font-weight-complex="normal"/>
    </style:style>
    <style:style style:name="T487" style:family="text">
      <style:text-properties style:text-position="0% 100%" fo:language="es" fo:country="ES" officeooo:rsid="0160aa25" style:font-weight-asian="normal" style:font-weight-complex="normal"/>
    </style:style>
    <style:style style:name="T488" style:family="text">
      <style:text-properties style:text-position="0% 100%" fo:language="es" fo:country="ES" officeooo:rsid="0187417b" style:font-weight-asian="normal" style:font-weight-complex="normal"/>
    </style:style>
    <style:style style:name="T489" style:family="text">
      <style:text-properties style:text-position="0% 100%" fo:language="es" fo:country="ES" officeooo:rsid="0188254a" style:font-weight-asian="normal" style:font-weight-complex="normal"/>
    </style:style>
    <style:style style:name="T490" style:family="text">
      <style:text-properties style:text-position="0% 100%" fo:language="es" fo:country="ES" officeooo:rsid="0194db74" style:font-weight-asian="normal" style:font-weight-complex="normal"/>
    </style:style>
    <style:style style:name="T491" style:family="text">
      <style:text-properties style:text-position="0% 100%" fo:language="es" fo:country="ES" officeooo:rsid="019f6489" style:font-weight-asian="normal" style:font-weight-complex="normal"/>
    </style:style>
    <style:style style:name="T492" style:family="text">
      <style:text-properties style:text-position="0% 100%" fo:language="es" fo:country="ES" officeooo:rsid="01a0a0bd" style:font-weight-asian="normal" style:font-weight-complex="normal"/>
    </style:style>
    <style:style style:name="T493" style:family="text">
      <style:text-properties style:text-position="0% 100%" fo:language="es" fo:country="ES" officeooo:rsid="019e47ef"/>
    </style:style>
    <style:style style:name="T494" style:family="text">
      <style:text-properties style:text-position="0% 100%" fo:language="es" fo:country="ES" fo:font-style="italic" officeooo:rsid="01a0a0bd" style:font-style-asian="italic" style:font-weight-asian="normal" style:font-style-complex="italic" style:font-weight-complex="normal"/>
    </style:style>
    <style:style style:name="T495" style:family="text">
      <style:text-properties officeooo:rsid="008233ac"/>
    </style:style>
    <style:style style:name="T496" style:family="text">
      <style:text-properties officeooo:rsid="00a64d76"/>
    </style:style>
    <style:style style:name="T497" style:family="text">
      <style:text-properties officeooo:rsid="00aa6a80"/>
    </style:style>
    <style:style style:name="T498" style:family="text">
      <style:text-properties fo:color="#000000" loext:opacity="100%" style:font-name="sans-serif" fo:font-size="9pt" fo:letter-spacing="normal" fo:font-style="italic" fo:font-weight="normal" officeooo:rsid="01955d58" style:font-size-asian="11pt" style:font-size-complex="11pt"/>
    </style:style>
    <style:style style:name="T499" style:family="text">
      <style:text-properties fo:color="#000000" loext:opacity="100%" style:font-name="sans-serif" fo:font-size="9pt" fo:letter-spacing="normal" fo:font-style="normal" fo:font-weight="normal" officeooo:rsid="01955d58" style:font-style-asian="normal" style:font-style-complex="normal"/>
    </style:style>
    <style:style style:name="T500" style:family="text">
      <style:text-properties style:font-size-asian="11pt" style:font-size-complex="11pt"/>
    </style:style>
    <style:style style:name="T501" style:family="text">
      <style:text-properties officeooo:rsid="01955d58" style:font-size-asian="11pt" style:font-size-complex="11pt"/>
    </style:style>
    <style:style style:name="T502" style:family="text">
      <style:text-properties officeooo:rsid="00d01595" style:font-size-asian="11pt" style:font-size-complex="11pt"/>
    </style:style>
    <style:style style:name="T503" style:family="text">
      <style:text-properties officeooo:rsid="018e90ed" style:font-size-asian="11pt" style:font-size-complex="11pt"/>
    </style:style>
    <style:style style:name="T504" style:family="text">
      <style:text-properties officeooo:rsid="00d29f45" style:font-size-asian="11pt" style:font-size-complex="11pt"/>
    </style:style>
    <style:style style:name="T505" style:family="text">
      <style:text-properties officeooo:rsid="00ea9ce3" style:font-size-asian="11pt" style:font-size-complex="11pt"/>
    </style:style>
    <style:style style:name="T506" style:family="text">
      <style:text-properties officeooo:rsid="0128419d" style:font-size-asian="11pt" style:font-size-complex="11pt"/>
    </style:style>
    <style:style style:name="T507" style:family="text">
      <style:text-properties officeooo:rsid="018eb7d1" style:font-size-asian="11pt" style:font-size-complex="11pt"/>
    </style:style>
    <style:style style:name="T508" style:family="text">
      <style:text-properties officeooo:rsid="00bab710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_RefHeading___Toc4352_2742709041"/><text:span text:style-name="T67">Funciones para crear v</text:span>ectores <text:span text:style-name="T497">de tipo</text:span> <text:span text:style-name="T201">entero</text:span><text:span text:style-name="T68"> </text:span><text:span text:style-name="T69">o </text:span><text:span text:style-name="T70">para</text:span><text:span text:style-name="T69"> verificar s</text:span><text:span text:style-name="T71">i</text:span><text:span text:style-name="T69"> un vector </text:span><text:span text:style-name="T71">es </text:span><text:span text:style-name="T72">de tipo</text:span><text:span text:style-name="T71"> </text:span><text:span text:style-name="T202">entero</text:span><text:bookmark-end text:name="__RefHeading___Toc4352_2742709041"/></text:p>
      <text:h text:style-name="P51" text:outline-level="1"><text:bookmark-start text:name="__RefHeading___Toc4354_2742709041"/><text:span text:style-name="T219">1. </text:span>Descripción<text:bookmark-end text:name="__RefHeading___Toc4354_2742709041"/></text:h>
      <text:p text:style-name="P29"><text:span text:style-name="T74">La función </text:span><text:span text:style-name="T5">integer</text:span><text:span text:style-name="T4">()</text:span><text:span text:style-name="T74"> crea</text:span><text:span text:style-name="T84">rá</text:span><text:span text:style-name="T74"> </text:span><text:span text:style-name="T75">un vector</text:span><text:span text:style-name="T74"> de </text:span><text:span text:style-name="T205">tipo</text:span><text:span text:style-name="T206"> </text:span><text:span text:style-name="Source_20_Text"><text:span text:style-name="T125">entero</text:span></text:span><text:span text:style-name="Source_20_Text"><text:span text:style-name="T115">,</text:span></text:span><text:span text:style-name="Source_20_Text"><text:span text:style-name="T133"> </text:span></text:span><text:span text:style-name="Source_20_Text"><text:span text:style-name="T116">que </text:span></text:span><text:span text:style-name="Source_20_Text"><text:span text:style-name="T129">podrá almacenar</text:span></text:span><text:span text:style-name="Source_20_Text"><text:span text:style-name="T115"> </text:span></text:span><text:span text:style-name="Source_20_Text"><text:span text:style-name="T117">números </text:span></text:span><text:span text:style-name="Source_20_Text"><text:span text:style-name="T125">enteros</text:span></text:span><text:span text:style-name="Source_20_Text"><text:span text:style-name="T76">.</text:span></text:span><text:span text:style-name="Source_20_Text"><text:span text:style-name="T75"> </text:span></text:span><text:span text:style-name="Source_20_Text"><text:span text:style-name="T77">Para </text:span></text:span><text:span text:style-name="Source_20_Text"><text:span text:style-name="T113">obtener </text:span></text:span><text:span text:style-name="Source_20_Text"><text:span text:style-name="T77">más información sobre el almacenamiento de </text:span></text:span><text:span text:style-name="Source_20_Text"><text:span text:style-name="T136">enteros</text:span></text:span><text:span text:style-name="Source_20_Text"><text:span text:style-name="T77"> véase la sección </text:span></text:span><text:span text:style-name="Source_20_Text"><text:span text:style-name="T135">Almacenamiento entero </text:span></text:span><text:span text:style-name="Source_20_Text"><text:span text:style-name="T124">en esta misma p</text:span></text:span><text:span text:style-name="Source_20_Text"><text:span text:style-name="T132">á</text:span></text:span><text:span text:style-name="Source_20_Text"><text:span text:style-name="T124">gina de ayuda</text:span></text:span><text:span text:style-name="Source_20_Text"><text:span text:style-name="T122">.</text:span></text:span></text:p>
      <text:p text:style-name="P31"><text:span text:style-name="Source_20_Text"><text:span text:style-name="T118">La función </text:span></text:span><text:span text:style-name="Source_20_Text"><text:span text:style-name="T7">as.</text:span></text:span><text:span text:style-name="Source_20_Text"><text:span text:style-name="T9">integer</text:span></text:span><text:span text:style-name="Source_20_Text"><text:span text:style-name="T7">()</text:span></text:span><text:span text:style-name="Source_20_Text"><text:span text:style-name="T118"> </text:span></text:span><text:span text:style-name="Source_20_Text"><text:span text:style-name="T128">coacciona</text:span></text:span><text:span text:style-name="Source_20_Text"><text:span text:style-name="T130">rá</text:span></text:span><text:span text:style-name="Source_20_Text"><text:span text:style-name="T118"> </text:span></text:span><text:span text:style-name="Source_20_Text"><text:span text:style-name="T119">cualquier </text:span></text:span><text:span text:style-name="Source_20_Text"><text:span text:style-name="T126">vector hacia el</text:span></text:span><text:span text:style-name="Source_20_Text"><text:span text:style-name="T118"> tipo </text:span></text:span><text:span text:style-name="Source_20_Text"><text:span text:style-name="T125">entero</text:span></text:span><text:span text:style-name="Source_20_Text"><text:span text:style-name="T118">. </text:span></text:span><text:span text:style-name="Source_20_Text"><text:span text:style-name="T127">Por su parte</text:span></text:span><text:span text:style-name="Source_20_Text"><text:span text:style-name="T118">, </text:span></text:span><text:span text:style-name="Source_20_Text"><text:span text:style-name="T120">la función</text:span></text:span><text:span text:style-name="Source_20_Text"><text:span text:style-name="T118"> </text:span></text:span><text:span text:style-name="Source_20_Text"><text:span text:style-name="T7">is.</text:span></text:span><text:span text:style-name="Source_20_Text"><text:span text:style-name="T9">integer</text:span></text:span><text:span text:style-name="Source_20_Text"><text:span text:style-name="T8">()</text:span></text:span><text:span text:style-name="Source_20_Text"><text:span text:style-name="T121"> verifica</text:span></text:span><text:span text:style-name="Source_20_Text"><text:span text:style-name="T123">r</text:span></text:span><text:span text:style-name="Source_20_Text"><text:span text:style-name="T131">á</text:span></text:span><text:span text:style-name="Source_20_Text"><text:span text:style-name="T121"> si un objeto es de tipo </text:span></text:span><text:span text:style-name="Source_20_Text"><text:span text:style-name="T125">entero</text:span></text:span><text:span text:style-name="Source_20_Text"><text:span text:style-name="T121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Contenido</text:p>
          </text:index-title>
          <text:p text:style-name="P34"><text:a xlink:type="simple" xlink:href="#__RefHeading___Toc4354_2742709041" text:style-name="Index_20_Link" text:visited-style-name="Index_20_Link"><text:span text:style-name="T73">1. Descripción<text:tab/>1</text:span></text:a></text:p>
          <text:p text:style-name="P34"><text:a xlink:type="simple" xlink:href="#__RefHeading___Toc4356_2742709041" text:style-name="Index_20_Link" text:visited-style-name="Index_20_Link"><text:span text:style-name="T73">2. Forma de uso o sintaxis<text:tab/>1</text:span></text:a></text:p>
          <text:p text:style-name="P34"><text:a xlink:type="simple" xlink:href="#__RefHeading___Toc4374_2742709041" text:style-name="Index_20_Link" text:visited-style-name="Index_20_Link"><text:span text:style-name="T73">3. Argumentos<text:tab/>1</text:span></text:a></text:p>
          <text:p text:style-name="P34"><text:a xlink:type="simple" xlink:href="#__RefHeading___Toc4358_2742709041" text:style-name="Index_20_Link" text:visited-style-name="Index_20_Link"><text:span text:style-name="T73">4. Detalles<text:tab/>2</text:span></text:a></text:p>
          <text:p text:style-name="P34"><text:a xlink:type="simple" xlink:href="#__RefHeading___Toc4360_2742709041" text:style-name="Index_20_Link" text:visited-style-name="Index_20_Link"><text:span text:style-name="T73">5. Valor devuelto<text:tab/>3</text:span></text:a></text:p>
          <text:p text:style-name="P34"><text:a xlink:type="simple" xlink:href="#__RefHeading___Toc4362_2742709041" text:style-name="Index_20_Link" text:visited-style-name="Index_20_Link"><text:span text:style-name="T73">6. Almacenamiento entero<text:tab/>3</text:span></text:a></text:p>
          <text:p text:style-name="P34"><text:a xlink:type="simple" xlink:href="#__RefHeading___Toc4364_2742709041" text:style-name="Index_20_Link" text:visited-style-name="Index_20_Link"><text:span text:style-name="T73">7. Nota<text:tab/>5</text:span></text:a></text:p>
          <text:p text:style-name="P34"><text:a xlink:type="simple" xlink:href="#__RefHeading___Toc4366_2742709041" text:style-name="Index_20_Link" text:visited-style-name="Index_20_Link"><text:span text:style-name="T73">8. Referencias<text:tab/>6</text:span></text:a></text:p>
          <text:p text:style-name="P34"><text:a xlink:type="simple" xlink:href="#__RefHeading___Toc4368_2742709041" text:style-name="Index_20_Link" text:visited-style-name="Index_20_Link"><text:span text:style-name="T73">9. También véase<text:tab/>6</text:span></text:a></text:p>
          <text:p text:style-name="P34"><text:a xlink:type="simple" xlink:href="#__RefHeading___Toc4370_2742709041" text:style-name="Index_20_Link" text:visited-style-name="Index_20_Link"><text:span text:style-name="T73">10. Ejemplos<text:tab/>6</text:span></text:a></text:p>
          <text:p text:style-name="P34"><text:a xlink:type="simple" xlink:href="#__RefHeading___Toc4372_2742709041" text:style-name="Index_20_Link" text:visited-style-name="Index_20_Link"><text:span text:style-name="T73">11. Código fuente<text:tab/>6</text:span></text:a></text:p>
          <text:p text:style-name="P35"><text:a xlink:type="simple" xlink:href="#__RefHeading___Toc7307_360516831" text:style-name="Index_20_Link" text:visited-style-name="Index_20_Link"><text:span text:style-name="T73">1. integer()<text:tab/>6</text:span></text:a></text:p>
          <text:p text:style-name="P35"><text:a xlink:type="simple" xlink:href="#__RefHeading___Toc7309_360516831" text:style-name="Index_20_Link" text:visited-style-name="Index_20_Link"><text:span text:style-name="T73">2. as.integer()<text:tab/>6</text:span></text:a></text:p>
          <text:p text:style-name="P35"><text:a xlink:type="simple" xlink:href="#__RefHeading___Toc7311_360516831" text:style-name="Index_20_Link" text:visited-style-name="Index_20_Link"><text:span text:style-name="T73">3. is.integer()<text:tab/>6</text:span></text:a></text:p>
          <text:p text:style-name="P34"><text:a xlink:type="simple" xlink:href="#__RefHeading___Toc7313_360516831" text:style-name="Index_20_Link" text:visited-style-name="Index_20_Link"><text:span text:style-name="T114">12. Sobre la traducción</text:span></text:a><text:a xlink:type="simple" xlink:href="#__RefHeading___Toc7313_360516831" text:style-name="Index_20_Link" text:visited-style-name="Index_20_Link"><text:span text:style-name="T73"><text:tab/>6</text:span></text:a></text:p>
        </text:index-body>
      </text:table-of-content>
      <text:h text:style-name="P52" text:outline-level="1"><text:bookmark-start text:name="__RefHeading___Toc4356_2742709041"/>2. Forma de uso o sintaxis<text:bookmark-end text:name="__RefHeading___Toc4356_2742709041"/></text:h>
      <text:p text:style-name="Preformatted_20_Text"><text:tab/><text:tab/><text:span text:style-name="T496">integer</text:span>(length = 0)</text:p>
      <text:p text:style-name="Preformatted_20_Text"><text:tab/><text:tab/>as.integer(x, …)</text:p>
      <text:p text:style-name="P37"><text:tab/><text:tab/>is.integer(x)</text:p>
      <text:h text:style-name="P52" text:outline-level="1"><text:bookmark-start text:name="__RefHeading___Toc4374_2742709041"/>3. Argumentos<text:bookmark-end text:name="__RefHeading___Toc4374_2742709041"/></text:h>
      <text:p text:style-name="P8">Tabla 1. Argumentos de las funciones de creación de vectores <text:span text:style-name="T225">enter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40312088248912">
          <table:table-cell table:style-name="Table3.A1" office:value-type="string">
            <text:p text:style-name="P3">Argumento</text:p>
          </table:table-cell>
          <table:table-cell table:style-name="Table3.A1" office:value-type="string">
            <text:p text:style-name="P4">Valor esperado</text:p>
          </table:table-cell>
          <table:table-cell table:style-name="Table3.A1" office:value-type="string">
            <text:p text:style-name="P4">Descripción</text:p>
          </table:table-cell>
        </table:table-row>
        <table:table-row table:style-name="TableLine140312029279664">
          <table:table-cell table:style-name="Table3.A2" office:value-type="string">
            <text:p text:style-name="P23"><text:span text:style-name="Source_20_Text"><text:span text:style-name="T221">l</text:span></text:span><text:span text:style-name="Source_20_Text"><text:span text:style-name="T220">ength</text:span></text:span></text:p>
            <text:p text:style-name="P23"><text:span text:style-name="Source_20_Text"><text:span text:style-name="T50">extensión</text:span></text:span></text:p>
          </table:table-cell>
          <table:table-cell table:style-name="Table3.A2" office:value-type="string">
            <text:p text:style-name="P4">Un valor entero <text:span text:style-name="T226">mayor o igual a cero</text:span>.</text:p>
          </table:table-cell>
          <table:table-cell table:style-name="Table3.A2" office:value-type="string">
            <text:p text:style-name="P7"><text:span text:style-name="T371">Determina l</text:span><text:span text:style-name="T224">a e</text:span>xtensión deseada del vector, es decir, el número de elementos que almacenará. <text:span text:style-name="T223">El argumento de extensión aceptará números enteros no negativos. Los valores continuos o con decimales </text:span><text:span text:style-name="T224">(</text:span><text:span text:style-name="T211">tipo doble</text:span><text:span text:style-name="T224"> </text:span><text:span text:style-name="T226">o</text:span><text:span text:style-name="T224"> </text:span><text:span text:style-name="Source_20_Text"><text:span text:style-name="T224">"</text:span></text:span><text:span text:style-name="T224">double</text:span><text:span text:style-name="Source_20_Text"><text:span text:style-name="T224">"</text:span></text:span><text:span text:style-name="T224">) </text:span><text:span text:style-name="T223">serán convertidos a entero</text:span><text:span text:style-name="T371">s</text:span><text:span text:style-name="T223"> y la aportación de más de dos valores devolverá un mensaje de error.</text:span></text:p>
          </table:table-cell>
        </table:table-row>
        <table:table-row table:style-name="TableLine140312029355520">
          <table:table-cell table:style-name="Table3.A3" office:value-type="string">
            <text:p text:style-name="P23"><text:span text:style-name="Source_20_Text"><text:span text:style-name="T17">x</text:span></text:span></text:p>
            <text:p text:style-name="P22">objeto</text:p>
          </table:table-cell>
          <table:table-cell table:style-name="Table3.A3" office:value-type="string">
            <text:p text:style-name="P4">Un objeto.</text:p>
          </table:table-cell>
          <table:table-cell table:style-name="Table3.A3" office:value-type="string">
            <text:p text:style-name="P5">Un objeto <text:span text:style-name="T222">p</text:span>a<text:span text:style-name="T222">ra</text:span> ser <text:span text:style-name="T495">coaccionado</text:span> <text:span text:style-name="T227">o verificado </text:span>como vector de tipo <text:span text:style-name="T227">entero</text:span>.</text:p>
          </table:table-cell>
        </table:table-row>
        <text:soft-page-break/>
        <table:table-row table:style-name="TableLine140312029353712">
          <table:table-cell table:style-name="Table3.A4" office:value-type="string">
            <text:p text:style-name="P24"><text:span text:style-name="Source_20_Text"><text:span text:style-name="T220">...</text:span></text:span></text:p>
            <text:p text:style-name="P24"><text:span text:style-name="Source_20_Text"><text:span text:style-name="T51">más.argumentos</text:span></text:span></text:p>
          </table:table-cell>
          <table:table-cell table:style-name="Table3.A4" office:value-type="string">
            <text:p text:style-name="P6">Otros argumentos</text:p>
          </table:table-cell>
          <table:table-cell table:style-name="Table3.A4" office:value-type="string">
            <text:p text:style-name="P6">Otros argumentos que serán pasados desde o hacia otras funciones.</text:p>
          </table:table-cell>
        </table:table-row>
      </table:table>
      <text:h text:style-name="P52" text:outline-level="1"><text:bookmark-start text:name="__RefHeading___Toc4358_2742709041"/>4. Detalles<text:bookmark-end text:name="__RefHeading___Toc4358_2742709041"/></text:h>
      <text:p text:style-name="P41"><text:span text:style-name="Source_20_Text"><text:span text:style-name="T391">Las funciones </text:span></text:span><text:span text:style-name="Source_20_Text"><text:span text:style-name="T401">integer</text:span></text:span><text:span text:style-name="Source_20_Text"><text:span text:style-name="T384">()</text:span></text:span><text:span text:style-name="Source_20_Text"><text:span text:style-name="T391"> y </text:span></text:span><text:span text:style-name="Source_20_Text"><text:span text:style-name="T384">as.</text:span></text:span><text:span text:style-name="Source_20_Text"><text:span text:style-name="T383">integer</text:span></text:span><text:span text:style-name="Source_20_Text"><text:span text:style-name="T384">()</text:span></text:span><text:span text:style-name="Source_20_Text"><text:span text:style-name="T391"> crea</text:span></text:span><text:span text:style-name="Source_20_Text"><text:span text:style-name="T392">rán</text:span></text:span><text:span text:style-name="Source_20_Text"><text:span text:style-name="T391"> vectores </text:span></text:span><text:span text:style-name="Source_20_Text"><text:span text:style-name="T430">e</text:span></text:span><text:span text:style-name="Source_20_Text"><text:span text:style-name="T397">nter</text:span></text:span><text:span text:style-name="Source_20_Text"><text:span text:style-name="T430">os</text:span></text:span><text:span text:style-name="Source_20_Text"><text:span text:style-name="T393">, es decir, vectores cuyo </text:span></text:span><text:span text:style-name="Source_20_Text"><text:span text:style-name="T427">modo específico </text:span></text:span><text:span text:style-name="Source_20_Text"><text:span text:style-name="T428">de almacenamiento</text:span></text:span><text:span text:style-name="Source_20_Text"><text:span text:style-name="T393"> tendrá </text:span></text:span><text:span text:style-name="Source_20_Text"><text:span text:style-name="T396">la etiqueta</text:span></text:span><text:span text:style-name="Source_20_Text"><text:span text:style-name="T391"> </text:span></text:span><text:span text:style-name="Source_20_Text"><text:span text:style-name="T398">"</text:span></text:span><text:span text:style-name="Source_20_Text"><text:span text:style-name="T400">integer</text:span></text:span><text:span text:style-name="Source_20_Text"><text:span text:style-name="T398">"</text:span></text:span><text:span text:style-name="Source_20_Text"><text:span text:style-name="T394"> </text:span></text:span><text:span text:style-name="Source_20_Text"><text:span text:style-name="T395">y cuyo </text:span></text:span><text:span text:style-name="Source_20_Text"><text:span text:style-name="T428">modo general de almacenamiento</text:span></text:span><text:span text:style-name="Source_20_Text"><text:span text:style-name="T395"> tendrá la etiqueta </text:span></text:span><text:span text:style-name="Source_20_Text"><text:span text:style-name="T398">"</text:span></text:span><text:span text:style-name="Source_20_Text"><text:span text:style-name="T399">numeric</text:span></text:span><text:span text:style-name="Source_20_Text"><text:span text:style-name="T398">"</text:span></text:span><text:span text:style-name="Source_20_Text"><text:span text:style-name="T394">.</text:span></text:span><text:span text:style-name="Source_20_Text"><text:span text:style-name="T391"> </text:span></text:span><text:span text:style-name="Source_20_Text"><text:span text:style-name="T147">El </text:span></text:span><text:span text:style-name="Source_20_Text"><text:span text:style-name="T207">modo específico</text:span></text:span><text:span text:style-name="Source_20_Text"><text:span text:style-name="T148"> </text:span></text:span><text:span text:style-name="Source_20_Text"><text:span text:style-name="T433">"</text:span></text:span><text:span text:style-name="Source_20_Text"><text:span text:style-name="T354">integer</text:span></text:span><text:span text:style-name="Source_20_Text"><text:span text:style-name="T433">"</text:span></text:span><text:span text:style-name="Source_20_Text"><text:span text:style-name="T148"> </text:span></text:span><text:span text:style-name="Source_20_Text"><text:span text:style-name="T160">consiste </text:span></text:span><text:span text:style-name="Source_20_Text"><text:span text:style-name="T168">en</text:span></text:span><text:span text:style-name="Source_20_Text"><text:span text:style-name="T160"> </text:span></text:span><text:span text:style-name="Source_20_Text"><text:span text:style-name="T161">un</text:span></text:span><text:span text:style-name="Source_20_Text"><text:span text:style-name="T160"> </text:span></text:span><text:span text:style-name="Source_20_Text"><text:span text:style-name="T169">tipo de dato</text:span></text:span><text:span text:style-name="Source_20_Text"><text:span text:style-name="T162"> </text:span></text:span><text:span text:style-name="Source_20_Text"><text:span text:style-name="T163">de </text:span></text:span><text:span text:style-name="Source_20_Text"><text:span text:style-name="T48">R</text:span></text:span><text:span text:style-name="Source_20_Text"><text:span text:style-name="T160"> </text:span></text:span><text:span text:style-name="Source_20_Text"><text:span text:style-name="T164">para </text:span></text:span><text:span text:style-name="Source_20_Text"><text:span text:style-name="T165">representar un </text:span></text:span><text:span text:style-name="Source_20_Text"><text:span text:style-name="T180">subconjunto</text:span></text:span><text:span text:style-name="Source_20_Text"><text:span text:style-name="T170"> </text:span></text:span><text:span text:style-name="Source_20_Text"><text:span text:style-name="T180">amplio</text:span></text:span><text:span text:style-name="Source_20_Text"><text:span text:style-name="T170"> de </text:span></text:span><text:span text:style-name="Source_20_Text"><text:span text:style-name="T182">los</text:span></text:span><text:span text:style-name="Source_20_Text"><text:span text:style-name="T170"> </text:span></text:span><text:span text:style-name="Source_20_Text"><text:span text:style-name="T172">números enteros </text:span></text:span><text:span text:style-name="Source_20_Text"><text:span text:style-name="T171">con signo, es decir, </text:span></text:span><text:span text:style-name="Source_20_Text"><text:span text:style-name="T180">de</text:span></text:span><text:span text:style-name="Source_20_Text"><text:span text:style-name="T171"> </text:span></text:span><text:span text:style-name="Source_20_Text"><text:span text:style-name="T173">enteros</text:span></text:span><text:span text:style-name="Source_20_Text"><text:span text:style-name="T171"> positivos y negativos</text:span></text:span><text:span text:style-name="Source_20_Text"><text:span text:style-name="T174">. </text:span></text:span><text:span text:style-name="Source_20_Text"><text:span text:style-name="T178">E</text:span></text:span><text:span text:style-name="Source_20_Text"><text:span text:style-name="T174">ste </text:span></text:span><text:span text:style-name="Source_20_Text"><text:span text:style-name="T181">tipo </text:span></text:span><text:span text:style-name="Source_20_Text"><text:span text:style-name="T183">de dato</text:span></text:span><text:span text:style-name="Source_20_Text"><text:span text:style-name="T174"> </text:span></text:span><text:span text:style-name="Source_20_Text"><text:span text:style-name="T178">permite almacenar, </text:span></text:span><text:span text:style-name="Source_20_Text"><text:span text:style-name="T364">de manera exacta,</text:span></text:span><text:span text:style-name="Source_20_Text"><text:span text:style-name="T178"> elementos </text:span></text:span><text:span text:style-name="Source_20_Text"><text:span text:style-name="T179">con</text:span></text:span><text:span text:style-name="Source_20_Text"><text:span text:style-name="T178"> valores que representan</text:span></text:span><text:span text:style-name="Source_20_Text"><text:span text:style-name="T175"> </text:span></text:span><text:span text:style-name="Source_20_Text"><text:span text:style-name="T160">número</text:span></text:span><text:span text:style-name="Source_20_Text"><text:span text:style-name="T167">s</text:span></text:span><text:span text:style-name="Source_20_Text"><text:span text:style-name="T160"> </text:span></text:span><text:span text:style-name="Source_20_Text"><text:span text:style-name="T166">sin </text:span></text:span><text:span text:style-name="Source_20_Text"><text:span text:style-name="T363">punto decimal</text:span></text:span><text:span text:style-name="Source_20_Text"><text:span text:style-name="T184">. </text:span></text:span><text:span text:style-name="Source_20_Text"><text:span text:style-name="T185">Para una explicación </text:span></text:span><text:span text:style-name="Source_20_Text"><text:span text:style-name="T192">general</text:span></text:span><text:span text:style-name="Source_20_Text"><text:span text:style-name="T185"> </text:span></text:span><text:span text:style-name="Source_20_Text"><text:span text:style-name="T176">sobre</text:span></text:span><text:span text:style-name="Source_20_Text"><text:span text:style-name="T185"> </text:span></text:span><text:span text:style-name="Source_20_Text"><text:span text:style-name="T186">el almacenamiento de enteros en computación</text:span></text:span><text:span text:style-name="Source_20_Text"><text:span text:style-name="T185"> v</text:span></text:span><text:span text:style-name="Source_20_Text"><text:span text:style-name="T187">éase </text:span></text:span><text:span text:style-name="Source_20_Text"><text:span text:style-name="T185">primero</text:span></text:span><text:span text:style-name="Source_20_Text"><text:span text:style-name="T187"> la sección </text:span></text:span><text:span text:style-name="Source_20_Text"><text:span text:style-name="T194">Almacenamiento entero</text:span></text:span><text:span text:style-name="Source_20_Text"><text:span text:style-name="T187"> </text:span></text:span><text:span text:style-name="Source_20_Text"><text:span text:style-name="T185">en esta </text:span></text:span><text:span text:style-name="Source_20_Text"><text:span text:style-name="T193">misma</text:span></text:span><text:span text:style-name="Source_20_Text"><text:span text:style-name="T185"> página de ayuda</text:span></text:span><text:span text:style-name="Source_20_Text"><text:span text:style-name="T188">. </text:span></text:span><text:span text:style-name="Source_20_Text"><text:span text:style-name="T189">Los </text:span></text:span><text:span text:style-name="Source_20_Text"><text:span text:style-name="T174">vectores</text:span></text:span><text:span text:style-name="Source_20_Text"><text:span text:style-name="T189"> </text:span></text:span><text:span text:style-name="Source_20_Text"><text:span text:style-name="T170">enteros</text:span></text:span><text:span text:style-name="Source_20_Text"><text:span text:style-name="T189"> son un </text:span></text:span><text:span text:style-name="Source_20_Text"><text:span text:style-name="T208">tipo de vector</text:span></text:span><text:span text:style-name="Source_20_Text"><text:span text:style-name="T190"> atómico o elemental</text:span></text:span><text:span text:style-name="Source_20_Text"><text:span text:style-name="T189"> </text:span></text:span><text:span text:style-name="Source_20_Text"><text:span text:style-name="T177">de</text:span></text:span><text:span text:style-name="Source_20_Text"><text:span text:style-name="T191"> </text:span></text:span><text:span text:style-name="Source_20_Text"><text:span text:style-name="T49">R</text:span></text:span><text:span text:style-name="Source_20_Text"><text:span text:style-name="T189"> </text:span></text:span><text:span text:style-name="Source_20_Text"><text:span text:style-name="T365">y son </text:span></text:span><text:span text:style-name="Source_20_Text"><text:span text:style-name="T366">también</text:span></text:span><text:span text:style-name="Source_20_Text"><text:span text:style-name="T365"> un</text:span></text:span><text:span text:style-name="Source_20_Text"><text:span text:style-name="T367">a</text:span></text:span><text:span text:style-name="Source_20_Text"><text:span text:style-name="T365"> </text:span></text:span><text:span text:style-name="Source_20_Text"><text:span text:style-name="T210">clase</text:span></text:span><text:span text:style-name="Source_20_Text"><text:span text:style-name="T209"> de objeto</text:span></text:span><text:span text:style-name="Source_20_Text"><text:span text:style-name="T368"> del lenguaje</text:span></text:span><text:span text:style-name="Source_20_Text"><text:span text:style-name="T369">.</text:span></text:span></text:p>
      <text:p text:style-name="P21"><text:span text:style-name="T317">Los vectores enteros existen </text:span><text:span text:style-name="T318">porque los niveles </text:span><text:span text:style-name="T319">internos</text:span><text:span text:style-name="T318"> del código en el que </text:span><text:span text:style-name="T45">R</text:span><text:span text:style-name="T318"> </text:span><text:span text:style-name="T320">ha sido</text:span><text:span text:style-name="T319"> originalmente programado</text:span><text:span text:style-name="T318">, </text:span><text:span text:style-name="T47">C</text:span><text:span text:style-name="T318"> </text:span><text:span text:style-name="T321">y</text:span><text:span text:style-name="T318"> </text:span><text:span text:style-name="T47">Fortran</text:span><text:span text:style-name="T60">,</text:span><text:span text:style-name="T318"> trabajan con este tipo de </text:span><text:span text:style-name="T322">almacenamiento </text:span><text:span text:style-name="T323">y esperan recibir datos en este formato</text:span><text:span text:style-name="T318">. </text:span><text:span text:style-name="T324">En esencia, </text:span><text:span text:style-name="T325">l</text:span><text:span text:style-name="T318">os vectores </text:span><text:span text:style-name="T326">de tipo</text:span><text:span text:style-name="T318"> entero</text:span><text:span text:style-name="T317"> </text:span><text:span text:style-name="T326">podrán</text:span><text:span text:style-name="T317"> </text:span><text:span text:style-name="T318">almacenar</text:span><text:span text:style-name="T317"> </text:span><text:span text:style-name="T318">números enteros </text:span><text:span text:style-name="T326">en</text:span><text:span text:style-name="T317"> forma exacta y </text:span><text:span text:style-name="T319">más compacta</text:span><text:span text:style-name="T318"> </text:span><text:span text:style-name="T319">que otros tipos de almacenamiento </text:span><text:span text:style-name="T325">numérico (como </text:span><text:span text:style-name="Source_20_Text"><text:span text:style-name="T32">"</text:span></text:span><text:span text:style-name="T33">double</text:span><text:span text:style-name="Source_20_Text"><text:span text:style-name="T32">"</text:span></text:span><text:span text:style-name="T325">)</text:span><text:span text:style-name="T319">, </text:span><text:span text:style-name="T327">aunque</text:span><text:span text:style-name="T319"> las capacidades </text:span><text:span text:style-name="T322">actuales</text:span><text:span text:style-name="T319"> de los ordenadores </text:span><text:span text:style-name="T328">vuelven </text:span><text:span text:style-name="T329">imperceptibles </text:span><text:span text:style-name="T328">a</text:span><text:span text:style-name="T319"> </text:span><text:span text:style-name="T329">las ganancias </text:span><text:span text:style-name="T330">en</text:span><text:span text:style-name="T329"> eficiencia </text:span><text:span text:style-name="T330">por</text:span><text:span text:style-name="T331"> </text:span><text:span text:style-name="T332">utilizar el </text:span><text:span text:style-name="T327">tipo</text:span><text:span text:style-name="T322"> </text:span><text:span text:style-name="Source_20_Text"><text:span text:style-name="T333">"</text:span></text:span><text:span text:style-name="Source_20_Text"><text:span text:style-name="T34">integer</text:span></text:span><text:span text:style-name="Source_20_Text"><text:span text:style-name="T333">"</text:span></text:span><text:span text:style-name="T317">. </text:span><text:span text:style-name="T329">L</text:span><text:span text:style-name="T317">as implementaciones actuales de </text:span><text:span text:style-name="T45">R</text:span><text:span text:style-name="T317"> </text:span><text:span text:style-name="T334">definen a</text:span><text:span text:style-name="T335">l tipo entero</text:span><text:span text:style-name="T317"> </text:span><text:span text:style-name="T329">co</text:span><text:span text:style-name="T334">mo un </text:span><text:span text:style-name="T336">tipo de almacenamiento </text:span><text:span text:style-name="T337">exacto que podrá contener cualquier valor de un conjunto de</text:span><text:span text:style-name="T336"> </text:span><text:span text:style-name="T338">números</text:span><text:span text:style-name="T334"> con</text:span><text:span text:style-name="T329"> signo</text:span><text:span text:style-name="T338"> </text:span><text:span text:style-name="T339">sin </text:span><text:span text:style-name="T323">marca</text:span><text:span text:style-name="T339"> decimal </text:span><text:span text:style-name="T337">en un rango</text:span><text:span text:style-name="T340"> de</text:span><text:span text:style-name="T334"> 32 </text:span><text:span text:style-name="T337">dígitos </text:span><text:span text:style-name="T341">binarios</text:span><text:span text:style-name="T334">.</text:span><text:span text:style-name="T317"> </text:span><text:span text:style-name="T337">De esta manera</text:span><text:span text:style-name="T342">,</text:span><text:span text:style-name="T317"> </text:span><text:span text:style-name="T325">los límites</text:span><text:span text:style-name="T317"> </text:span><text:span text:style-name="T325">d</text:span><text:span text:style-name="T317">el rango de enteros representables </text:span><text:span text:style-name="T336">por este tipo de almacenamiento</text:span><text:span text:style-name="T317"> </text:span><text:span text:style-name="T336">irá</text:span><text:span text:style-name="T337">n</text:span><text:span text:style-name="T317"> </text:span><text:span text:style-name="T336">de</text:span><text:span text:style-name="T336"><draw:frame draw:style-name="fr2" draw:name="Object1" text:anchor-type="as-char" svg:y="-0.404cm" svg:width="1.475cm" svg:height="0.48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36">a</text:span><text:span text:style-name="T336"><draw:frame draw:style-name="fr2" draw:name="Object2" text:anchor-type="as-char" svg:y="-0.404cm" svg:width="1.215cm" svg:height="0.48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01">(aproximadamente </text:span><text:span text:style-name="T498"><draw:frame draw:style-name="fr2" draw:name="Object61" text:anchor-type="as-char" svg:y="-0.404cm" svg:width="1.619cm" svg:height="0.487cm" draw:z-index="3"><draw:object xlink:href="./Object 61" xlink:type="simple" xlink:show="embed" xlink:actuate="onLoad"/><draw:image xlink:href="./ObjectReplacements/Object 61" xlink:type="simple" xlink:show="embed" xlink:actuate="onLoad"/></draw:frame></text:span><text:span text:style-name="T499">)</text:span><text:span text:style-name="T500">, </text:span><text:span text:style-name="T502">ya que el signo del entero, </text:span><text:span text:style-name="T503">(</text:span><text:span text:style-name="T362">+</text:span><text:span text:style-name="T502"> o </text:span><text:span text:style-name="T362">-</text:span><text:span text:style-name="T504">)</text:span><text:span text:style-name="T502">, ocupará un </text:span><text:span text:style-name="T504">dígito</text:span><text:span text:style-name="T502"> completo </text:span><text:span text:style-name="T505">y a </text:span><text:span text:style-name="T506">que el intervalo cruza el cero, por lo que el conteo se recorrerá en una unidad </text:span><text:span text:style-name="T507">hacia la</text:span><text:span text:style-name="T506"> izquierda y </text:span><text:span text:style-name="T507">la</text:span><text:span text:style-name="T506"> derecha</text:span><text:span text:style-name="T500">. </text:span><text:span text:style-name="T508">P</text:span><text:span text:style-name="T335">ara </text:span><text:span text:style-name="T343">más información sobre este umbral </text:span><text:span text:style-name="T344">de almacenamiento</text:span><text:span text:style-name="T343"> </text:span><text:span text:style-name="T335">véase la sección </text:span><text:span text:style-name="T254">Almacenamiento entero</text:span><text:span text:style-name="T264"> en esta página de ayuda</text:span><text:span text:style-name="T317">. </text:span><text:span text:style-name="T337">Adicionalmente, cabe señalar que</text:span><text:span text:style-name="T318"> el </text:span><text:span text:style-name="T345">modo</text:span><text:span text:style-name="T318"> de almacenamiento </text:span><text:span text:style-name="T213">doble</text:span><text:span text:style-name="T318"> </text:span><text:span text:style-name="T319">también </text:span><text:span text:style-name="T325">podrá</text:span><text:span text:style-name="T318"> </text:span><text:span text:style-name="T345">guardar</text:span><text:span text:style-name="T318"> enteros de manera exact</text:span><text:span text:style-name="T346">a </text:span><text:span text:style-name="T318">mucho más allá </text:span><text:span text:style-name="T347">de este rango.</text:span></text:p>
      <text:p text:style-name="P12"><text:span text:style-name="Source_20_Text"><text:span text:style-name="T197"/></text:span></text:p>
      <text:p text:style-name="P12"><text:span text:style-name="Source_20_Text"><text:span text:style-name="T196">Las funciones </text:span></text:span><text:span text:style-name="Source_20_Text"><text:span text:style-name="T29">as.</text:span></text:span><text:span text:style-name="Source_20_Text"><text:span text:style-name="T31">integer</text:span></text:span><text:span text:style-name="Source_20_Text"><text:span text:style-name="T30">()</text:span></text:span><text:span text:style-name="T231"> </text:span><text:span text:style-name="T265">e</text:span><text:span text:style-name="T231"> </text:span><text:span text:style-name="Source_20_Text"><text:span text:style-name="T29">is.</text:span></text:span><text:span text:style-name="Source_20_Text"><text:span text:style-name="T31">integer</text:span></text:span><text:span text:style-name="Source_20_Text"><text:span text:style-name="T30">()</text:span></text:span><text:span text:style-name="T231"> </text:span><text:span text:style-name="T265">son</text:span><text:span text:style-name="T231"> </text:span><text:span text:style-name="T265">funciones </text:span><text:span text:style-name="T212">primitivas</text:span><text:span text:style-name="T265">, </text:span><text:span text:style-name="T266">por lo que </text:span><text:span text:style-name="T267">su </text:span><text:span text:style-name="T268">código fuente</text:span><text:span text:style-name="T267"> y especificación formal es ligeramente diferente al resto de funciones de </text:span><text:span text:style-name="T44">R</text:span><text:span text:style-name="T267">. </text:span></text:p>
      <text:p text:style-name="P38"/>
      <text:p text:style-name="P13"><text:span text:style-name="T375">La función </text:span><text:span text:style-name="T380">c()</text:span><text:span text:style-name="T375"> podrá combinar valores </text:span><text:span text:style-name="T377">enteros</text:span><text:span text:style-name="T375"> </text:span><text:span text:style-name="T377">que</text:span><text:span text:style-name="T376"> estén </text:span><text:span text:style-name="Source_20_Text"><text:span text:style-name="T377">separados por comas, siempre que a</text:span></text:span><text:span text:style-name="Source_20_Text"><text:span text:style-name="T378">l final de</text:span></text:span><text:span text:style-name="Source_20_Text"><text:span text:style-name="T377"> cada valor numérico </text:span></text:span><text:span text:style-name="Source_20_Text"><text:span text:style-name="T378">se añada, sin mediar espacio, una ele mayúscula (</text:span></text:span><text:span text:style-name="Source_20_Text"><text:span text:style-name="T381">L</text:span></text:span><text:span text:style-name="Source_20_Text"><text:span text:style-name="T378">), </text:span></text:span><text:span text:style-name="Source_20_Text"><text:span text:style-name="T379">por ejemplo: </text:span></text:span><text:span text:style-name="Source_20_Text"><text:span text:style-name="T382">c(1L, 2L, 3L)</text:span></text:span><text:span text:style-name="Source_20_Text"><text:span text:style-name="T385">. </text:span></text:span><text:span text:style-name="Source_20_Text"><text:span text:style-name="T386">El resultado de la combinación de elementos </text:span></text:span><text:span text:style-name="Source_20_Text"><text:span text:style-name="T387">enteros</text:span></text:span><text:span text:style-name="Source_20_Text"><text:span text:style-name="T386"> creará un vector de tipo </text:span></text:span><text:span text:style-name="Source_20_Text"><text:span text:style-name="T388">entero</text:span></text:span><text:span text:style-name="Source_20_Text"><text:span text:style-name="T386">. </text:span></text:span><text:span text:style-name="Source_20_Text"><text:span text:style-name="T389">Para mayor información sobre </text:span></text:span><text:span text:style-name="Source_20_Text"><text:span text:style-name="T390">la </text:span></text:span><text:span text:style-name="Source_20_Text"><text:span text:style-name="T389">combinación de elementos para crear vectores de un determinado tipo véase la página de ayuda de la función </text:span></text:span><text:span text:style-name="Source_20_Text"><text:span text:style-name="T429">c</text:span></text:span><text:span text:style-name="Source_20_Text"><text:span text:style-name="T381">()</text:span></text:span><text:span text:style-name="Source_20_Text"><text:span text:style-name="T389">.</text:span></text:span></text:p>
      <text:h text:style-name="Heading_20_1" text:outline-level="1"><text:bookmark-start text:name="__RefHeading___Toc4360_2742709041"/><text:span text:style-name="T52">5</text:span><text:span text:style-name="T53">. </text:span><text:span text:style-name="T54">Valor devuelto</text:span><text:bookmark-end text:name="__RefHeading___Toc4360_2742709041"/></text:h>
      <text:p text:style-name="P30"><text:span text:style-name="T138">La función </text:span><text:span text:style-name="T13">integer</text:span><text:span text:style-name="T10">()</text:span><text:span text:style-name="T139"> </text:span><text:span text:style-name="T146">creará y </text:span><text:span text:style-name="T140">devolverá</text:span><text:span text:style-name="T139"> un vector </text:span><text:span text:style-name="T157">de </text:span><text:span text:style-name="T144">entero</text:span><text:span text:style-name="T157">s vacío</text:span><text:span text:style-name="T139"> </text:span><text:span text:style-name="T140">con el</text:span><text:span text:style-name="T141"> número de elementos </text:span><text:span text:style-name="T139">especificad</text:span><text:span text:style-name="T141">o </text:span><text:span text:style-name="T142">en</text:span><text:span text:style-name="T140"> el argumento de </text:span><text:span text:style-name="T157">longitud</text:span><text:span text:style-name="T140">, </text:span><text:span text:style-name="T11">length</text:span><text:span text:style-name="T16">=</text:span><text:span text:style-name="T141">. </text:span><text:span text:style-name="T143">Al momento de su creación, cada elemento del </text:span><text:soft-page-break/><text:span text:style-name="T143">vector será igual a cero </text:span><text:span text:style-name="T142">(</text:span><text:span text:style-name="T12">0</text:span><text:span text:style-name="T15">L</text:span><text:span text:style-name="T142">)</text:span><text:span text:style-name="T143">. </text:span><text:span text:style-name="T140">Luego, l</text:span><text:span text:style-name="T143">os vectores </text:span><text:span text:style-name="T144">enteros</text:span><text:span text:style-name="T143"> </text:span><text:span text:style-name="T145">podrán ser</text:span><text:span text:style-name="T143"> usados para almacenar </text:span><text:span text:style-name="T144">valores enteros positivos o negativos, </text:span><text:span text:style-name="T149">así como valores no disponibles (</text:span><text:span text:style-name="T14">NA</text:span><text:span text:style-name="T149">)</text:span><text:span text:style-name="T143">.</text:span></text:p>
      <text:p text:style-name="P11"><text:span text:style-name="T232">La función </text:span><text:span text:style-name="T19">as.</text:span><text:span text:style-name="T20">integer</text:span><text:span text:style-name="T21">()</text:span><text:span text:style-name="T233"> intenta</text:span><text:span text:style-name="T236">rá</text:span><text:span text:style-name="T233"> </text:span><text:span text:style-name="T237">coaccionar</text:span><text:span text:style-name="T233"> </text:span><text:span text:style-name="T238">al</text:span><text:span text:style-name="T235"> objeto </text:span><text:span text:style-name="T244">referido en el</text:span><text:span text:style-name="T235"> argumento </text:span><text:span text:style-name="T359">x</text:span><text:span text:style-name="T233"> para convertirlo </text:span><text:span text:style-name="T239">al</text:span><text:span text:style-name="T233"> tipo </text:span><text:span text:style-name="T234">entero</text:span><text:span text:style-name="T233"> </text:span><text:span text:style-name="T240">y </text:span><text:span text:style-name="T242">lo devolverá</text:span><text:span text:style-name="T240"> como un vector de este tipo</text:span><text:span text:style-name="T233">.</text:span><text:span text:style-name="T228"> </text:span><text:span text:style-name="T242">A</text:span><text:span text:style-name="T228"> menos que la coacción </text:span><text:span text:style-name="T229">haya </text:span><text:span text:style-name="T234">sido exitosa, </text:span><text:span text:style-name="T242">e</text:span><text:span text:style-name="T229">l resultado</text:span><text:span text:style-name="T228"> será </text:span><text:span text:style-name="T229">un valor no disponible (</text:span><text:span text:style-name="T18">NA</text:span><text:span text:style-name="T229">)</text:span><text:span text:style-name="T228">. </text:span><text:span text:style-name="T243">A</text:span><text:span text:style-name="T228"> diferencia de </text:span><text:span text:style-name="T241">lo que ocurría en</text:span><text:span text:style-name="T228"> </text:span><text:span text:style-name="T46">S</text:span><text:span text:style-name="T228">, que </text:span><text:span text:style-name="T230">devolvía</text:span><text:span text:style-name="T228"> el número entero más </text:span><text:span text:style-name="T230">grande posible</text:span><text:span text:style-name="T228"> del mismo signo </text:span><text:span text:style-name="T243">cuando </text:span><text:span text:style-name="T245">el</text:span><text:span text:style-name="T243"> </text:span><text:span text:style-name="T245">valor absoluto</text:span><text:span text:style-name="T243"> </text:span><text:span text:style-name="T234">de </text:span><text:span text:style-name="T245">un</text:span><text:span text:style-name="T234"> número</text:span><text:span text:style-name="T243"> real</text:span><text:span text:style-name="T242"> </text:span><text:span text:style-name="T243">era</text:span><text:span text:style-name="T242"> mayor</text:span><text:span text:style-name="T243"> </text:span><text:span text:style-name="T241">a</text:span><text:span text:style-name="T243">l valor del número entero más grande </text:span><text:span text:style-name="T230">posible</text:span><text:span text:style-name="T228">, </text:span><text:span text:style-name="T243">en </text:span><text:span text:style-name="T43">R,</text:span><text:span text:style-name="T228"> </text:span><text:span text:style-name="T248">el valor absoluto </text:span><text:span text:style-name="T249">de números reales</text:span><text:span text:style-name="T248"> </text:span><text:span text:style-name="T244">muy grandes</text:span><text:span text:style-name="T243"> </text:span><text:span text:style-name="T230">será</text:span><text:span text:style-name="T228"> coaccionado a</text:span><text:span text:style-name="T241">l</text:span><text:span text:style-name="T228"> </text:span><text:span text:style-name="T230">valor no disponible</text:span><text:span text:style-name="T228"> </text:span><text:span text:style-name="T230">(</text:span><text:span text:style-name="T18">NA</text:span><text:span text:style-name="T230">).</text:span><text:span text:style-name="T228"> </text:span><text:span text:style-name="T245">Los</text:span><text:span text:style-name="T228"> valores </text:span><text:span text:style-name="T243">de números reales </text:span><text:span text:style-name="T245">cuyo valor absoluto sea menor o igual al valor del entero más grande posible</text:span><text:span text:style-name="T228"> se</text:span><text:span text:style-name="T245">rán</text:span><text:span text:style-name="T228"> trunca</text:span><text:span text:style-name="T245">dos</text:span><text:span text:style-name="T228"> hacia </text:span><text:span text:style-name="T241">el</text:span><text:span text:style-name="T228"> cero (es decir, </text:span><text:span text:style-name="T360">as.</text:span><text:span text:style-name="T361">integer</text:span><text:span text:style-name="T355">(x)</text:span><text:span text:style-name="T228"> </text:span><text:span text:style-name="T243">será</text:span><text:span text:style-name="T228"> igual a </text:span><text:span text:style-name="T18">trunc(x)</text:span><text:span text:style-name="T228"> </text:span><text:span text:style-name="T244">en estos casos</text:span><text:span text:style-name="T228">). </text:span><text:span text:style-name="T245">Del mismo modo,</text:span><text:span text:style-name="T228"> las partes imaginarias de números complejos se descarta</text:span><text:span text:style-name="T244">rá</text:span><text:span text:style-name="T228">n con una advertencia. Las cadenas de caracteres que </text:span><text:span text:style-name="T244">contengan </text:span><text:span text:style-name="T246">representaciones </text:span><text:span text:style-name="T259">de números</text:span><text:span text:style-name="T246"> del sistema</text:span><text:span text:style-name="T228"> decimal o hexadecimal (</text:span><text:span text:style-name="T245">que comiencen</text:span><text:span text:style-name="T228"> con </text:span><text:span text:style-name="T18">0x</text:span><text:span text:style-name="T228"> o </text:span><text:span text:style-name="T18">0X</text:span><text:span text:style-name="T228">) </text:span><text:span text:style-name="T246">entre</text:span><text:span text:style-name="T228"> espacios en blanco </text:span><text:span text:style-name="T245">iniciales o finales</text:span><text:span text:style-name="T228"> se </text:span><text:span text:style-name="T244">podrán</text:span><text:span text:style-name="T228"> convertir </text:span><text:span text:style-name="T246">a valores enteros</text:span><text:span text:style-name="T228">. </text:span><text:span text:style-name="T246">No obstante, cada cadena de caracteres deberá contener una sola representación numérica, sin espacios intercalados, de lo contrario </text:span><text:span text:style-name="T255">esos </text:span><text:span text:style-name="T246">elementos serán coaccionados como valores no disponibles (</text:span><text:span text:style-name="T23">NA</text:span><text:span text:style-name="T246">). </text:span><text:span text:style-name="T259">Algunas plataformas de sistema operativo aceptarán la coerción de cadenas de caracteres que represent</text:span><text:span text:style-name="T272">e</text:span><text:span text:style-name="T259">n números en otros sistemas de numeración diferentes al decimal o </text:span><text:span text:style-name="T313">al </text:span><text:span text:style-name="T259">hexadecimal.</text:span><text:span text:style-name="T246"> La función </text:span><text:span text:style-name="T23">as.integer()</text:span><text:span text:style-name="T228"> elimina</text:span><text:span text:style-name="T246">rá</text:span><text:span text:style-name="T228"> los atributos, incluidos los nombres, </text:span><text:span text:style-name="T247">de los objetos coaccionados,</text:span><text:span text:style-name="T259"> </text:span><text:span text:style-name="T260">tal como lo hace</text:span><text:span text:style-name="T259"> </text:span><text:span text:style-name="T28">as.vector</text:span><text:span text:style-name="T24">()</text:span><text:span text:style-name="T228">. Para asegurarse de que un objeto </text:span><text:span text:style-name="T18">x</text:span><text:span text:style-name="T228"> </text:span><text:span text:style-name="T273">permanezca</text:span><text:span text:style-name="T228"> </text:span><text:span text:style-name="T273">con el</text:span><text:span text:style-name="T228"> tipo entero, sin </text:span><text:span text:style-name="T247">eliminar sus</text:span><text:span text:style-name="T228"> atributos, </text:span><text:span text:style-name="T256">asigne la etiqueta del tipo al vector que modifica su modo de almacenamiento </text:span><text:span text:style-name="T274">específico</text:span><text:span text:style-name="T256">, como en</text:span><text:span text:style-name="T247">:</text:span><text:span text:style-name="T228"> </text:span><text:span text:style-name="T18">storage.mode(x) &lt;- "integer"</text:span><text:span text:style-name="T228">.</text:span></text:p>
      <text:p text:style-name="P16"><text:span text:style-name="T232">La función </text:span><text:span text:style-name="T18">is.integer</text:span><text:span text:style-name="T25">()</text:span><text:span text:style-name="T228"> </text:span><text:span text:style-name="T230">devolverá</text:span><text:span text:style-name="T228"> </text:span><text:span text:style-name="T230">el valor lógico verdadero (</text:span><text:span text:style-name="T22">TRUE</text:span><text:span text:style-name="T230">)</text:span><text:span text:style-name="T228"> o </text:span><text:span text:style-name="T230">falso (</text:span><text:span text:style-name="T22">FALSE</text:span><text:span text:style-name="T230">)</text:span><text:span text:style-name="T228"> dependiendo de si </text:span><text:span text:style-name="T257">e</text:span><text:span text:style-name="T238">l</text:span><text:span text:style-name="T235"> objeto </text:span><text:span text:style-name="T244">referido en el</text:span><text:span text:style-name="T235"> argumento x</text:span><text:span text:style-name="T228"> es de tipo entero. </text:span><text:span text:style-name="T257">Tome en cuenta que esta función verifica</text:span><text:span text:style-name="T314">rá</text:span><text:span text:style-name="T257"> el tipo de almacenamiento del vector, no si los objetos contenidos son, matemáticamente, números enteros; para más información vea las secciones </text:span><text:span text:style-name="T251">Nota</text:span><text:span text:style-name="T257"> y </text:span><text:span text:style-name="T251">Ejemplos</text:span><text:span text:style-name="T261"> </text:span><text:span text:style-name="T262">en esta página de ayuda</text:span><text:span text:style-name="T257">. En el caso de los factores</text:span><text:span text:style-name="T228">, </text:span><text:span text:style-name="T257">que asocian números enteros a valores categóricos, </text:span><text:span text:style-name="T26">is.integer()</text:span><text:span text:style-name="T257"> devolverá el valor lógico falso</text:span><text:span text:style-name="T230"> (</text:span><text:span text:style-name="T22">FALSE</text:span><text:span text:style-name="T230">)</text:span><text:span text:style-name="T228">.</text:span></text:p>
      <text:h text:style-name="Heading_20_1" text:outline-level="1"><text:bookmark-start text:name="__RefHeading___Toc4362_2742709041"/><text:span text:style-name="T57">6</text:span><text:span text:style-name="T53">. </text:span><text:span text:style-name="T56">Almacenamiento entero</text:span><text:bookmark-end text:name="__RefHeading___Toc4362_2742709041"/></text:h>
      <text:p text:style-name="P43"><text:span text:style-name="T107">En términos </text:span><text:span text:style-name="T108">simples</text:span><text:span text:style-name="T107">,</text:span><text:span text:style-name="T101"> los </text:span><text:span text:style-name="T99">enteros </text:span><text:span text:style-name="T107">son</text:span><text:span text:style-name="T99"> números que se representan sin marca de separador de decimales, ya sea </text:span><text:span text:style-name="T100">que </text:span><text:span text:style-name="T105">la marca decimal utilizada sea el punto ( . ) o la coma ( , ), </text:span><text:span text:style-name="T107">y pueden ser tanto positivos como negativos incluyendo el cero.</text:span><text:span text:style-name="T91"> En matemáticas, </text:span><text:span text:style-name="T101">el conjunto de los</text:span><text:span text:style-name="T91"> números enteros </text:span><text:span text:style-name="T91"><draw:frame draw:style-name="fr2" draw:name="Object30" text:anchor-type="as-char" svg:y="-0.27cm" svg:width="0.527cm" svg:height="0.353cm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1">se refiere al que comprende a los números naturales</text:span><text:span text:style-name="T91"><draw:frame draw:style-name="fr2" draw:name="Object26" text:anchor-type="as-char" svg:y="-0.27cm" svg:width="0.504cm" svg:height="0.353cm" draw:z-index="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91">, </text:span><text:span text:style-name="T101">al</text:span><text:span text:style-name="T91"> cero </text:span><text:span text:style-name="T106">( 0 )</text:span><text:span text:style-name="T103"> </text:span><text:span text:style-name="T91">y </text:span><text:span text:style-name="T101">a </text:span><text:span text:style-name="T91">los naturales </text:span><text:span text:style-name="T86">con signo negativo</text:span><text:span text:style-name="T86"><draw:frame draw:style-name="fr2" draw:name="Object4" text:anchor-type="as-char" svg:y="-0.27cm" svg:width="0.82cm" svg:height="0.353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1">. </text:span><text:span text:style-name="T111">Algunas de las</text:span><text:span text:style-name="T86"> propiedades </text:span><text:span text:style-name="T111">formales más importantes de </text:span><text:span text:style-name="T86">los números naturales </text:span><text:span text:style-name="T99">son: 1)</text:span><text:span text:style-name="T86"> entre un número natural</text:span><text:span text:style-name="T86"><draw:frame draw:style-name="fr2" draw:name="Object27" text:anchor-type="as-char" svg:y="-0.346cm" svg:width="0.407cm" svg:height="0.43cm" draw:z-index="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86">y su sucesor</text:span><text:span text:style-name="T86"><draw:frame draw:style-name="fr2" draw:name="Object28" text:anchor-type="as-char" svg:y="-0.346cm" svg:width="0.866cm" svg:height="0.43cm" draw:z-index="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6"><draw:frame draw:style-name="fr1" draw:name="Image2" text:anchor-type="as-char" svg:width="0.041cm" svg:height="0.041cm" draw:z-index="12"><draw:image xlink:href="Pictures/100006DB0000001A0000001A5F65D0F1D68A43A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a+1</svg:title></draw:frame></text:span><text:span text:style-name="T86">no exist</text:span><text:span text:style-name="T97">e</text:span><text:span text:style-name="T86"> ningún número natural, </text:span><text:span text:style-name="T99">2)</text:span><text:span text:style-name="T86"> entre dos números </text:span><text:span text:style-name="T87">naturales </text:span><text:span text:style-name="T86">no sucesivos</text:span><text:span text:style-name="T87"> siempre ha</text:span><text:span text:style-name="T86">brá</text:span><text:span text:style-name="T87"> un número finito de </text:span><text:span text:style-name="T86">números</text:span><text:span text:style-name="T87"> naturales, </text:span><text:span text:style-name="T101">3) todo número natural después del número uno es precedido por otro número natural y 4) los números naturales son infinitos</text:span><text:span text:style-name="T87">. </text:span><text:span text:style-name="T101">De esta manera, el </text:span><text:span text:style-name="T97">conjunto de los números enteros</text:span><text:span text:style-name="T97"><draw:frame draw:style-name="fr2" draw:name="Object29" text:anchor-type="as-char" svg:y="-0.27cm" svg:width="0.527cm" svg:height="0.353cm" draw:z-index="1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01">hereda las propiedades de los números naturales</text:span><text:span text:style-name="T101"><draw:frame draw:style-name="fr2" draw:name="Object31" text:anchor-type="as-char" svg:y="-0.27cm" svg:width="0.504cm" svg:height="0.353cm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11">con la adición de</text:span><text:span text:style-name="T109"> </text:span><text:span text:style-name="T102">los subconjuntos que incluyen al cero y </text:span><text:span text:style-name="T104">a </text:span><text:span text:style-name="T102">los números negativos</text:span><text:span text:style-name="T97">.</text:span></text:p>
      <text:p text:style-name="P15"><text:soft-page-break/></text:p>
      <text:p text:style-name="P44"><text:span text:style-name="T87">E</text:span><text:span text:style-name="T73">n computación, </text:span><text:span text:style-name="T88">el</text:span><text:span text:style-name="T73"> tipo de dato entero, </text:span><text:span text:style-name="T89">llamado</text:span><text:span text:style-name="T73"> </text:span><text:span text:style-name="T89">también integral,</text:span><text:span text:style-name="T73"> </text:span><text:span text:style-name="T89">permite </text:span><text:span text:style-name="T73">representar </text:span><text:span text:style-name="T90">a </text:span><text:span text:style-name="T73">un subconjunto de los números enteros </text:span><text:span text:style-name="T106">(</text:span><text:span text:style-name="T73"><draw:frame draw:style-name="fr2" draw:name="Object32" text:anchor-type="as-char" svg:y="-0.27cm" svg:width="0.527cm" svg:height="0.353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06">)</text:span><text:span text:style-name="T73">. El número </text:span><text:span text:style-name="T104">entero </text:span><text:span text:style-name="T92">más grande</text:span><text:span text:style-name="T73"> que p</text:span><text:span text:style-name="T93">odrá</text:span><text:span text:style-name="T73"> representar</text:span><text:span text:style-name="T92">se </text:span><text:span text:style-name="T110">en una computadora</text:span><text:span text:style-name="T73"> depende</text:span><text:span text:style-name="T94">rá</text:span><text:span text:style-name="T73"> del </text:span><text:span text:style-name="T95">tamaño de </text:span><text:span text:style-name="T134">agrupación del dato</text:span><text:span text:style-name="T73"> </text:span><text:span text:style-name="T96">de</text:span><text:span text:style-name="T110">l ordenador mismo </text:span><text:span text:style-name="T112">y</text:span><text:span text:style-name="T73"> </text:span><text:span text:style-name="T98">del lenguaje de programación</text:span><text:span text:style-name="T73">.</text:span><text:span text:style-name="T137"> El tamaño de agrupación </text:span><text:span text:style-name="T150">se refiere al </text:span><text:span text:style-name="T151">número de </text:span><text:span text:style-name="T195">bits</text:span><text:span text:style-name="T151"> o dígitos </text:span><text:span text:style-name="T152">binarios</text:span><text:span text:style-name="T150"> usado</text:span><text:span text:style-name="T151">s</text:span><text:span text:style-name="T150"> para almacenar </text:span><text:span text:style-name="T153">un</text:span><text:span text:style-name="T150"> número y</text:span><text:span text:style-name="T137"> </text:span><text:span text:style-name="T154">es variable</text:span><text:span text:style-name="T137"> entre </text:span><text:span text:style-name="T154">plataformas de sistema </text:span><text:span text:style-name="T159">(32 o 64 bits, usualmente)</text:span><text:span text:style-name="T158"> y</text:span><text:span text:style-name="T150"> lenguajes de programación. </text:span><text:span text:style-name="T154">Por este motivo,</text:span><text:span text:style-name="T137"> </text:span><text:span text:style-name="T153">el</text:span><text:span text:style-name="T137"> </text:span><text:span text:style-name="T150">subconjunto de </text:span><text:span text:style-name="T137">enteros disponibles </text:span><text:span text:style-name="T154">para </text:span><text:span text:style-name="T156">ser representados</text:span><text:span text:style-name="T150"> también </text:span><text:span text:style-name="T155">podrá </text:span><text:span text:style-name="T156">variar</text:span><text:span text:style-name="T150"> </text:span><text:span text:style-name="T155">en algunas ocasiones</text:span><text:span text:style-name="T150">.</text:span></text:p>
      <text:p text:style-name="P20"/>
      <text:p text:style-name="P39"><text:span text:style-name="T301">Si</text:span><text:span text:style-name="T279"> </text:span><text:span text:style-name="T278">e</text:span><text:span text:style-name="T279">l tamaño de agrupación para números enteros es de </text:span><text:span text:style-name="T302">un número de</text:span><text:span text:style-name="T279"> bits</text:span><text:span text:style-name="T307"> </text:span><text:span text:style-name="T301">o dígitos</text:span><text:span text:style-name="T279"><draw:frame draw:style-name="fr2" draw:name="Object5" text:anchor-type="as-char" svg:y="-0.377cm" svg:width="0.422cm" svg:height="0.467cm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79">, </text:span><text:span text:style-name="T280">los enteros en base decimal tendrán una representación interna </text:span><text:span text:style-name="T281">de</text:span><text:span text:style-name="T281"><draw:frame draw:style-name="fr2" draw:name="Object11" text:anchor-type="as-char" svg:y="-0.377cm" svg:width="0.422cm" svg:height="0.467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82">dígito</text:span><text:span text:style-name="T283">s</text:span><text:span text:style-name="T282"> </text:span><text:span text:style-name="T284">binario</text:span><text:span text:style-name="T283">s,</text:span><text:span text:style-name="T284"> </text:span><text:span text:style-name="T285">los cuales</text:span><text:span text:style-name="T283"> </text:span><text:span text:style-name="T316">podrán</text:span><text:span text:style-name="T282"> adoptar sólo uno de dos valores: cero </text:span><text:span text:style-name="T279">(</text:span><text:span text:style-name="T356">0</text:span><text:span text:style-name="T279">)</text:span><text:span text:style-name="T282"> o uno </text:span><text:span text:style-name="T279">(</text:span><text:span text:style-name="T356">1</text:span><text:span text:style-name="T279">).</text:span><text:span text:style-name="T282"> </text:span><text:span text:style-name="T284">U</text:span><text:span text:style-name="T278">n número </text:span><text:span text:style-name="T286">entero tendrá, entonces, una representación</text:span><text:span text:style-name="T278"> binari</text:span><text:span text:style-name="T286">a</text:span><text:span text:style-name="T278"> con</text:span><text:span text:style-name="T253"><draw:frame draw:style-name="fr2" draw:name="Object12" text:anchor-type="as-char" svg:y="-0.377cm" svg:width="0.422cm" svg:height="0.467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78">dígitos</text:span><text:span text:style-name="T278"><draw:frame draw:style-name="fr2" draw:name="Object7" text:anchor-type="as-char" svg:y="-0.377cm" svg:width="0.443cm" svg:height="0.467cm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86">y</text:span><text:span text:style-name="T288"><draw:frame draw:style-name="fr2" draw:name="Object6" text:anchor-type="as-char" svg:y="-0.377cm" svg:width="0.988cm" svg:height="0.467cm" draw:z-index="2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87">posiciones contadas de derecha a izquierda a partir de cero:</text:span><text:span text:style-name="T278"><draw:frame draw:style-name="fr2" draw:name="Object8" text:anchor-type="as-char" svg:y="-0.346cm" svg:width="2.746cm" svg:height="0.487cm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8">. </text:span><text:span text:style-name="T307">En caso de que los</text:span><text:span text:style-name="T288"> enteros </text:span><text:span text:style-name="T290">pued</text:span><text:span text:style-name="T308">a</text:span><text:span text:style-name="T290">n</text:span><text:span text:style-name="T291"> adoptar valores</text:span><text:span text:style-name="T288"> positivos </text:span><text:span text:style-name="T292">y</text:span><text:span text:style-name="T291"> negativos, </text:span><text:span text:style-name="T290">la posición</text:span><text:span text:style-name="T290"><draw:frame draw:style-name="fr2" draw:name="Object13" text:anchor-type="as-char" svg:y="-0.346cm" svg:width="0.919cm" svg:height="0.43cm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1">correspondiente al dígito de extrema izquierda</text:span><text:span text:style-name="T292"><draw:frame draw:style-name="fr2" draw:name="Object15" text:anchor-type="as-char" svg:y="-0.377cm" svg:width="0.914cm" svg:height="0.531cm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2">se destinará a almacenar el valor del signo </text:span><text:span text:style-name="T293">y </text:span><text:span text:style-name="T302">será</text:span><text:span text:style-name="T294"> conocida como el bit o banderín de signo</text:span><text:span text:style-name="T292">. </text:span><text:span text:style-name="T295">Así,</text:span><text:span text:style-name="T292"> el </text:span><text:span text:style-name="T357">0</text:span><text:span text:style-name="T296"> se usará para </text:span><text:span text:style-name="T315">indicar</text:span><text:span text:style-name="T297"> a</text:span><text:span text:style-name="T296"> </text:span><text:span text:style-name="T290">los</text:span><text:span text:style-name="T292"> números </text:span><text:span text:style-name="T298">mayores o iguales a cero</text:span><text:span text:style-name="T296">,</text:span><text:span text:style-name="T292"> y </text:span><text:span text:style-name="T296">el</text:span><text:span text:style-name="T292"> </text:span><text:span text:style-name="T358">1</text:span><text:span text:style-name="T292"> para </text:span><text:span text:style-name="T315">indicar a</text:span><text:span text:style-name="T292"> los números negativos</text:span><text:span text:style-name="T289">. </text:span><text:span text:style-name="T291">Esto implica que el </text:span><text:span text:style-name="T298">valor del</text:span><text:span text:style-name="T289"> signo ocupa</text:span><text:span text:style-name="T299">rá</text:span><text:span text:style-name="T289"> un dígito completo </text:span><text:span text:style-name="T290">y qu</text:span><text:span text:style-name="T291">e </text:span><text:span text:style-name="T303">el número de</text:span><text:span text:style-name="T291"> posiciones disponibles </text:span><text:span text:style-name="T297">efectivamente</text:span><text:span text:style-name="T291"> </text:span><text:span text:style-name="T297">para representar </text:span><text:span text:style-name="T312">a </text:span><text:span text:style-name="T297">un </text:span><text:span text:style-name="T304">entero</text:span><text:span text:style-name="T291"> </text:span><text:span text:style-name="T298">será</text:span><text:span text:style-name="T297"> </text:span><text:span text:style-name="T302">de</text:span><text:span text:style-name="T291"><draw:frame draw:style-name="fr2" draw:name="Object17" text:anchor-type="as-char" svg:y="-0.377cm" svg:width="0.988cm" svg:height="0.467cm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97">dígitos binarios</text:span><text:span text:style-name="T300">.</text:span><text:span text:style-name="T289"> </text:span><text:span text:style-name="T298">En consecuencia, </text:span><text:span text:style-name="T302">si se trata de enteros con signo, </text:span><text:span text:style-name="T289">el rango de </text:span><text:span text:style-name="T298">representación binaria de</text:span><text:span text:style-name="T289"> </text:span><text:span text:style-name="T302">estos</text:span><text:span text:style-name="T289"> </text:span><text:span text:style-name="T250">irá</text:span><text:span text:style-name="T289"> </text:span><text:span text:style-name="T250">de</text:span><text:span text:style-name="T289"><draw:frame draw:style-name="fr2" draw:name="Object9" text:anchor-type="as-char" svg:y="-0.404cm" svg:width="1.658cm" svg:height="0.487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0">a</text:span><text:span text:style-name="T289"><draw:frame draw:style-name="fr2" draw:name="Object10" text:anchor-type="as-char" svg:y="-0.404cm" svg:width="1.399cm" svg:height="0.487cm" draw:z-index="3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89">. </text:span><text:span text:style-name="T303">La adición </text:span><text:span text:style-name="T312">y sustracción</text:span><text:span text:style-name="T303"> de una unidad en los límites del intervalo </text:span><text:span text:style-name="T309">es </text:span><text:span text:style-name="T316">consecuencia</text:span><text:span text:style-name="T303"> </text:span><text:span text:style-name="T304">del conteo a partir de cero</text:span><text:span text:style-name="T295">. </text:span><text:span text:style-name="T304">Si, en cambio, el entero no tiene un digito o banderín de signo, el número de enteros </text:span><text:span text:style-name="T305">representables será de</text:span><text:span text:style-name="T305"><draw:frame draw:style-name="fr2" draw:name="Object14" text:anchor-type="as-char" svg:y="-0.4cm" svg:width="0.517cm" svg:height="0.485cm" draw:z-index="32"><draw:object xlink:href="./Object 12" xlink:type="simple" xlink:show="embed" xlink:actuate="onLoad"/><draw:image xlink:href="./ObjectReplacements/Object 12" xlink:type="simple" xlink:show="embed" xlink:actuate="onLoad"/></draw:frame></text:span><text:span text:style-name="T305">dígitos </text:span><text:span text:style-name="T307">e irá, usualmente, de </text:span><text:span text:style-name="T310">0</text:span><text:span text:style-name="T307"> a</text:span><text:span text:style-name="T307"><draw:frame draw:style-name="fr2" draw:name="Object16" text:anchor-type="as-char" svg:y="-0.4cm" svg:width="1.032cm" svg:height="0.485cm" draw:z-index="33"><draw:object xlink:href="./Object 13" xlink:type="simple" xlink:show="embed" xlink:actuate="onLoad"/><draw:image xlink:href="./ObjectReplacements/Object 13" xlink:type="simple" xlink:show="embed" xlink:actuate="onLoad"/></draw:frame></text:span><text:span text:style-name="T305">.</text:span></text:p>
      <text:p text:style-name="P14"><text:span text:style-name="T270">Por ejemplo, cuando</text:span><text:span text:style-name="T269"> el tamaño de agrupación </text:span><text:span text:style-name="T306">sea</text:span><text:span text:style-name="T269"> de 32 </text:span><text:span text:style-name="T263">bits</text:span><text:span text:style-name="T269"> se podrán representar </text:span><text:span text:style-name="T277">hasta</text:span><text:span text:style-name="T437"><draw:frame draw:style-name="fr2" draw:name="Object3" text:anchor-type="as-char" svg:y="-0.4cm" svg:width="0.626cm" svg:height="0.485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59">valores sin signo. </text:span><text:span text:style-name="T460">E</text:span><text:span text:style-name="T459">s decir, </text:span><text:span text:style-name="T460">el tip</text:span><text:span text:style-name="T493">o</text:span><text:span text:style-name="T460"> entero </text:span><text:span text:style-name="T461">tendrá </text:span><text:span text:style-name="T462">4 294 967 29</text:span><text:span text:style-name="T465">6</text:span><text:span text:style-name="T463"> </text:span><text:span text:style-name="T464">posiciones</text:span><text:span text:style-name="T461"> de almacenamiento</text:span><text:span text:style-name="T438">. </text:span><text:span text:style-name="T450">No obstante, s</text:span><text:span text:style-name="T438">i e</text:span><text:span text:style-name="T439">l tamaño de agrupación </text:span><text:span text:style-name="T452">cuenta con un dígito destinado a representar </text:span><text:span text:style-name="T454">a</text:span><text:span text:style-name="T452">l signo positivo o negativo, </text:span><text:span text:style-name="T438">entonces </text:span><text:span text:style-name="T439">el rango de enteros representables </text:span><text:span text:style-name="T456">se dividirá en mitades e</text:span><text:span text:style-name="T439"> </text:span><text:span text:style-name="T453">irá de </text:span><text:span text:style-name="T453"><draw:frame draw:style-name="fr2" draw:name="Object18" text:anchor-type="as-char" svg:y="-0.404cm" svg:width="1.475cm" svg:height="0.487cm" draw:z-index="9"><draw:object xlink:href="./Object 18" xlink:type="simple" xlink:show="embed" xlink:actuate="onLoad"/><draw:image xlink:href="./ObjectReplacements/Object 18" xlink:type="simple" xlink:show="embed" xlink:actuate="onLoad"/></draw:frame></text:span><text:span text:style-name="T453">a</text:span><text:span text:style-name="T453"><draw:frame draw:style-name="fr2" draw:name="Object19" text:anchor-type="as-char" svg:y="-0.404cm" svg:width="1.215cm" svg:height="0.487cm" draw:z-index="10"><draw:object xlink:href="./Object 19" xlink:type="simple" xlink:show="embed" xlink:actuate="onLoad"/><draw:image xlink:href="./ObjectReplacements/Object 19" xlink:type="simple" xlink:show="embed" xlink:actuate="onLoad"/></draw:frame></text:span><text:span text:style-name="T452">, </text:span><text:span text:style-name="T455">o sea, de</text:span><text:span text:style-name="T440"> </text:span><text:span text:style-name="T438">-2 147 483 64</text:span><text:span text:style-name="T455">7</text:span><text:span text:style-name="T438"> a 2 147 483 64</text:span><text:span text:style-name="T455">7</text:span><text:span text:style-name="T438">.</text:span></text:p>
      <text:p text:style-name="P42"/>
      <text:p text:style-name="P40"><text:span text:style-name="T471">L</text:span><text:span text:style-name="T466">a </text:span><text:span text:style-name="T467">conversión </text:span><text:span text:style-name="T471">aritmética </text:span><text:span text:style-name="T472">de</text:span><text:span text:style-name="T471"> valores en base decimal </text:span><text:span text:style-name="T472">a</text:span><text:span text:style-name="T471"> base binaria, y viceversa, </text:span><text:span text:style-name="T478">seguirá</text:span><text:span text:style-name="T471"> un algoritmo estándar en el caso de los enteros positivos y uno especial, </text:span><text:span text:style-name="T492">conocido en computación como el </text:span><text:span text:style-name="T494">complemento a dos</text:span><text:span text:style-name="T492">,</text:span><text:span text:style-name="T471"> en caso de los enteros negativos. </text:span><text:span text:style-name="T480">La conversión</text:span><text:span text:style-name="T468"> </text:span><text:span text:style-name="T474">de</text:span><text:span text:style-name="T472"> un</text:span><text:span text:style-name="T468"> número binario</text:span><text:span text:style-name="T478"><draw:frame draw:style-name="fr2" draw:name="Object34" text:anchor-type="as-char" svg:y="-0.346cm" svg:width="0.529cm" svg:height="0.487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472">mayor o igual a cero </text:span><text:span text:style-name="T480">a su equivalente en base decimal</text:span><text:span text:style-name="T480"><draw:frame draw:style-name="fr2" draw:name="Object37" text:anchor-type="as-char" svg:y="-0.377cm" svg:width="0.69cm" svg:height="0.531cm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468">se obtendrá al sumar el valor de cada dígito multiplicado por </text:span><text:span text:style-name="T469">la base binaria </text:span><text:span text:style-name="T475">( 2 )</text:span><text:span text:style-name="T469"> elevada a</text:span><text:span text:style-name="T468"> la potencia correspondiente </text:span><text:span text:style-name="T470">a la posición del digito, </text:span><text:span text:style-name="T491">así</text:span><text:span text:style-name="T470">:</text:span><text:span text:style-name="T470"><draw:frame draw:style-name="fr2" draw:name="Object20" text:anchor-type="as-char" svg:y="-0.4cm" svg:width="7.161cm" svg:height="0.542cm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70">. </text:span><text:span text:style-name="T473">La conversión de un número binario</text:span><text:span text:style-name="T473"><draw:frame draw:style-name="fr2" draw:name="Object35" text:anchor-type="as-char" svg:y="-0.346cm" svg:width="0.529cm" svg:height="0.487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73">menor a cero </text:span><text:span text:style-name="T476">a </text:span><text:span text:style-name="T478">su equivalente</text:span><text:span text:style-name="T476"> en base decimal</text:span><text:span text:style-name="T476"><draw:frame draw:style-name="fr2" draw:name="Object38" text:anchor-type="as-char" svg:y="-0.377cm" svg:width="0.69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7">se </text:span><text:span text:style-name="T482">podrá</text:span><text:span text:style-name="T481"> realizar con los siguientes pasos. Primero, se </text:span><text:span text:style-name="T482">debe</text:span><text:span text:style-name="T485">rá</text:span><text:span text:style-name="T481"> realiza</text:span><text:span text:style-name="T482">r</text:span><text:span text:style-name="T481"> la negación de los valores del número binario</text:span><text:span text:style-name="T481"><draw:frame draw:style-name="fr2" draw:name="Object40" text:anchor-type="as-char" svg:y="-0.346cm" svg:width="0.529cm" svg:height="0.487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81">. </text:span><text:span text:style-name="T490">Luego, </text:span><text:span text:style-name="T481">a este número se le </text:span><text:span text:style-name="T488">deberá </text:span><text:span text:style-name="T481">suma</text:span><text:span text:style-name="T482">r</text:span><text:span text:style-name="T481"> una unidad en base binaria: </text:span><text:span text:style-name="T481"><draw:frame draw:style-name="fr2" draw:name="Object39" text:anchor-type="as-char" svg:y="-0.346cm" svg:width="2.043cm" svg:height="0.487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481">. </text:span><text:span text:style-name="T483">Después de </text:span><text:span text:style-name="T488">realizar</text:span><text:span text:style-name="T483"> la negación y adición de una unidad, </text:span><text:span text:style-name="T484">al</text:span><text:span text:style-name="T483"> número </text:span><text:span text:style-name="T484">binario resultante</text:span><text:span text:style-name="T483"><draw:frame draw:style-name="fr2" draw:name="Object41" text:anchor-type="as-char" svg:y="-0.346cm" svg:width="0.674cm" svg:height="0.43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484">se le </text:span><text:span text:style-name="T483">podrá </text:span><text:span text:style-name="T484">convertir</text:span><text:span text:style-name="T483"> a la base decimal con el procedimiento indicado para la conversión de binarios mayores o iguales a cero: </text:span><text:soft-page-break/><text:span text:style-name="T483"><draw:frame draw:style-name="fr2" draw:name="Object42" text:anchor-type="as-char" svg:y="-0.4cm" svg:width="7.191cm" svg:height="0.542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83">. </text:span><text:span text:style-name="T485">Finalmente, al número en base decimal</text:span><text:span text:style-name="T485"><draw:frame draw:style-name="fr2" draw:name="Object43" text:anchor-type="as-char" svg:y="-0.346cm" svg:width="0.677cm" svg:height="0.487cm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485">obtenido, se le multiplicará por menos uno para invertirle el signo: </text:span><text:span text:style-name="T485"><draw:frame draw:style-name="fr2" draw:name="Object44" text:anchor-type="as-char" svg:y="-0.346cm" svg:width="0.995cm" svg:height="0.487cm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485">. El resultado de esta multiplicación </text:span><text:span text:style-name="T486">será</text:span><text:span text:style-name="T485"> el número </text:span><text:span text:style-name="T486">negativo buscado en base decimal</text:span><text:span text:style-name="T486"><draw:frame draw:style-name="fr2" draw:name="Object45" text:anchor-type="as-char" svg:y="-0.377cm" svg:width="0.69cm" svg:height="0.531cm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486">. </text:span><text:span text:style-name="T487">El resumen de </text:span><text:span text:style-name="T489">este</text:span><text:span text:style-name="T487"> </text:span><text:span text:style-name="T489">procedimiento</text:span><text:span text:style-name="T487"> se especifica a continuación:</text:span><draw:frame draw:style-name="fr2" draw:name="Object33" text:anchor-type="as-char" svg:y="-0.355cm" svg:width="8.377cm" svg:height="0.496c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479">.</text:span></text:p>
      <text:p text:style-name="P17"><text:span text:style-name="T402">De </text:span><text:span text:style-name="T403">forma</text:span><text:span text:style-name="T402"> inversa, la conversión de un número </text:span><text:span text:style-name="T404">positivo </text:span><text:span text:style-name="T402">en base decimal</text:span><text:span text:style-name="T402"><draw:frame draw:style-name="fr2" draw:name="Object36" text:anchor-type="as-char" svg:y="-0.377cm" svg:width="0.69cm" svg:height="0.531cm" draw:z-index="48"><draw:object xlink:href="./Object 36" xlink:type="simple" xlink:show="embed" xlink:actuate="onLoad"/><draw:image xlink:href="./ObjectReplacements/Object 36" xlink:type="simple" xlink:show="embed" xlink:actuate="onLoad"/></draw:frame></text:span><text:span text:style-name="T402">a </text:span><text:span text:style-name="T405">su equivalente en</text:span><text:span text:style-name="T402"> base binaria</text:span><text:span text:style-name="T405"><draw:frame draw:style-name="fr2" draw:name="Object46" text:anchor-type="as-char" svg:y="-0.346cm" svg:width="0.529cm" svg:height="0.487cm" draw:z-index="55"><draw:object xlink:href="./Object 46" xlink:type="simple" xlink:show="embed" xlink:actuate="onLoad"/><draw:image xlink:href="./ObjectReplacements/Object 46" xlink:type="simple" xlink:show="embed" xlink:actuate="onLoad"/></draw:frame></text:span><text:span text:style-name="T402">se obtendrá al </text:span><text:span text:style-name="T406">concatenar</text:span><text:span text:style-name="T402"> cada residuo</text:span><text:span text:style-name="T402"><draw:frame draw:style-name="fr2" draw:name="Object21" text:anchor-type="as-char" svg:y="-0.346cm" svg:width="1.201cm" svg:height="0.48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07">obtenido </text:span><text:span text:style-name="T402">de la sucesiva división </text:span><text:span text:style-name="T408">de</text:span><text:span text:style-name="T409">l</text:span><text:span text:style-name="T408"> número </text:span><text:span text:style-name="T410">decimal</text:span><text:span text:style-name="T408"><draw:frame draw:style-name="fr2" draw:name="Object22" text:anchor-type="as-char" svg:y="-0.346cm" svg:width="0.647cm" svg:height="0.487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08">y </text:span><text:span text:style-name="T407">sus</text:span><text:span text:style-name="T408"> cocientes</text:span><text:span text:style-name="T408"><draw:frame draw:style-name="fr2" draw:name="Object23" text:anchor-type="as-char" svg:y="-0.346cm" svg:width="1.582cm" svg:height="0.487cm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2">entre </text:span><text:span text:style-name="T408">la base</text:span><text:span text:style-name="T408"><draw:frame draw:style-name="fr2" draw:name="Object24" text:anchor-type="as-char" svg:y="-0.377cm" svg:width="0.425cm" svg:height="0.467cm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08">( </text:span><text:span text:style-name="T404">2 </text:span><text:span text:style-name="T408">)</text:span><text:span text:style-name="T402"> hasta que el ú</text:span><text:span text:style-name="T411">ltimo</text:span><text:span text:style-name="T402"> cociente</text:span><text:span text:style-name="T402"><draw:frame draw:style-name="fr2" draw:name="Object25" text:anchor-type="as-char" svg:y="-0.346cm" svg:width="0.533cm" svg:height="0.487cm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2">sea igual a cero. </text:span><text:span text:style-name="T417">Una vez que se haya obtenido el número </text:span><text:span text:style-name="T418">positivo</text:span><text:span text:style-name="T417"><draw:frame draw:style-name="fr2" draw:name="Object49" text:anchor-type="as-char" svg:y="-0.346cm" svg:width="0.529cm" svg:height="0.487cm" draw:z-index="56"><draw:object xlink:href="./Object 49" xlink:type="simple" xlink:show="embed" xlink:actuate="onLoad"/><draw:image xlink:href="./ObjectReplacements/Object 49" xlink:type="simple" xlink:show="embed" xlink:actuate="onLoad"/></draw:frame></text:span><text:span text:style-name="T421">se deberá</text:span><text:span text:style-name="T417"> extender la base binaria a su izquierda. Es decir, si el tamaño de agrupación del dato es de</text:span><text:span text:style-name="T417"><draw:frame draw:style-name="fr2" draw:name="Object50" text:anchor-type="as-char" svg:y="-0.346cm" svg:width="0.489cm" svg:height="0.43cm" draw:z-index="57"><draw:object xlink:href="./Object 50" xlink:type="simple" xlink:show="embed" xlink:actuate="onLoad"/><draw:image xlink:href="./ObjectReplacements/Object 50" xlink:type="simple" xlink:show="embed" xlink:actuate="onLoad"/></draw:frame></text:span><text:span text:style-name="T417">número de bits y el número de dígitos de</text:span><text:span text:style-name="T417"><draw:frame draw:style-name="fr2" draw:name="Object51" text:anchor-type="as-char" svg:y="-0.346cm" svg:width="0.529cm" svg:height="0.487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17">es</text:span><text:span text:style-name="T417"><draw:frame draw:style-name="fr2" draw:name="Object54" text:anchor-type="as-char" svg:y="-0.346cm" svg:width="0.402cm" svg:height="0.43cm" draw:z-index="59"><draw:object xlink:href="./Object 54" xlink:type="simple" xlink:show="embed" xlink:actuate="onLoad"/><draw:image xlink:href="./ObjectReplacements/Object 54" xlink:type="simple" xlink:show="embed" xlink:actuate="onLoad"/></draw:frame></text:span><text:span text:style-name="T417">, entonces el número de ceros ( 0 ) a </text:span><text:span text:style-name="T420">concatenar</text:span><text:span text:style-name="T417"> a la izquierda estará dado por</text:span><text:span text:style-name="T417"><draw:frame draw:style-name="fr2" draw:name="Object52" text:anchor-type="as-char" svg:y="-0.346cm" svg:width="1.014cm" svg:height="0.43cm" draw:z-index="60"><draw:object xlink:href="./Object 52" xlink:type="simple" xlink:show="embed" xlink:actuate="onLoad"/><draw:image xlink:href="./ObjectReplacements/Object 52" xlink:type="simple" xlink:show="embed" xlink:actuate="onLoad"/></draw:frame></text:span><text:span text:style-name="T417">siempre que </text:span><text:span text:style-name="T417"><draw:frame draw:style-name="fr2" draw:name="Object53" text:anchor-type="as-char" svg:y="-0.346cm" svg:width="1.014cm" svg:height="0.43cm" draw:z-index="61"><draw:object xlink:href="./Object 53" xlink:type="simple" xlink:show="embed" xlink:actuate="onLoad"/><draw:image xlink:href="./ObjectReplacements/Object 53" xlink:type="simple" xlink:show="embed" xlink:actuate="onLoad"/></draw:frame></text:span><text:span text:style-name="T417">. </text:span><text:span text:style-name="T412">La conversión de un número negativo en base decimal </text:span><text:span text:style-name="T413">a la base binaria</text:span><text:span text:style-name="T412"> seguirá el mismo procedimiento </text:span><text:span text:style-name="T414">que un número positivo pero, </text:span><text:span text:style-name="T416">adicionalmente,</text:span><text:span text:style-name="T414"> se negará el número obtenido a partir de la </text:span><text:span text:style-name="T406">concatenación</text:span><text:span text:style-name="T414"> de residuos</text:span><text:span text:style-name="T414"><draw:frame draw:style-name="fr2" draw:name="Object47" text:anchor-type="as-char" svg:y="-0.355cm" svg:width="2.418cm" svg:height="0.496cm" draw:z-index="4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16">y l</text:span><text:span text:style-name="T415">uego se sumara una unidad binaria a dicho número</text:span><text:span text:style-name="T415"><draw:frame draw:style-name="fr2" draw:name="Object48" text:anchor-type="as-char" svg:y="-0.346cm" svg:width="1.789cm" svg:height="0.487cm" draw:z-index="42"><draw:object xlink:href="./Object 48" xlink:type="simple" xlink:show="embed" xlink:actuate="onLoad"/><draw:image xlink:href="./ObjectReplacements/Object 48" xlink:type="simple" xlink:show="embed" xlink:actuate="onLoad"/></draw:frame></text:span><text:span text:style-name="T415">. </text:span><text:span text:style-name="T416">Finalmente, </text:span><text:span text:style-name="T420">u</text:span><text:span text:style-name="T417">na vez que se haya obtenido el número </text:span><text:span text:style-name="T418">negativo</text:span><text:span text:style-name="T417"><draw:frame draw:style-name="fr2" draw:name="Object55" text:anchor-type="as-char" svg:y="-0.377cm" svg:width="0.559cm" svg:height="0.531cm" draw:z-index="49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17">deberemos extender la base binaria a su izquierda. Es decir, si el tamaño de agrupación del dato es de</text:span><text:span text:style-name="T417"><draw:frame draw:style-name="fr2" draw:name="Object56" text:anchor-type="as-char" svg:y="-0.346cm" svg:width="0.489cm" svg:height="0.43cm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17">número de bits y el número de dígitos de</text:span><text:span text:style-name="T417"><draw:frame draw:style-name="fr2" draw:name="Object57" text:anchor-type="as-char" svg:y="-0.346cm" svg:width="0.529cm" svg:height="0.487cm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17">es</text:span><text:span text:style-name="T417"><draw:frame draw:style-name="fr2" draw:name="Object58" text:anchor-type="as-char" svg:y="-0.346cm" svg:width="0.402cm" svg:height="0.43cm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17">, entonces el número de </text:span><text:span text:style-name="T419">unos</text:span><text:span text:style-name="T417"> ( </text:span><text:span text:style-name="T419">1</text:span><text:span text:style-name="T417"> ) a </text:span><text:span text:style-name="T420">concatenar</text:span><text:span text:style-name="T417"> a la izquierda estará dado por</text:span><text:span text:style-name="T417"><draw:frame draw:style-name="fr2" draw:name="Object59" text:anchor-type="as-char" svg:y="-0.346cm" svg:width="1.014cm" svg:height="0.43cm" draw:z-index="5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17">siempre que</text:span><text:span text:style-name="T417"><draw:frame draw:style-name="fr2" draw:name="Object60" text:anchor-type="as-char" svg:y="-0.346cm" svg:width="1.014cm" svg:height="0.43cm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17">.</text:span></text:p>
      <text:p text:style-name="P18"><text:span text:style-name="T444">A diferencia de los números reales, </text:span><text:span text:style-name="T446">la representación exacta</text:span><text:span text:style-name="T444"> de números enteros </text:span><text:span text:style-name="T457">en base binara será</text:span><text:span text:style-name="T445"> posible siempre dentro cierto umbral de almacenamiento</text:span><text:span text:style-name="T443">.</text:span><text:span text:style-name="T442"> </text:span><text:span text:style-name="T455">Además, debido a</text:span><text:span text:style-name="T443"> que las computadoras almacenan esencialmente la información </text:span><text:span text:style-name="T458">con el</text:span><text:span text:style-name="T443"> sistema binario, e</text:span><text:span text:style-name="T441">l almacenamiento de números </text:span><text:span text:style-name="T451">en el sistema decimal </text:span><text:span text:style-name="T441">dej</text:span><text:span text:style-name="T443">ará</text:span><text:span text:style-name="T441"> de ser </text:span><text:span text:style-name="T449">exacto</text:span><text:span text:style-name="T441"> después de cierto </text:span><text:span text:style-name="T449">dígito (usualmente el 15), lo cual también aplica para los números enteros</text:span><text:span text:style-name="T441">. Para más información, véase la página de ayuda sobre </text:span><text:span text:style-name="T447">el </text:span><text:span text:style-name="T217">modo de almacenamiento doble</text:span><text:span text:style-name="T447"> y </text:span><text:span text:style-name="T448">sobre las </text:span><text:span text:style-name="T218">c</text:span><text:span text:style-name="T216">aracterísticas numéricas de la máquina</text:span><text:span text:style-name="T441">.</text:span></text:p>
      <text:h text:style-name="Heading_20_1" text:outline-level="1"><text:bookmark-start text:name="__RefHeading___Toc4364_2742709041"/><text:span text:style-name="T57">7</text:span><text:span text:style-name="T53">. </text:span><text:span text:style-name="T55">Nota</text:span><text:bookmark-end text:name="__RefHeading___Toc4364_2742709041"/></text:h>
      <text:p text:style-name="P10"><text:span text:style-name="T198">La expresión </text:span><text:span text:style-name="T18">is.integer(x)</text:span><text:span text:style-name="T228"> no </text:span><text:span text:style-name="T230">verifica</text:span><text:span text:style-name="T257">rá</text:span><text:span text:style-name="T228"> si </text:span><text:span text:style-name="T257">un objeto</text:span><text:span text:style-name="T228"> </text:span><text:span text:style-name="T18">x</text:span><text:span text:style-name="T228"> contiene </text:span><text:span text:style-name="T258">valores con</text:span><text:span text:style-name="T228"> números enteros, </text:span><text:span text:style-name="T258">sino </text:span><text:span text:style-name="T276">cuál es</text:span><text:span text:style-name="T258"> el tipo de almacenamiento del vector</text:span><text:span text:style-name="T228">. Para </text:span><text:span text:style-name="T258">verificar que los elementos de un vector son números enteros</text:span><text:span text:style-name="T228">, </text:span><text:span text:style-name="T271">en </text:span><text:span text:style-name="T275">el </text:span><text:span text:style-name="T271">sentido matemático,</text:span><text:span text:style-name="T228"> u</text:span><text:span text:style-name="T258">tilice la función</text:span><text:span text:style-name="T228"> </text:span><text:span text:style-name="T18">round</text:span><text:span text:style-name="T22">()</text:span><text:span text:style-name="T230"> </text:span><text:span text:style-name="T258">de la forma indicada en la función </text:span><text:span text:style-name="T27">es.numeroentero(x)</text:span><text:span text:style-name="T258"> </text:span><text:span text:style-name="T275">construida</text:span><text:span text:style-name="T258"> en la sección de </text:span><text:span text:style-name="T252">Ejemplos</text:span><text:span text:style-name="T258">.</text:span></text:p>
      <text:h text:style-name="Heading_20_1" text:outline-level="1"><text:bookmark-start text:name="__RefHeading___Toc4366_2742709041"/><text:span text:style-name="T57">8</text:span><text:span text:style-name="T53">. </text:span><text:span text:style-name="T55">Referencias</text:span><text:bookmark-end text:name="__RefHeading___Toc4366_2742709041"/></text:h>
      <text:p text:style-name="P33"><text:span text:style-name="T372">Becker, Richard A., John M. Chambers, y Allan R. Wilks. </text:span><text:span text:style-name="T373">The New S Language: </text:span><text:span text:style-name="T374">A Programming Environment for Data Analysis and Graphics</text:span><text:span text:style-name="T372">. Wadsworth &amp; Brookscole. Boca Raton, FL: CRC Press, 1988.</text:span></text:p>
      <text:h text:style-name="Heading_20_1" text:outline-level="1"><text:bookmark-start text:name="__RefHeading___Toc4368_2742709041"/><text:span text:style-name="T57">9</text:span><text:span text:style-name="T53">. </text:span><text:span text:style-name="T55">También v</text:span><text:span text:style-name="T54">é</text:span><text:span text:style-name="T55">ase</text:span><text:bookmark-end text:name="__RefHeading___Toc4368_2742709041"/></text:h>
      <text:p text:style-name="P32"><text:span text:style-name="Source_20_Text"><text:span text:style-name="T78">Las funciones </text:span></text:span><text:a xlink:type="simple" xlink:href="http://127.0.0.1:25407/library/base/help/numeric" text:style-name="Internet_20_link" text:visited-style-name="Visited_20_Internet_20_Link"><text:span text:style-name="Source_20_Text"><text:span text:style-name="T3">numeric</text:span></text:span></text:a><text:span text:style-name="Source_20_Text"><text:span text:style-name="T6">()</text:span></text:span><text:span text:style-name="Source_20_Text"><text:span text:style-name="T79"> </text:span></text:span><text:span text:style-name="Source_20_Text"><text:span text:style-name="T83">y</text:span></text:span><text:span text:style-name="T73"> </text:span><text:a xlink:type="simple" xlink:href="http://127.0.0.1:25407/library/base/help/storage.mode" text:style-name="Internet_20_link" text:visited-style-name="Visited_20_Internet_20_Link"><text:span text:style-name="Source_20_Text"><text:span text:style-name="T3">storage.mode</text:span></text:span></text:a><text:span text:style-name="Source_20_Text"><text:span text:style-name="T6">()</text:span></text:span><text:span text:style-name="Source_20_Text"><text:span text:style-name="T79"> </text:span></text:span><text:span text:style-name="T80">para </text:span><text:span text:style-name="T83">más</text:span><text:span text:style-name="T80"> información sobre otros tipos de almacenamiento </text:span><text:span text:style-name="T82">numérico</text:span><text:span text:style-name="T80">.</text:span></text:p>
      <text:p text:style-name="P25"><text:soft-page-break/><text:span text:style-name="Source_20_Text"><text:span text:style-name="T370">Las funciones </text:span></text:span><text:span text:style-name="Source_20_Text"><text:span text:style-name="T215">r</text:span></text:span><text:a xlink:type="simple" xlink:href="http://127.0.0.1:25407/library/base/help/round" text:style-name="Internet_20_link" text:visited-style-name="Visited_20_Internet_20_Link"><text:span text:style-name="Source_20_Text"><text:span text:style-name="T214">ound</text:span></text:span></text:a><text:span text:style-name="Source_20_Text"><text:span text:style-name="T431">()</text:span></text:span><text:span text:style-name="Source_20_Text"><text:span text:style-name="T79">,</text:span></text:span><text:span text:style-name="T73"> </text:span><text:span text:style-name="Source_20_Text"><text:span text:style-name="T214">ceiling</text:span></text:span><text:span text:style-name="Source_20_Text"><text:span text:style-name="T432">()</text:span></text:span><text:span text:style-name="T73"> </text:span><text:span text:style-name="T78">y</text:span><text:span text:style-name="T73"> </text:span><text:span text:style-name="Source_20_Text"><text:span text:style-name="T214">floor</text:span></text:span><text:span text:style-name="Source_20_Text"><text:span text:style-name="T432">()</text:span></text:span><text:span text:style-name="T73"> </text:span><text:span text:style-name="T78">para convertir a valores enteros </text:span><text:span text:style-name="T85">mediante redondeo</text:span><text:span text:style-name="T78">.</text:span></text:p>
      <text:h text:style-name="Heading_20_1" text:outline-level="1"><text:bookmark-start text:name="__RefHeading___Toc4370_2742709041"/><text:span text:style-name="T57">10</text:span><text:span text:style-name="T53">. </text:span><text:span text:style-name="T55">Ejemplos</text:span><text:bookmark-end text:name="__RefHeading___Toc4370_2742709041"/></text:h>
      <text:p text:style-name="Preformatted_20_Text">## as.integer() <text:span text:style-name="T350">trunca</text:span><text:span text:style-name="T351">rá</text:span>:</text:p>
      <text:p text:style-name="Preformatted_20_Text">x &lt;- pi * c(-1:1, 10)</text:p>
      <text:p text:style-name="Preformatted_20_Text">as.integer(x)</text:p>
      <text:p text:style-name="Preformatted_20_Text"/>
      <text:p text:style-name="Preformatted_20_Text">is.integer(1) # ¡<text:span text:style-name="T350">es falso</text:span>!</text:p>
      <text:p text:style-name="Preformatted_20_Text"/>
      <text:p text:style-name="Preformatted_20_Text"><text:span text:style-name="T434">es</text:span>.<text:span text:style-name="T434">numeroentero</text:span> &lt;-</text:p>
      <text:p text:style-name="Preformatted_20_Text"><text:s text:c="4"/>function(x, tol = .Machine$double.eps^0.5) <text:s/>abs(x - round(x)) &lt; tol</text:p>
      <text:p text:style-name="Preformatted_20_Text"><text:span text:style-name="T351">es</text:span>.<text:span text:style-name="T351">numeroentero</text:span>(1) # <text:span text:style-name="T348">es verdadero</text:span></text:p>
      <text:p text:style-name="Preformatted_20_Text">(x &lt;- seq(1, 5, by = 0.5))</text:p>
      <text:p text:style-name="P47"><text:span text:style-name="T352">es</text:span>.<text:span text:style-name="T352">numeroentero</text:span>(x) #--&gt; <text:s/>TRUE FALSE TRUE …</text:p>
      <text:p text:style-name="P48">## representaci<text:span text:style-name="T349">ón binaria de 32 bits de un número entero</text:span></text:p>
      <text:p text:style-name="P49"><text:span text:style-name="T349">int2bin &lt;- function(x) </text:span><text:span text:style-name="T353">noquote(</text:span><text:span text:style-name="T349">vapply(as.integer(x), function(x) {</text:span></text:p>
      <text:p text:style-name="P50"><text:s text:c="2"/>b &lt;- substr(as.character(rev(intToBits(x))), 2L, 2L)</text:p>
      <text:p text:style-name="P50"><text:s text:c="2"/>paste0(c(b[1L], " ", b[2:32]), collapse = "")</text:p>
      <text:p text:style-name="P49"><text:span text:style-name="T349">}, "")</text:span><text:span text:style-name="T353">)</text:span></text:p>
      <text:p text:style-name="P50"/>
      <text:p text:style-name="P50">int2bin(15) #--&gt; <text:s/>0 0000000000000000000000000001111</text:p>
      <text:h text:style-name="Heading_20_1" text:outline-level="1"><text:bookmark-start text:name="__RefHeading___Toc4372_2742709041"/><text:span text:style-name="T59">11</text:span><text:span text:style-name="T53">. </text:span><text:span text:style-name="T58">Código fuente</text:span><text:bookmark-end text:name="__RefHeading___Toc4372_2742709041"/></text:h>
      <text:h text:style-name="P46" text:outline-level="2"><text:bookmark-start text:name="__RefHeading___Toc7307_360516831"/><text:span text:style-name="T199">1. </text:span><text:span text:style-name="T36">integer</text:span><text:span text:style-name="T35">()</text:span><text:bookmark-end text:name="__RefHeading___Toc7307_360516831"/></text:h>
      <text:p text:style-name="P26"><text:tab/>function (length = 0L) </text:p>
      <text:p text:style-name="P26"><text:tab/><text:tab/>.Internal(vector("<text:span text:style-name="T435">integer</text:span>", length))</text:p>
      <text:h text:style-name="P46" text:outline-level="2"><text:bookmark-start text:name="__RefHeading___Toc7309_360516831"/><text:span text:style-name="T200">2</text:span><text:span text:style-name="T199">. </text:span><text:span text:style-name="T37">as.</text:span><text:span text:style-name="T39">integer</text:span><text:span text:style-name="T35">()</text:span><text:bookmark-end text:name="__RefHeading___Toc7309_360516831"/></text:h>
      <text:p text:style-name="P27"><text:tab/>function (x) .Primitive("as.<text:span text:style-name="T435">integer</text:span>")</text:p>
      <text:h text:style-name="P46" text:outline-level="2"><text:bookmark-start text:name="__RefHeading___Toc7311_360516831"/><text:span text:style-name="T200">3</text:span><text:span text:style-name="T199">.</text:span><text:span text:style-name="T35"> </text:span><text:span text:style-name="T38">is.</text:span><text:span text:style-name="T39">integer</text:span><text:span text:style-name="T35">()</text:span><text:bookmark-end text:name="__RefHeading___Toc7311_360516831"/></text:h>
      <text:p text:style-name="P27"><text:tab/>function (x) .Primitive("is.<text:span text:style-name="T435">integer</text:span>")</text:p>
      <text:h text:style-name="P53" text:outline-level="1"><text:bookmark-start text:name="__RefHeading___Toc7313_360516831"/><text:span text:style-name="T423">1</text:span><text:span text:style-name="T425">2</text:span><text:span text:style-name="T424">. </text:span><text:span text:style-name="T426">Sobre la traducción</text:span><text:bookmark-end text:name="__RefHeading___Toc7313_360516831"/></text:h>
      <text:p text:style-name="P36"><text:span text:style-name="T422">La traducci</text:span>ón al español de esta página de ayuda fue actualizada el <text:span text:style-name="T436">11</text:span> de mayo de 2021 y está basada en la documentación original de <text:span text:style-name="T42">R</text:span> en inglés para la versión <text:span text:style-name="T61">4.0.</text:span><text:span text:style-name="T63">5</text:span>. La revisión técnica de esta página de ayuda todavía no ha sido realizada. Si deseas participar realizando la revisión técnica o sugiriendo mejoras gramaticales/ortográficas/estilísticas al texto, por favor dirígete a la página del proyecto en: <text:a xlink:type="simple" xlink:href="https://github.com/sicabi/documentacionR" text:style-name="Internet_20_link" text:visited-style-name="Visited_20_Internet_20_Link">https://github.com/sicabi/documentacionR</text:a>, para saber un poco más sobre cómo contribuir. Toda contribución será atribuida a la persona que la realice.</text:p>
      <text:p text:style-name="P9"><text:span text:style-name="T66">__</text:span>_______________________________________________________________________________</text:p>
      <text:p text:style-name="P28"><text:soft-page-break/><text:span text:style-name="T73">[Pa</text:span><text:span text:style-name="T81">quete</text:span><text:span text:style-name="T73"> </text:span><text:span text:style-name="Emphasis"><text:span text:style-name="T3">base</text:span></text:span><text:span text:style-name="T73"> versión </text:span><text:span text:style-name="T64">4.0.</text:span><text:span text:style-name="T65">5</text:span><text:span text:style-name="T73"> </text:span><text:span text:style-name="T203">Í</text:span><text:span text:style-name="T204">ndice</text:span><text:span text:style-name="T7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style:font-name="Liberation Sans" fo:font-size="10pt" officeooo:rsid="004d6b9b" officeooo:paragraph-rsid="004d6b9b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1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/>
    </style:style>
    <style:style style:name="MT4" style:family="text">
      <style:text-properties fo:color="#808080" loext:opacity="100%" style:font-name="Liberation Mono1" officeooo:rsid="00ad982e"/>
    </style:style>
    <style:style style:name="MT5" style:family="text">
      <style:text-properties fo:color="#808080" loext:opacity="100%" style:font-name="Liberation Mono1" fo:font-weight="bold" style:font-weight-asian="bold" style:font-weight-complex="bold"/>
    </style:style>
    <style:style style:name="MT6" style:family="text">
      <style:text-properties fo:color="#0000ff" loext:opacity="100%" fo:font-weight="bold" style:font-weight-asian="bold" style:font-weight-complex="bold"/>
    </style:style>
    <style:style style:name="MT7" style:family="text">
      <style:text-properties fo:color="#0000ff" loext:opacity="100%" fo:font-weight="bold" officeooo:rsid="00ae861c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teger {</text:span><text:span text:style-name="MT2">base</text:span><text:span text:style-name="MT1">} </text:span><text:span text:style-name="MT3">entero</text:span><text:span text:style-name="MT4">s</text:span> <text:tab/><text:tab/><text:tab/><text:tab/><text:tab/><text:tab/><text:tab/> <text:s text:c="8"/>Documentación de <text:span text:style-name="MT5">R</text:span> <text:span text:style-name="MT6">4.0.</text:span><text:span text:style-name="MT7">5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9T23:09:35.850785651</meta:creation-date>
    <dc:date>2022-04-17T10:33:22.212109977</dc:date>
    <meta:editing-duration>P6DT5H43M59S</meta:editing-duration>
    <meta:editing-cycles>376</meta:editing-cycles>
    <meta:generator>LibreOffice/7.3.1.3$MacOSX_X86_64 LibreOffice_project/a69ca51ded25f3eefd52d7bf9a5fad8c90b87951</meta:generator>
    <meta:document-statistic meta:table-count="1" meta:image-count="1" meta:object-count="61" meta:page-count="7" meta:paragraph-count="95" meta:word-count="2468" meta:character-count="15368" meta:non-whitespace-character-count="12957"/>
  </office:meta>
</office:document-meta>
</file>

<file path=Object 1/content.xml><?xml version="1.0" encoding="utf-8"?>
<math xmlns="http://www.w3.org/1998/Math/MathML" display="block">
  <semantics>
    <mrow>
      <mrow>
        <mo stretchy="false">−</mo>
        <msup>
          <mn>2</mn>
          <mn>31</mn>
        </msup>
      </mrow>
      <mo stretchy="false">+</mo>
      <mn>1</mn>
    </mrow>
    <annotation encoding="StarMath 5.0">-2^31  + 1</annotation>
  </semantics>
</math>
</file>

<file path=Object 10/content.xml><?xml version="1.0" encoding="utf-8"?>
<math xmlns="http://www.w3.org/1998/Math/MathML" display="block">
  <semantics>
    <mrow>
      <mrow>
        <mo stretchy="false">−</mo>
        <msup>
          <mn>2</mn>
          <mrow>
            <mi>n</mi>
            <mo stretchy="false">−</mo>
            <mn>1</mn>
          </mrow>
        </msup>
      </mrow>
      <mo stretchy="false">+</mo>
      <mn>1</mn>
    </mrow>
    <annotation encoding="StarMath 5.0">-2^{n-1}  + 1</annotation>
  </semantics>
</math>
</file>

<file path=Object 11/content.xml><?xml version="1.0" encoding="utf-8"?>
<math xmlns="http://www.w3.org/1998/Math/MathML" display="block">
  <semantics>
    <mrow>
      <msup>
        <mn>2</mn>
        <mrow>
          <mi>n</mi>
          <mo stretchy="false">−</mo>
          <mn>1</mn>
        </mrow>
      </msup>
      <mo stretchy="false">−</mo>
      <mn>1</mn>
    </mrow>
    <annotation encoding="StarMath 5.0">2^{n-1}-1  </annotation>
  </semantics>
</math>
</file>

<file path=Object 12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3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7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8/content.xml><?xml version="1.0" encoding="utf-8"?>
<math xmlns="http://www.w3.org/1998/Math/MathML" display="block">
  <semantics>
    <mrow>
      <mrow>
        <mo stretchy="false">−</mo>
        <msup>
          <mn>2</mn>
          <mn>31</mn>
        </msup>
      </mrow>
      <mo stretchy="false">+</mo>
      <mn>1</mn>
    </mrow>
    <annotation encoding="StarMath 5.0">-2^31 + 1</annotation>
  </semantics>
</math>
</file>

<file path=Object 19/content.xml><?xml version="1.0" encoding="utf-8"?>
<math xmlns="http://www.w3.org/1998/Math/MathML" display="block">
  <semantics>
    <mrow>
      <msup>
        <mn>2</mn>
        <mn>31</mn>
      </msup>
      <mo stretchy="false">−</mo>
      <mn>1</mn>
    </mrow>
    <annotation encoding="StarMath 5.0">2^31 - 1</annotation>
  </semantics>
</math>
</file>

<file path=Object 2/content.xml><?xml version="1.0" encoding="utf-8"?>
<math xmlns="http://www.w3.org/1998/Math/MathML" display="block">
  <semantics>
    <mrow>
      <msup>
        <mn>2</mn>
        <mn>31</mn>
      </msup>
      <mo stretchy="false">−</mo>
      <mn>1</mn>
    </mrow>
    <annotation encoding="StarMath 5.0">2^31-1  </annotation>
  </semantics>
</math>
</file>

<file path=Object 20/content.xml><?xml version="1.0" encoding="utf-8"?>
<math xmlns="http://www.w3.org/1998/Math/MathML" display="block">
  <semantics>
    <mrow>
      <msub>
        <mi>x</mi>
        <mn>10</mn>
      </msub>
      <mo stretchy="false">=</mo>
      <mrow>
        <mrow>
          <msub>
            <mi>d</mi>
            <mrow>
              <mi>n</mi>
              <mo stretchy="false">−</mo>
              <mn>1</mn>
            </mrow>
          </msub>
          <mo stretchy="false">⋅</mo>
          <msup>
            <mn>2</mn>
            <mrow>
              <mi>n</mi>
              <mo stretchy="false">−</mo>
              <mn>1</mn>
            </mrow>
          </msup>
        </mrow>
        <mo stretchy="false">+</mo>
        <mo stretchy="false">…</mo>
        <mo stretchy="false">+</mo>
        <mrow>
          <msub>
            <mi>d</mi>
            <mn>3</mn>
          </msub>
          <mo stretchy="false">⋅</mo>
          <msup>
            <mn>2</mn>
            <mn>3</mn>
          </msup>
        </mrow>
        <mo stretchy="false">+</mo>
        <mrow>
          <msub>
            <mi>d</mi>
            <mn>2</mn>
          </msub>
          <mo stretchy="false">⋅</mo>
          <msup>
            <mn>2</mn>
            <mn>2</mn>
          </msup>
        </mrow>
        <mo stretchy="false">+</mo>
        <mrow>
          <msub>
            <mi>d</mi>
            <mn>1</mn>
          </msub>
          <mo stretchy="false">⋅</mo>
          <msup>
            <mn>2</mn>
            <mn>1</mn>
          </msup>
        </mrow>
        <mo stretchy="false">+</mo>
        <mrow>
          <msub>
            <mi>d</mi>
            <mn>0</mn>
          </msub>
          <mo stretchy="false">⋅</mo>
          <msup>
            <mn>2</mn>
            <mn>0</mn>
          </msup>
        </mrow>
      </mrow>
    </mrow>
    <annotation encoding="StarMath 5.0">x_10 = d_{ n-1 } cdot 2 ^{ n-1 }  + dotslow + d_3 cdot 2^3 + d_2 cdot 2^2+d_1 cdot 2^1+ d_0 cdot 2^0 </annotation>
  </semantics>
</math>
</file>

<file path=Object 21/content.xml><?xml version="1.0" encoding="utf-8"?>
<math xmlns="http://www.w3.org/1998/Math/MathML" display="block">
  <semantics>
    <mrow>
      <msub>
        <mi>r</mi>
        <mn>1</mn>
      </msub>
      <mo stretchy="false">…</mo>
      <msub>
        <mi>r</mi>
        <mi>n</mi>
      </msub>
    </mrow>
    <annotation encoding="StarMath 5.0">r_1 dotslow r_n</annotation>
  </semantics>
</math>
</file>

<file path=Object 22/content.xml><?xml version="1.0" encoding="utf-8"?>
<math xmlns="http://www.w3.org/1998/Math/MathML" display="block">
  <semantics>
    <msub>
      <mi>x</mi>
      <mn>10</mn>
    </msub>
    <annotation encoding="StarMath 5.0">x_10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o stretchy="false">…</mo>
      <msub>
        <mi>q</mi>
        <mrow>
          <mi>n</mi>
          <mo stretchy="false">−</mo>
          <mn>1</mn>
        </mrow>
      </msub>
    </mrow>
    <annotation encoding="StarMath 5.0">q_1 dotslow q_{n-1}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26/content.xml><?xml version="1.0" encoding="utf-8"?>
<math xmlns="http://www.w3.org/1998/Math/MathML" display="block">
  <semantics>
    <mi mathvariant="normal">ℕ</mi>
    <annotation encoding="StarMath 5.0">setN 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row>
      <mi>a</mi>
      <mo stretchy="false">+</mo>
      <mn>1</mn>
    </mrow>
    <annotation encoding="StarMath 5.0">a + 1</annotation>
  </semantics>
</math>
</file>

<file path=Object 29/content.xml><?xml version="1.0" encoding="utf-8"?>
<math xmlns="http://www.w3.org/1998/Math/MathML" display="block">
  <semantics>
    <mi mathvariant="normal">ℤ</mi>
    <annotation encoding="StarMath 5.0">setZ </annotation>
  </semantics>
</math>
</file>

<file path=Object 3/content.xml><?xml version="1.0" encoding="utf-8"?>
<math xmlns="http://www.w3.org/1998/Math/MathML" display="block">
  <semantics>
    <msup>
      <mn>2</mn>
      <mn>32</mn>
    </msup>
    <annotation encoding="StarMath 5.0">2^32</annotation>
  </semantics>
</math>
</file>

<file path=Object 30/content.xml><?xml version="1.0" encoding="utf-8"?>
<math xmlns="http://www.w3.org/1998/Math/MathML" display="block">
  <semantics>
    <mi mathvariant="normal">ℤ</mi>
    <annotation encoding="StarMath 5.0">setZ </annotation>
  </semantics>
</math>
</file>

<file path=Object 31/content.xml><?xml version="1.0" encoding="utf-8"?>
<math xmlns="http://www.w3.org/1998/Math/MathML" display="block">
  <semantics>
    <mi mathvariant="normal">ℕ</mi>
    <annotation encoding="StarMath 5.0">setN </annotation>
  </semantics>
</math>
</file>

<file path=Object 32/content.xml><?xml version="1.0" encoding="utf-8"?>
<math xmlns="http://www.w3.org/1998/Math/MathML" display="block">
  <semantics>
    <mi mathvariant="normal">ℤ</mi>
    <annotation encoding="StarMath 5.0">setZ </annotation>
  </semantics>
</math>
</file>

<file path=Object 33/content.xml><?xml version="1.0" encoding="utf-8"?>
<math xmlns="http://www.w3.org/1998/Math/MathML" display="block">
  <semantics>
    <mrow>
      <msub>
        <mi>x</mi>
        <mn>10</mn>
      </msub>
      <mo stretchy="false">=</mo>
      <mrow>
        <msub>
          <mrow>
            <mo fence="true" form="prefix" stretchy="false">(</mo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+</mo>
                <msub>
                  <mn>1</mn>
                  <mn>2</mn>
                </msub>
              </mrow>
            </mrow>
            <mo fence="true" form="postfix" stretchy="false">)</mo>
          </mrow>
          <mn>10</mn>
        </msub>
        <mo stretchy="false">×</mo>
        <mrow>
          <mo stretchy="false">−</mo>
          <msub>
            <mn>1</mn>
            <mn>10</mn>
          </msub>
        </mrow>
      </mrow>
      <mo stretchy="false">=</mo>
      <mrow>
        <msub>
          <mrow>
            <mo fence="true" form="prefix" stretchy="false">(</mo>
            <mrow>
              <msub>
                <mi>y</mi>
                <mn>2</mn>
              </msub>
            </mrow>
            <mo fence="true" form="postfix" stretchy="false">)</mo>
          </mrow>
          <mn>10</mn>
        </msub>
        <mo stretchy="false">×</mo>
        <mrow>
          <mo stretchy="false">−</mo>
          <mn>1</mn>
        </mrow>
      </mrow>
      <mo stretchy="false">=</mo>
      <mrow>
        <msub>
          <mi>y</mi>
          <mn>10</mn>
        </msub>
        <mo stretchy="false">×</mo>
        <mrow>
          <mo stretchy="false">−</mo>
          <mn>1</mn>
        </mrow>
      </mrow>
      <mo stretchy="false">=</mo>
      <mrow>
        <mo stretchy="false">−</mo>
        <msub>
          <mi>y</mi>
          <mn>10</mn>
        </msub>
      </mrow>
    </mrow>
    <annotation encoding="StarMath 5.0">x_10 = ( neg x_2 + 1_2 )_10 times -1_10 = (y_2)_10 times -1  = y_10 times -1 = -y_10</annotation>
  </semantics>
</math>
</file>

<file path=Object 3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6/content.xml><?xml version="1.0" encoding="utf-8"?>
<math xmlns="http://www.w3.org/1998/Math/MathML" display="block">
  <semantics>
    <msub>
      <mi>x</mi>
      <mn>10</mn>
    </msub>
    <annotation encoding="StarMath 5.0">x_10</annotation>
  </semantics>
</math>
</file>

<file path=Object 37/content.xml><?xml version="1.0" encoding="utf-8"?>
<math xmlns="http://www.w3.org/1998/Math/MathML" display="block">
  <semantics>
    <msub>
      <mi>x</mi>
      <mn>10</mn>
    </msub>
    <annotation encoding="StarMath 5.0">x_10</annotation>
  </semantics>
</math>
</file>

<file path=Object 38/content.xml><?xml version="1.0" encoding="utf-8"?>
<math xmlns="http://www.w3.org/1998/Math/MathML" display="block">
  <semantics>
    <msub>
      <mi>x</mi>
      <mn>10</mn>
    </msub>
    <annotation encoding="StarMath 5.0">x_10</annotation>
  </semantics>
</math>
</file>

<file path=Object 39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o stretchy="false">¬</mo>
          <msub>
            <mi>x</mi>
            <mn>2</mn>
          </msub>
        </mrow>
        <mo stretchy="false">+</mo>
        <msub>
          <mn>1</mn>
          <mn>2</mn>
        </msub>
      </mrow>
    </mrow>
    <annotation encoding="StarMath 5.0">y_2 = neg x_2 + 1_2</annotation>
  </semantics>
</math>
</file>

<file path=Object 4/content.xml><?xml version="1.0" encoding="utf-8"?>
<math xmlns="http://www.w3.org/1998/Math/MathML" display="block">
  <semantics>
    <mrow>
      <mo stretchy="false">−</mo>
      <mi mathvariant="normal">ℕ</mi>
    </mrow>
    <annotation encoding="StarMath 5.0">- setN </annotation>
  </semantics>
</math>
</file>

<file path=Object 4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1/content.xml><?xml version="1.0" encoding="utf-8"?>
<math xmlns="http://www.w3.org/1998/Math/MathML" display="block">
  <semantics>
    <mrow>
      <mi>y</mi>
      <mn>₂</mn>
    </mrow>
    <annotation encoding="StarMath 5.0">y₂</annotation>
  </semantics>
</math>
</file>

<file path=Object 42/content.xml><?xml version="1.0" encoding="utf-8"?>
<math xmlns="http://www.w3.org/1998/Math/MathML" display="block">
  <semantics>
    <mrow>
      <msub>
        <mi>y</mi>
        <mn>10</mn>
      </msub>
      <mo stretchy="false">=</mo>
      <mrow>
        <mrow>
          <msub>
            <mi>d</mi>
            <mrow>
              <mi>n</mi>
              <mo stretchy="false">−</mo>
              <mn>1</mn>
            </mrow>
          </msub>
          <mo stretchy="false">⋅</mo>
          <msup>
            <mn>2</mn>
            <mrow>
              <mi>n</mi>
              <mo stretchy="false">−</mo>
              <mn>1</mn>
            </mrow>
          </msup>
        </mrow>
        <mo stretchy="false">+</mo>
        <mo stretchy="false">…</mo>
        <mo stretchy="false">+</mo>
        <mrow>
          <msub>
            <mi>d</mi>
            <mn>3</mn>
          </msub>
          <mo stretchy="false">⋅</mo>
          <msup>
            <mn>2</mn>
            <mn>3</mn>
          </msup>
        </mrow>
        <mo stretchy="false">+</mo>
        <mrow>
          <msub>
            <mi>d</mi>
            <mn>2</mn>
          </msub>
          <mo stretchy="false">⋅</mo>
          <msup>
            <mn>2</mn>
            <mn>2</mn>
          </msup>
        </mrow>
        <mo stretchy="false">+</mo>
        <mrow>
          <msub>
            <mi>d</mi>
            <mn>1</mn>
          </msub>
          <mo stretchy="false">⋅</mo>
          <msup>
            <mn>2</mn>
            <mn>1</mn>
          </msup>
        </mrow>
        <mo stretchy="false">+</mo>
        <mrow>
          <msub>
            <mi>d</mi>
            <mn>0</mn>
          </msub>
          <mo stretchy="false">⋅</mo>
          <msup>
            <mn>2</mn>
            <mn>0</mn>
          </msup>
        </mrow>
      </mrow>
    </mrow>
    <annotation encoding="StarMath 5.0">y_10 = d_{ n-1 } cdot 2 ^{ n-1 }  + dotslow + d_3 cdot 2^3 + d_2 cdot 2^2+d_1 cdot 2^1+ d_0 cdot 2^0 </annotation>
  </semantics>
</math>
</file>

<file path=Object 43/content.xml><?xml version="1.0" encoding="utf-8"?>
<math xmlns="http://www.w3.org/1998/Math/MathML" display="block">
  <semantics>
    <msub>
      <mi>y</mi>
      <mn>10</mn>
    </msub>
    <annotation encoding="StarMath 5.0">y_10</annotation>
  </semantics>
</math>
</file>

<file path=Object 44/content.xml><?xml version="1.0" encoding="utf-8"?>
<math xmlns="http://www.w3.org/1998/Math/MathML" display="block">
  <semantics>
    <mrow>
      <mo stretchy="false">−</mo>
      <msub>
        <mi>y</mi>
        <mn>10</mn>
      </msub>
    </mrow>
    <annotation encoding="StarMath 5.0">-y_10</annotation>
  </semantics>
</math>
</file>

<file path=Object 45/content.xml><?xml version="1.0" encoding="utf-8"?>
<math xmlns="http://www.w3.org/1998/Math/MathML" display="block">
  <semantics>
    <msub>
      <mi>x</mi>
      <mn>10</mn>
    </msub>
    <annotation encoding="StarMath 5.0">x_10</annotation>
  </semantics>
</math>
</file>

<file path=Object 4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/content.xml><?xml version="1.0" encoding="utf-8"?>
<math xmlns="http://www.w3.org/1998/Math/MathML" display="block">
  <semantics>
    <mrow>
      <msub>
        <mi>y</mi>
        <mn>2</mn>
      </msub>
      <mo stretchy="false">=</mo>
      <mrow>
        <mo stretchy="false">¬</mo>
        <mrow>
          <mo fence="true" form="prefix" stretchy="false">(</mo>
          <mrow>
            <mrow>
              <msub>
                <mi>r</mi>
                <mi>n</mi>
              </msub>
              <mo stretchy="false">…</mo>
              <msub>
                <mi>r</mi>
                <mn>1</mn>
              </msub>
            </mrow>
          </mrow>
          <mo fence="true" form="postfix" stretchy="false">)</mo>
        </mrow>
      </mrow>
    </mrow>
    <annotation encoding="StarMath 5.0">y_2 = neg (r_n dotslow r_1)</annotation>
  </semantics>
</math>
</file>

<file path=Object 48/content.xml><?xml version="1.0" encoding="utf-8"?>
<math xmlns="http://www.w3.org/1998/Math/MathML" display="block">
  <semantics>
    <mrow>
      <msub>
        <mi>x</mi>
        <mn>2</mn>
      </msub>
      <mo stretchy="false">=</mo>
      <mrow>
        <msub>
          <mi>y</mi>
          <mn>2</mn>
        </msub>
        <mo stretchy="false">+</mo>
        <msub>
          <mn>1</mn>
          <mn>2</mn>
        </msub>
      </mrow>
    </mrow>
    <annotation encoding="StarMath 5.0">x_2 = y_2+1_2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i>m</mi>
    <annotation encoding="StarMath 5.0">m</annotation>
  </semantics>
</math>
</file>

<file path=Object 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2/content.xml><?xml version="1.0" encoding="utf-8"?>
<math xmlns="http://www.w3.org/1998/Math/MathML" display="block">
  <semantics>
    <mrow>
      <mi>m</mi>
      <mo stretchy="false">−</mo>
      <mi>n</mi>
    </mrow>
    <annotation encoding="StarMath 5.0">m - n</annotation>
  </semantics>
</math>
</file>

<file path=Object 53/content.xml><?xml version="1.0" encoding="utf-8"?>
<math xmlns="http://www.w3.org/1998/Math/MathML" display="block">
  <semantics>
    <mrow>
      <mi>m</mi>
      <mo stretchy="false">≥</mo>
      <mi>n</mi>
    </mrow>
    <annotation encoding="StarMath 5.0">m &gt;= n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6/content.xml><?xml version="1.0" encoding="utf-8"?>
<math xmlns="http://www.w3.org/1998/Math/MathML" display="block">
  <semantics>
    <mi>m</mi>
    <annotation encoding="StarMath 5.0">m</annotation>
  </semantics>
</math>
</file>

<file path=Object 5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8/content.xml><?xml version="1.0" encoding="utf-8"?>
<math xmlns="http://www.w3.org/1998/Math/MathML" display="block">
  <semantics>
    <mi>n</mi>
    <annotation encoding="StarMath 5.0">n</annotation>
  </semantics>
</math>
</file>

<file path=Object 59/content.xml><?xml version="1.0" encoding="utf-8"?>
<math xmlns="http://www.w3.org/1998/Math/MathML" display="block">
  <semantics>
    <mrow>
      <mi>m</mi>
      <mo stretchy="false">−</mo>
      <mi>n</mi>
    </mrow>
    <annotation encoding="StarMath 5.0">m - n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60/content.xml><?xml version="1.0" encoding="utf-8"?>
<math xmlns="http://www.w3.org/1998/Math/MathML" display="block">
  <semantics>
    <mrow>
      <mi>m</mi>
      <mo stretchy="false">≥</mo>
      <mi>n</mi>
    </mrow>
    <annotation encoding="StarMath 5.0">m &gt;= n</annotation>
  </semantics>
</math>
</file>

<file path=Object 61/content.xml><?xml version="1.0" encoding="utf-8"?>
<math xmlns="http://www.w3.org/1998/Math/MathML" display="block">
  <semantics>
    <mrow>
      <mrow>
        <mo stretchy="false">±</mo>
        <mn>2</mn>
      </mrow>
      <mo stretchy="false">×</mo>
      <msup>
        <mn>10</mn>
        <mn>9</mn>
      </msup>
    </mrow>
    <annotation encoding="StarMath 5.0">+- 2 times 10^9</annotation>
  </semantics>
</math>
</file>

<file path=Object 7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8/content.xml><?xml version="1.0" encoding="utf-8"?>
<math xmlns="http://www.w3.org/1998/Math/MathML" display="block">
  <semantics>
    <mrow>
      <msub>
        <mi>d</mi>
        <mrow>
          <mi>n</mi>
          <mo stretchy="false">−</mo>
          <mn>1</mn>
        </mrow>
      </msub>
      <mo stretchy="false">…</mo>
      <msub>
        <mi>d</mi>
        <mn>3</mn>
      </msub>
      <msub>
        <mi>d</mi>
        <mn>2</mn>
      </msub>
      <msub>
        <mi>d</mi>
        <mn>1</mn>
      </msub>
      <msub>
        <mi>d</mi>
        <mn>0</mn>
      </msub>
    </mrow>
    <annotation encoding="StarMath 5.0">d_{n-1} dotslow  d_3 d_2 d_1 d_0</annotation>
  </semantics>
</math>
</file>

<file path=Object 9/content.xml><?xml version="1.0" encoding="utf-8"?>
<math xmlns="http://www.w3.org/1998/Math/MathML" display="block">
  <semantics>
    <msub>
      <mi>d</mi>
      <mrow>
        <mi>n</mi>
        <mo stretchy="false">−</mo>
        <mn>1</mn>
      </mrow>
    </msub>
    <annotation encoding="StarMath 5.0">d_{n-1}</annotation>
  </semantics>
</math>
</file>